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row table:style-name="ro1">
          <table:table-cell office:value-type="float" office:value="360">
            <text:p>360.000000</text:p>
          </table:table-cell>
          <table:table-cell office:value-type="float" office:value="0.001373">
            <text:p>0.001373</text:p>
          </table:table-cell>
          <table:table-cell office:value-type="float" office:value="0.004173">
            <text:p>0.004173</text:p>
          </table:table-cell>
          <table:table-cell office:value-type="float" office:value="0.001302">
            <text:p>0.001302</text:p>
          </table:table-cell>
          <table:table-cell office:value-type="float" office:value="0.006497">
            <text:p>0.006497</text:p>
          </table:table-cell>
          <table:table-cell office:value-type="float" office:value="0.009026">
            <text:p>0.009026</text:p>
          </table:table-cell>
        </table:table-row>
        <table:table-row table:style-name="ro1">
          <table:table-cell office:value-type="float" office:value="361">
            <text:p>361.000000</text:p>
          </table:table-cell>
          <table:table-cell office:value-type="float" office:value="0.001678">
            <text:p>0.001678</text:p>
          </table:table-cell>
          <table:table-cell office:value-type="float" office:value="0.004209">
            <text:p>0.004209</text:p>
          </table:table-cell>
          <table:table-cell office:value-type="float" office:value="0.001749">
            <text:p>0.001749</text:p>
          </table:table-cell>
          <table:table-cell office:value-type="float" office:value="0.007298">
            <text:p>0.007298</text:p>
          </table:table-cell>
          <table:table-cell office:value-type="float" office:value="0.009376">
            <text:p>0.009376</text:p>
          </table:table-cell>
        </table:table-row>
        <table:table-row table:style-name="ro1">
          <table:table-cell office:value-type="float" office:value="362">
            <text:p>362.000000</text:p>
          </table:table-cell>
          <table:table-cell office:value-type="float" office:value="0.001069">
            <text:p>0.001069</text:p>
          </table:table-cell>
          <table:table-cell office:value-type="float" office:value="0.004244">
            <text:p>0.004244</text:p>
          </table:table-cell>
          <table:table-cell office:value-type="float" office:value="0.000856">
            <text:p>0.000856</text:p>
          </table:table-cell>
          <table:table-cell office:value-type="float" office:value="0.005696">
            <text:p>0.005696</text:p>
          </table:table-cell>
          <table:table-cell office:value-type="float" office:value="0.008676">
            <text:p>0.008676</text:p>
          </table:table-cell>
        </table:table-row>
        <table:table-row table:style-name="ro1">
          <table:table-cell office:value-type="float" office:value="363">
            <text:p>363.000000</text:p>
          </table:table-cell>
          <table:table-cell office:value-type="float" office:value="0.00115">
            <text:p>0.001150</text:p>
          </table:table-cell>
          <table:table-cell office:value-type="float" office:value="0.004248">
            <text:p>0.004248</text:p>
          </table:table-cell>
          <table:table-cell office:value-type="float" office:value="0.001037">
            <text:p>0.001037</text:p>
          </table:table-cell>
          <table:table-cell office:value-type="float" office:value="0.005822">
            <text:p>0.005822</text:p>
          </table:table-cell>
          <table:table-cell office:value-type="float" office:value="0.009313">
            <text:p>0.009313</text:p>
          </table:table-cell>
        </table:table-row>
        <table:table-row table:style-name="ro1">
          <table:table-cell office:value-type="float" office:value="364">
            <text:p>364.000000</text:p>
          </table:table-cell>
          <table:table-cell office:value-type="float" office:value="0.001231">
            <text:p>0.001231</text:p>
          </table:table-cell>
          <table:table-cell office:value-type="float" office:value="0.004251">
            <text:p>0.004251</text:p>
          </table:table-cell>
          <table:table-cell office:value-type="float" office:value="0.001217">
            <text:p>0.001217</text:p>
          </table:table-cell>
          <table:table-cell office:value-type="float" office:value="0.005949">
            <text:p>0.005949</text:p>
          </table:table-cell>
          <table:table-cell office:value-type="float" office:value="0.00995">
            <text:p>0.009950</text:p>
          </table:table-cell>
        </table:table-row>
        <table:table-row table:style-name="ro1">
          <table:table-cell office:value-type="float" office:value="365">
            <text:p>365.000000</text:p>
          </table:table-cell>
          <table:table-cell office:value-type="float" office:value="0.001405">
            <text:p>0.001405</text:p>
          </table:table-cell>
          <table:table-cell office:value-type="float" office:value="0.004462">
            <text:p>0.004462</text:p>
          </table:table-cell>
          <table:table-cell office:value-type="float" office:value="0.000973">
            <text:p>0.000973</text:p>
          </table:table-cell>
          <table:table-cell office:value-type="float" office:value="0.00574">
            <text:p>0.005740</text:p>
          </table:table-cell>
          <table:table-cell office:value-type="float" office:value="0.010149">
            <text:p>0.010149</text:p>
          </table:table-cell>
        </table:table-row>
        <table:table-row table:style-name="ro1">
          <table:table-cell office:value-type="float" office:value="366">
            <text:p>366.000000</text:p>
          </table:table-cell>
          <table:table-cell office:value-type="float" office:value="0.001579">
            <text:p>0.001579</text:p>
          </table:table-cell>
          <table:table-cell office:value-type="float" office:value="0.004674">
            <text:p>0.004674</text:p>
          </table:table-cell>
          <table:table-cell office:value-type="float" office:value="0.000729">
            <text:p>0.000729</text:p>
          </table:table-cell>
          <table:table-cell office:value-type="float" office:value="0.005531">
            <text:p>0.005531</text:p>
          </table:table-cell>
          <table:table-cell office:value-type="float" office:value="0.010348">
            <text:p>0.010348</text:p>
          </table:table-cell>
        </table:table-row>
        <table:table-row table:style-name="ro1">
          <table:table-cell office:value-type="float" office:value="367">
            <text:p>367.000000</text:p>
          </table:table-cell>
          <table:table-cell office:value-type="float" office:value="0.001708">
            <text:p>0.001708</text:p>
          </table:table-cell>
          <table:table-cell office:value-type="float" office:value="0.004009">
            <text:p>0.004009</text:p>
          </table:table-cell>
          <table:table-cell office:value-type="float" office:value="0.001174">
            <text:p>0.001174</text:p>
          </table:table-cell>
          <table:table-cell office:value-type="float" office:value="0.006224">
            <text:p>0.006224</text:p>
          </table:table-cell>
          <table:table-cell office:value-type="float" office:value="0.010157">
            <text:p>0.010157</text:p>
          </table:table-cell>
        </table:table-row>
        <table:table-row table:style-name="ro1">
          <table:table-cell office:value-type="float" office:value="368">
            <text:p>368.000000</text:p>
          </table:table-cell>
          <table:table-cell office:value-type="float" office:value="0.001448">
            <text:p>0.001448</text:p>
          </table:table-cell>
          <table:table-cell office:value-type="float" office:value="0.004041">
            <text:p>0.004041</text:p>
          </table:table-cell>
          <table:table-cell office:value-type="float" office:value="0.001305">
            <text:p>0.001305</text:p>
          </table:table-cell>
          <table:table-cell office:value-type="float" office:value="0.006227">
            <text:p>0.006227</text:p>
          </table:table-cell>
          <table:table-cell office:value-type="float" office:value="0.010047">
            <text:p>0.010047</text:p>
          </table:table-cell>
        </table:table-row>
        <table:table-row table:style-name="ro1">
          <table:table-cell office:value-type="float" office:value="369">
            <text:p>369.000000</text:p>
          </table:table-cell>
          <table:table-cell office:value-type="float" office:value="0.001187">
            <text:p>0.001187</text:p>
          </table:table-cell>
          <table:table-cell office:value-type="float" office:value="0.004073">
            <text:p>0.004073</text:p>
          </table:table-cell>
          <table:table-cell office:value-type="float" office:value="0.001437">
            <text:p>0.001437</text:p>
          </table:table-cell>
          <table:table-cell office:value-type="float" office:value="0.00623">
            <text:p>0.006230</text:p>
          </table:table-cell>
          <table:table-cell office:value-type="float" office:value="0.009938">
            <text:p>0.009938</text:p>
          </table:table-cell>
        </table:table-row>
        <table:table-row table:style-name="ro1">
          <table:table-cell office:value-type="float" office:value="370">
            <text:p>370.000000</text:p>
          </table:table-cell>
          <table:table-cell office:value-type="float" office:value="0.001377">
            <text:p>0.001377</text:p>
          </table:table-cell>
          <table:table-cell office:value-type="float" office:value="0.004126">
            <text:p>0.004126</text:p>
          </table:table-cell>
          <table:table-cell office:value-type="float" office:value="0.001664">
            <text:p>0.001664</text:p>
          </table:table-cell>
          <table:table-cell office:value-type="float" office:value="0.006372">
            <text:p>0.006372</text:p>
          </table:table-cell>
          <table:table-cell office:value-type="float" office:value="0.010035">
            <text:p>0.010035</text:p>
          </table:table-cell>
        </table:table-row>
        <table:table-row table:style-name="ro1">
          <table:table-cell office:value-type="float" office:value="371">
            <text:p>371.000000</text:p>
          </table:table-cell>
          <table:table-cell office:value-type="float" office:value="0.001567">
            <text:p>0.001567</text:p>
          </table:table-cell>
          <table:table-cell office:value-type="float" office:value="0.004179">
            <text:p>0.004179</text:p>
          </table:table-cell>
          <table:table-cell office:value-type="float" office:value="0.001892">
            <text:p>0.001892</text:p>
          </table:table-cell>
          <table:table-cell office:value-type="float" office:value="0.006514">
            <text:p>0.006514</text:p>
          </table:table-cell>
          <table:table-cell office:value-type="float" office:value="0.010132">
            <text:p>0.010132</text:p>
          </table:table-cell>
        </table:table-row>
        <table:table-row table:style-name="ro1">
          <table:table-cell office:value-type="float" office:value="372">
            <text:p>372.000000</text:p>
          </table:table-cell>
          <table:table-cell office:value-type="float" office:value="0.001413">
            <text:p>0.001413</text:p>
          </table:table-cell>
          <table:table-cell office:value-type="float" office:value="0.004199">
            <text:p>0.004199</text:p>
          </table:table-cell>
          <table:table-cell office:value-type="float" office:value="0.001525">
            <text:p>0.001525</text:p>
          </table:table-cell>
          <table:table-cell office:value-type="float" office:value="0.006234">
            <text:p>0.006234</text:p>
          </table:table-cell>
          <table:table-cell office:value-type="float" office:value="0.00974">
            <text:p>0.009740</text:p>
          </table:table-cell>
        </table:table-row>
        <table:table-row table:style-name="ro1">
          <table:table-cell office:value-type="float" office:value="373">
            <text:p>373.000000</text:p>
          </table:table-cell>
          <table:table-cell office:value-type="float" office:value="0.001258">
            <text:p>0.001258</text:p>
          </table:table-cell>
          <table:table-cell office:value-type="float" office:value="0.004219">
            <text:p>0.004219</text:p>
          </table:table-cell>
          <table:table-cell office:value-type="float" office:value="0.001158">
            <text:p>0.001158</text:p>
          </table:table-cell>
          <table:table-cell office:value-type="float" office:value="0.005954">
            <text:p>0.005954</text:p>
          </table:table-cell>
          <table:table-cell office:value-type="float" office:value="0.009347">
            <text:p>0.009347</text:p>
          </table:table-cell>
        </table:table-row>
        <table:table-row table:style-name="ro1">
          <table:table-cell office:value-type="float" office:value="374">
            <text:p>374.000000</text:p>
          </table:table-cell>
          <table:table-cell office:value-type="float" office:value="0.001053">
            <text:p>0.001053</text:p>
          </table:table-cell>
          <table:table-cell office:value-type="float" office:value="0.004173">
            <text:p>0.004173</text:p>
          </table:table-cell>
          <table:table-cell office:value-type="float" office:value="0.001426">
            <text:p>0.001426</text:p>
          </table:table-cell>
          <table:table-cell office:value-type="float" office:value="0.00574">
            <text:p>0.005740</text:p>
          </table:table-cell>
          <table:table-cell office:value-type="float" office:value="0.009395">
            <text:p>0.009395</text:p>
          </table:table-cell>
        </table:table-row>
        <table:table-row table:style-name="ro1">
          <table:table-cell office:value-type="float" office:value="375">
            <text:p>375.000000</text:p>
          </table:table-cell>
          <table:table-cell office:value-type="float" office:value="0.000849">
            <text:p>0.000849</text:p>
          </table:table-cell>
          <table:table-cell office:value-type="float" office:value="0.004126">
            <text:p>0.004126</text:p>
          </table:table-cell>
          <table:table-cell office:value-type="float" office:value="0.001694">
            <text:p>0.001694</text:p>
          </table:table-cell>
          <table:table-cell office:value-type="float" office:value="0.005526">
            <text:p>0.005526</text:p>
          </table:table-cell>
          <table:table-cell office:value-type="float" office:value="0.009442">
            <text:p>0.009442</text:p>
          </table:table-cell>
        </table:table-row>
        <table:table-row table:style-name="ro1">
          <table:table-cell office:value-type="float" office:value="376">
            <text:p>376.000000</text:p>
          </table:table-cell>
          <table:table-cell office:value-type="float" office:value="0.001101">
            <text:p>0.001101</text:p>
          </table:table-cell>
          <table:table-cell office:value-type="float" office:value="0.004081">
            <text:p>0.004081</text:p>
          </table:table-cell>
          <table:table-cell office:value-type="float" office:value="0.001299">
            <text:p>0.001299</text:p>
          </table:table-cell>
          <table:table-cell office:value-type="float" office:value="0.005474">
            <text:p>0.005474</text:p>
          </table:table-cell>
          <table:table-cell office:value-type="float" office:value="0.009411">
            <text:p>0.009411</text:p>
          </table:table-cell>
        </table:table-row>
        <table:table-row table:style-name="ro1">
          <table:table-cell office:value-type="float" office:value="377">
            <text:p>377.000000</text:p>
          </table:table-cell>
          <table:table-cell office:value-type="float" office:value="0.001353">
            <text:p>0.001353</text:p>
          </table:table-cell>
          <table:table-cell office:value-type="float" office:value="0.004036">
            <text:p>0.004036</text:p>
          </table:table-cell>
          <table:table-cell office:value-type="float" office:value="0.000903">
            <text:p>0.000903</text:p>
          </table:table-cell>
          <table:table-cell office:value-type="float" office:value="0.005422">
            <text:p>0.005422</text:p>
          </table:table-cell>
          <table:table-cell office:value-type="float" office:value="0.00938">
            <text:p>0.009380</text:p>
          </table:table-cell>
        </table:table-row>
        <table:table-row table:style-name="ro1">
          <table:table-cell office:value-type="float" office:value="378">
            <text:p>378.000000</text:p>
          </table:table-cell>
          <table:table-cell office:value-type="float" office:value="0.001574">
            <text:p>0.001574</text:p>
          </table:table-cell>
          <table:table-cell office:value-type="float" office:value="0.00391">
            <text:p>0.003910</text:p>
          </table:table-cell>
          <table:table-cell office:value-type="float" office:value="0.00089">
            <text:p>0.000890</text:p>
          </table:table-cell>
          <table:table-cell office:value-type="float" office:value="0.005446">
            <text:p>0.005446</text:p>
          </table:table-cell>
          <table:table-cell office:value-type="float" office:value="0.009414">
            <text:p>0.009414</text:p>
          </table:table-cell>
        </table:table-row>
        <table:table-row table:style-name="ro1">
          <table:table-cell office:value-type="float" office:value="379">
            <text:p>379.000000</text:p>
          </table:table-cell>
          <table:table-cell office:value-type="float" office:value="0.001796">
            <text:p>0.001796</text:p>
          </table:table-cell>
          <table:table-cell office:value-type="float" office:value="0.003785">
            <text:p>0.003785</text:p>
          </table:table-cell>
          <table:table-cell office:value-type="float" office:value="0.000876">
            <text:p>0.000876</text:p>
          </table:table-cell>
          <table:table-cell office:value-type="float" office:value="0.005471">
            <text:p>0.005471</text:p>
          </table:table-cell>
          <table:table-cell office:value-type="float" office:value="0.009448">
            <text:p>0.009448</text:p>
          </table:table-cell>
        </table:table-row>
        <table:table-row table:style-name="ro1">
          <table:table-cell office:value-type="float" office:value="380">
            <text:p>380.000000</text:p>
          </table:table-cell>
          <table:table-cell office:value-type="float" office:value="0.001618">
            <text:p>0.001618</text:p>
          </table:table-cell>
          <table:table-cell office:value-type="float" office:value="0.003857">
            <text:p>0.003857</text:p>
          </table:table-cell>
          <table:table-cell office:value-type="float" office:value="0.001268">
            <text:p>0.001268</text:p>
          </table:table-cell>
          <table:table-cell office:value-type="float" office:value="0.005437">
            <text:p>0.005437</text:p>
          </table:table-cell>
          <table:table-cell office:value-type="float" office:value="0.009014">
            <text:p>0.009014</text:p>
          </table:table-cell>
        </table:table-row>
        <table:table-row table:style-name="ro1">
          <table:table-cell office:value-type="float" office:value="381">
            <text:p>381.000000</text:p>
          </table:table-cell>
          <table:table-cell office:value-type="float" office:value="0.001441">
            <text:p>0.001441</text:p>
          </table:table-cell>
          <table:table-cell office:value-type="float" office:value="0.003929">
            <text:p>0.003929</text:p>
          </table:table-cell>
          <table:table-cell office:value-type="float" office:value="0.001659">
            <text:p>0.001659</text:p>
          </table:table-cell>
          <table:table-cell office:value-type="float" office:value="0.005404">
            <text:p>0.005404</text:p>
          </table:table-cell>
          <table:table-cell office:value-type="float" office:value="0.00858">
            <text:p>0.008580</text:p>
          </table:table-cell>
        </table:table-row>
        <table:table-row table:style-name="ro1">
          <table:table-cell office:value-type="float" office:value="382">
            <text:p>382.000000</text:p>
          </table:table-cell>
          <table:table-cell office:value-type="float" office:value="0.001158">
            <text:p>0.001158</text:p>
          </table:table-cell>
          <table:table-cell office:value-type="float" office:value="0.003934">
            <text:p>0.003934</text:p>
          </table:table-cell>
          <table:table-cell office:value-type="float" office:value="0.001518">
            <text:p>0.001518</text:p>
          </table:table-cell>
          <table:table-cell office:value-type="float" office:value="0.005665">
            <text:p>0.005665</text:p>
          </table:table-cell>
          <table:table-cell office:value-type="float" office:value="0.008759">
            <text:p>0.008759</text:p>
          </table:table-cell>
        </table:table-row>
        <table:table-row table:style-name="ro1">
          <table:table-cell office:value-type="float" office:value="383">
            <text:p>383.000000</text:p>
          </table:table-cell>
          <table:table-cell office:value-type="float" office:value="0.001041">
            <text:p>0.001041</text:p>
          </table:table-cell>
          <table:table-cell office:value-type="float" office:value="0.003771">
            <text:p>0.003771</text:p>
          </table:table-cell>
          <table:table-cell office:value-type="float" office:value="0.00149">
            <text:p>0.001490</text:p>
          </table:table-cell>
          <table:table-cell office:value-type="float" office:value="0.005454">
            <text:p>0.005454</text:p>
          </table:table-cell>
          <table:table-cell office:value-type="float" office:value="0.008474">
            <text:p>0.008474</text:p>
          </table:table-cell>
        </table:table-row>
        <table:table-row table:style-name="ro1">
          <table:table-cell office:value-type="float" office:value="384">
            <text:p>384.000000</text:p>
          </table:table-cell>
          <table:table-cell office:value-type="float" office:value="0.000924">
            <text:p>0.000924</text:p>
          </table:table-cell>
          <table:table-cell office:value-type="float" office:value="0.003609">
            <text:p>0.003609</text:p>
          </table:table-cell>
          <table:table-cell office:value-type="float" office:value="0.001462">
            <text:p>0.001462</text:p>
          </table:table-cell>
          <table:table-cell office:value-type="float" office:value="0.005244">
            <text:p>0.005244</text:p>
          </table:table-cell>
          <table:table-cell office:value-type="float" office:value="0.00819">
            <text:p>0.008190</text:p>
          </table:table-cell>
        </table:table-row>
        <table:table-row table:style-name="ro1">
          <table:table-cell office:value-type="float" office:value="385">
            <text:p>385.000000</text:p>
          </table:table-cell>
          <table:table-cell office:value-type="float" office:value="0.000871">
            <text:p>0.000871</text:p>
          </table:table-cell>
          <table:table-cell office:value-type="float" office:value="0.003667">
            <text:p>0.003667</text:p>
          </table:table-cell>
          <table:table-cell office:value-type="float" office:value="0.001294">
            <text:p>0.001294</text:p>
          </table:table-cell>
          <table:table-cell office:value-type="float" office:value="0.00538">
            <text:p>0.005380</text:p>
          </table:table-cell>
          <table:table-cell office:value-type="float" office:value="0.008692">
            <text:p>0.008692</text:p>
          </table:table-cell>
        </table:table-row>
        <table:table-row table:style-name="ro1">
          <table:table-cell office:value-type="float" office:value="386">
            <text:p>386.000000</text:p>
          </table:table-cell>
          <table:table-cell office:value-type="float" office:value="0.000819">
            <text:p>0.000819</text:p>
          </table:table-cell>
          <table:table-cell office:value-type="float" office:value="0.003725">
            <text:p>0.003725</text:p>
          </table:table-cell>
          <table:table-cell office:value-type="float" office:value="0.001127">
            <text:p>0.001127</text:p>
          </table:table-cell>
          <table:table-cell office:value-type="float" office:value="0.005516">
            <text:p>0.005516</text:p>
          </table:table-cell>
          <table:table-cell office:value-type="float" office:value="0.009193">
            <text:p>0.009193</text:p>
          </table:table-cell>
        </table:table-row>
        <table:table-row table:style-name="ro1">
          <table:table-cell office:value-type="float" office:value="387">
            <text:p>387.000000</text:p>
          </table:table-cell>
          <table:table-cell office:value-type="float" office:value="0.000903">
            <text:p>0.000903</text:p>
          </table:table-cell>
          <table:table-cell office:value-type="float" office:value="0.003854">
            <text:p>0.003854</text:p>
          </table:table-cell>
          <table:table-cell office:value-type="float" office:value="0.001185">
            <text:p>0.001185</text:p>
          </table:table-cell>
          <table:table-cell office:value-type="float" office:value="0.005389">
            <text:p>0.005389</text:p>
          </table:table-cell>
          <table:table-cell office:value-type="float" office:value="0.009416">
            <text:p>0.009416</text:p>
          </table:table-cell>
        </table:table-row>
        <table:table-row table:style-name="ro1">
          <table:table-cell office:value-type="float" office:value="388">
            <text:p>388.000000</text:p>
          </table:table-cell>
          <table:table-cell office:value-type="float" office:value="0.000987">
            <text:p>0.000987</text:p>
          </table:table-cell>
          <table:table-cell office:value-type="float" office:value="0.003982">
            <text:p>0.003982</text:p>
          </table:table-cell>
          <table:table-cell office:value-type="float" office:value="0.001244">
            <text:p>0.001244</text:p>
          </table:table-cell>
          <table:table-cell office:value-type="float" office:value="0.005262">
            <text:p>0.005262</text:p>
          </table:table-cell>
          <table:table-cell office:value-type="float" office:value="0.008971">
            <text:p>0.008971</text:p>
          </table:table-cell>
        </table:table-row>
        <table:table-row table:style-name="ro1">
          <table:table-cell office:value-type="float" office:value="389">
            <text:p>389.000000</text:p>
          </table:table-cell>
          <table:table-cell office:value-type="float" office:value="0.001167">
            <text:p>0.001167</text:p>
          </table:table-cell>
          <table:table-cell office:value-type="float" office:value="0.004166">
            <text:p>0.004166</text:p>
          </table:table-cell>
          <table:table-cell office:value-type="float" office:value="0.001016">
            <text:p>0.001016</text:p>
          </table:table-cell>
          <table:table-cell office:value-type="float" office:value="0.005107">
            <text:p>0.005107</text:p>
          </table:table-cell>
          <table:table-cell office:value-type="float" office:value="0.009411">
            <text:p>0.009411</text:p>
          </table:table-cell>
        </table:table-row>
        <table:table-row table:style-name="ro1">
          <table:table-cell office:value-type="float" office:value="390">
            <text:p>390.000000</text:p>
          </table:table-cell>
          <table:table-cell office:value-type="float" office:value="0.001348">
            <text:p>0.001348</text:p>
          </table:table-cell>
          <table:table-cell office:value-type="float" office:value="0.00435">
            <text:p>0.004350</text:p>
          </table:table-cell>
          <table:table-cell office:value-type="float" office:value="0.000788">
            <text:p>0.000788</text:p>
          </table:table-cell>
          <table:table-cell office:value-type="float" office:value="0.004953">
            <text:p>0.004953</text:p>
          </table:table-cell>
          <table:table-cell office:value-type="float" office:value="0.009852">
            <text:p>0.009852</text:p>
          </table:table-cell>
        </table:table-row>
        <table:table-row table:style-name="ro1">
          <table:table-cell office:value-type="float" office:value="391">
            <text:p>391.000000</text:p>
          </table:table-cell>
          <table:table-cell office:value-type="float" office:value="0.001512">
            <text:p>0.001512</text:p>
          </table:table-cell>
          <table:table-cell office:value-type="float" office:value="0.004356">
            <text:p>0.004356</text:p>
          </table:table-cell>
          <table:table-cell office:value-type="float" office:value="0.00108">
            <text:p>0.001080</text:p>
          </table:table-cell>
          <table:table-cell office:value-type="float" office:value="0.005155">
            <text:p>0.005155</text:p>
          </table:table-cell>
          <table:table-cell office:value-type="float" office:value="0.009924">
            <text:p>0.009924</text:p>
          </table:table-cell>
        </table:table-row>
        <table:table-row table:style-name="ro1">
          <table:table-cell office:value-type="float" office:value="392">
            <text:p>392.000000</text:p>
          </table:table-cell>
          <table:table-cell office:value-type="float" office:value="0.001675">
            <text:p>0.001675</text:p>
          </table:table-cell>
          <table:table-cell office:value-type="float" office:value="0.004363">
            <text:p>0.004363</text:p>
          </table:table-cell>
          <table:table-cell office:value-type="float" office:value="0.001373">
            <text:p>0.001373</text:p>
          </table:table-cell>
          <table:table-cell office:value-type="float" office:value="0.005356">
            <text:p>0.005356</text:p>
          </table:table-cell>
          <table:table-cell office:value-type="float" office:value="0.00978">
            <text:p>0.009780</text:p>
          </table:table-cell>
        </table:table-row>
        <table:table-row table:style-name="ro1">
          <table:table-cell office:value-type="float" office:value="393">
            <text:p>393.000000</text:p>
          </table:table-cell>
          <table:table-cell office:value-type="float" office:value="0.001463">
            <text:p>0.001463</text:p>
          </table:table-cell>
          <table:table-cell office:value-type="float" office:value="0.004493">
            <text:p>0.004493</text:p>
          </table:table-cell>
          <table:table-cell office:value-type="float" office:value="0.001766">
            <text:p>0.001766</text:p>
          </table:table-cell>
          <table:table-cell office:value-type="float" office:value="0.005604">
            <text:p>0.005604</text:p>
          </table:table-cell>
          <table:table-cell office:value-type="float" office:value="0.009868">
            <text:p>0.009868</text:p>
          </table:table-cell>
        </table:table-row>
        <table:table-row table:style-name="ro1">
          <table:table-cell office:value-type="float" office:value="394">
            <text:p>394.000000</text:p>
          </table:table-cell>
          <table:table-cell office:value-type="float" office:value="0.00125">
            <text:p>0.001250</text:p>
          </table:table-cell>
          <table:table-cell office:value-type="float" office:value="0.004624">
            <text:p>0.004624</text:p>
          </table:table-cell>
          <table:table-cell office:value-type="float" office:value="0.002159">
            <text:p>0.002159</text:p>
          </table:table-cell>
          <table:table-cell office:value-type="float" office:value="0.005853">
            <text:p>0.005853</text:p>
          </table:table-cell>
          <table:table-cell office:value-type="float" office:value="0.009956">
            <text:p>0.009956</text:p>
          </table:table-cell>
        </table:table-row>
        <table:table-row table:style-name="ro1">
          <table:table-cell office:value-type="float" office:value="395">
            <text:p>395.000000</text:p>
          </table:table-cell>
          <table:table-cell office:value-type="float" office:value="0.001219">
            <text:p>0.001219</text:p>
          </table:table-cell>
          <table:table-cell office:value-type="float" office:value="0.004509">
            <text:p>0.004509</text:p>
          </table:table-cell>
          <table:table-cell office:value-type="float" office:value="0.001245">
            <text:p>0.001245</text:p>
          </table:table-cell>
          <table:table-cell office:value-type="float" office:value="0.006062">
            <text:p>0.006062</text:p>
          </table:table-cell>
          <table:table-cell office:value-type="float" office:value="0.010059">
            <text:p>0.010059</text:p>
          </table:table-cell>
        </table:table-row>
        <table:table-row table:style-name="ro1">
          <table:table-cell office:value-type="float" office:value="396">
            <text:p>396.000000</text:p>
          </table:table-cell>
          <table:table-cell office:value-type="float" office:value="0.001115">
            <text:p>0.001115</text:p>
          </table:table-cell>
          <table:table-cell office:value-type="float" office:value="0.0044">
            <text:p>0.004400</text:p>
          </table:table-cell>
          <table:table-cell office:value-type="float" office:value="0.001122">
            <text:p>0.001122</text:p>
          </table:table-cell>
          <table:table-cell office:value-type="float" office:value="0.005623">
            <text:p>0.005623</text:p>
          </table:table-cell>
          <table:table-cell office:value-type="float" office:value="0.010141">
            <text:p>0.010141</text:p>
          </table:table-cell>
        </table:table-row>
        <table:table-row table:style-name="ro1">
          <table:table-cell office:value-type="float" office:value="397">
            <text:p>397.000000</text:p>
          </table:table-cell>
          <table:table-cell office:value-type="float" office:value="0.001012">
            <text:p>0.001012</text:p>
          </table:table-cell>
          <table:table-cell office:value-type="float" office:value="0.004291">
            <text:p>0.004291</text:p>
          </table:table-cell>
          <table:table-cell office:value-type="float" office:value="0.000999">
            <text:p>0.000999</text:p>
          </table:table-cell>
          <table:table-cell office:value-type="float" office:value="0.005184">
            <text:p>0.005184</text:p>
          </table:table-cell>
          <table:table-cell office:value-type="float" office:value="0.009977">
            <text:p>0.009977</text:p>
          </table:table-cell>
        </table:table-row>
        <table:table-row table:style-name="ro1">
          <table:table-cell office:value-type="float" office:value="398">
            <text:p>398.000000</text:p>
          </table:table-cell>
          <table:table-cell office:value-type="float" office:value="0.001288">
            <text:p>0.001288</text:p>
          </table:table-cell>
          <table:table-cell office:value-type="float" office:value="0.004412">
            <text:p>0.004412</text:p>
          </table:table-cell>
          <table:table-cell office:value-type="float" office:value="0.001142">
            <text:p>0.001142</text:p>
          </table:table-cell>
          <table:table-cell office:value-type="float" office:value="0.005265">
            <text:p>0.005265</text:p>
          </table:table-cell>
          <table:table-cell office:value-type="float" office:value="0.010476">
            <text:p>0.010476</text:p>
          </table:table-cell>
        </table:table-row>
        <table:table-row table:style-name="ro1">
          <table:table-cell office:value-type="float" office:value="399">
            <text:p>399.000000</text:p>
          </table:table-cell>
          <table:table-cell office:value-type="float" office:value="0.001565">
            <text:p>0.001565</text:p>
          </table:table-cell>
          <table:table-cell office:value-type="float" office:value="0.004532">
            <text:p>0.004532</text:p>
          </table:table-cell>
          <table:table-cell office:value-type="float" office:value="0.001285">
            <text:p>0.001285</text:p>
          </table:table-cell>
          <table:table-cell office:value-type="float" office:value="0.005345">
            <text:p>0.005345</text:p>
          </table:table-cell>
          <table:table-cell office:value-type="float" office:value="0.010975">
            <text:p>0.010975</text:p>
          </table:table-cell>
        </table:table-row>
        <table:table-row table:style-name="ro1">
          <table:table-cell office:value-type="float" office:value="400">
            <text:p>400.000000</text:p>
          </table:table-cell>
          <table:table-cell office:value-type="float" office:value="0.001624">
            <text:p>0.001624</text:p>
          </table:table-cell>
          <table:table-cell office:value-type="float" office:value="0.004949">
            <text:p>0.004949</text:p>
          </table:table-cell>
          <table:table-cell office:value-type="float" office:value="0.001341">
            <text:p>0.001341</text:p>
          </table:table-cell>
          <table:table-cell office:value-type="float" office:value="0.005395">
            <text:p>0.005395</text:p>
          </table:table-cell>
          <table:table-cell office:value-type="float" office:value="0.012073">
            <text:p>0.012073</text:p>
          </table:table-cell>
        </table:table-row>
        <table:table-row table:style-name="ro1">
          <table:table-cell office:value-type="float" office:value="401">
            <text:p>401.000000</text:p>
          </table:table-cell>
          <table:table-cell office:value-type="float" office:value="0.001684">
            <text:p>0.001684</text:p>
          </table:table-cell>
          <table:table-cell office:value-type="float" office:value="0.005366">
            <text:p>0.005366</text:p>
          </table:table-cell>
          <table:table-cell office:value-type="float" office:value="0.001396">
            <text:p>0.001396</text:p>
          </table:table-cell>
          <table:table-cell office:value-type="float" office:value="0.005445">
            <text:p>0.005445</text:p>
          </table:table-cell>
          <table:table-cell office:value-type="float" office:value="0.013171">
            <text:p>0.013171</text:p>
          </table:table-cell>
        </table:table-row>
        <table:table-row table:style-name="ro1">
          <table:table-cell office:value-type="float" office:value="402">
            <text:p>402.000000</text:p>
          </table:table-cell>
          <table:table-cell office:value-type="float" office:value="0.001522">
            <text:p>0.001522</text:p>
          </table:table-cell>
          <table:table-cell office:value-type="float" office:value="0.005568">
            <text:p>0.005568</text:p>
          </table:table-cell>
          <table:table-cell office:value-type="float" office:value="0.00133">
            <text:p>0.001330</text:p>
          </table:table-cell>
          <table:table-cell office:value-type="float" office:value="0.005466">
            <text:p>0.005466</text:p>
          </table:table-cell>
          <table:table-cell office:value-type="float" office:value="0.014259">
            <text:p>0.014259</text:p>
          </table:table-cell>
        </table:table-row>
        <table:table-row table:style-name="ro1">
          <table:table-cell office:value-type="float" office:value="403">
            <text:p>403.000000</text:p>
          </table:table-cell>
          <table:table-cell office:value-type="float" office:value="0.001361">
            <text:p>0.001361</text:p>
          </table:table-cell>
          <table:table-cell office:value-type="float" office:value="0.005163">
            <text:p>0.005163</text:p>
          </table:table-cell>
          <table:table-cell office:value-type="float" office:value="0.001265">
            <text:p>0.001265</text:p>
          </table:table-cell>
          <table:table-cell office:value-type="float" office:value="0.005424">
            <text:p>0.005424</text:p>
          </table:table-cell>
          <table:table-cell office:value-type="float" office:value="0.015346">
            <text:p>0.015346</text:p>
          </table:table-cell>
        </table:table-row>
        <table:table-row table:style-name="ro1">
          <table:table-cell office:value-type="float" office:value="404">
            <text:p>404.000000</text:p>
          </table:table-cell>
          <table:table-cell office:value-type="float" office:value="0.001521">
            <text:p>0.001521</text:p>
          </table:table-cell>
          <table:table-cell office:value-type="float" office:value="0.005306">
            <text:p>0.005306</text:p>
          </table:table-cell>
          <table:table-cell office:value-type="float" office:value="0.001455">
            <text:p>0.001455</text:p>
          </table:table-cell>
          <table:table-cell office:value-type="float" office:value="0.005505">
            <text:p>0.005505</text:p>
          </table:table-cell>
          <table:table-cell office:value-type="float" office:value="0.017881">
            <text:p>0.017881</text:p>
          </table:table-cell>
        </table:table-row>
        <table:table-row table:style-name="ro1">
          <table:table-cell office:value-type="float" office:value="405">
            <text:p>405.000000</text:p>
          </table:table-cell>
          <table:table-cell office:value-type="float" office:value="0.001681">
            <text:p>0.001681</text:p>
          </table:table-cell>
          <table:table-cell office:value-type="float" office:value="0.005449">
            <text:p>0.005449</text:p>
          </table:table-cell>
          <table:table-cell office:value-type="float" office:value="0.001646">
            <text:p>0.001646</text:p>
          </table:table-cell>
          <table:table-cell office:value-type="float" office:value="0.005586">
            <text:p>0.005586</text:p>
          </table:table-cell>
          <table:table-cell office:value-type="float" office:value="0.020416">
            <text:p>0.020416</text:p>
          </table:table-cell>
        </table:table-row>
        <table:table-row table:style-name="ro1">
          <table:table-cell office:value-type="float" office:value="406">
            <text:p>406.000000</text:p>
          </table:table-cell>
          <table:table-cell office:value-type="float" office:value="0.001478">
            <text:p>0.001478</text:p>
          </table:table-cell>
          <table:table-cell office:value-type="float" office:value="0.005555">
            <text:p>0.005555</text:p>
          </table:table-cell>
          <table:table-cell office:value-type="float" office:value="0.00188">
            <text:p>0.001880</text:p>
          </table:table-cell>
          <table:table-cell office:value-type="float" office:value="0.005857">
            <text:p>0.005857</text:p>
          </table:table-cell>
          <table:table-cell office:value-type="float" office:value="0.024091">
            <text:p>0.024091</text:p>
          </table:table-cell>
        </table:table-row>
        <table:table-row table:style-name="ro1">
          <table:table-cell office:value-type="float" office:value="407">
            <text:p>407.000000</text:p>
          </table:table-cell>
          <table:table-cell office:value-type="float" office:value="0.001274">
            <text:p>0.001274</text:p>
          </table:table-cell>
          <table:table-cell office:value-type="float" office:value="0.005344">
            <text:p>0.005344</text:p>
          </table:table-cell>
          <table:table-cell office:value-type="float" office:value="0.002113">
            <text:p>0.002113</text:p>
          </table:table-cell>
          <table:table-cell office:value-type="float" office:value="0.006127">
            <text:p>0.006127</text:p>
          </table:table-cell>
          <table:table-cell office:value-type="float" office:value="0.027766">
            <text:p>0.027766</text:p>
          </table:table-cell>
        </table:table-row>
        <table:table-row table:style-name="ro1">
          <table:table-cell office:value-type="float" office:value="408">
            <text:p>408.000000</text:p>
          </table:table-cell>
          <table:table-cell office:value-type="float" office:value="0.001067">
            <text:p>0.001067</text:p>
          </table:table-cell>
          <table:table-cell office:value-type="float" office:value="0.00601">
            <text:p>0.006010</text:p>
          </table:table-cell>
          <table:table-cell office:value-type="float" office:value="0.00156">
            <text:p>0.001560</text:p>
          </table:table-cell>
          <table:table-cell office:value-type="float" office:value="0.005851">
            <text:p>0.005851</text:p>
          </table:table-cell>
          <table:table-cell office:value-type="float" office:value="0.0392">
            <text:p>0.039200</text:p>
          </table:table-cell>
        </table:table-row>
        <table:table-row table:style-name="ro1">
          <table:table-cell office:value-type="float" office:value="409">
            <text:p>409.000000</text:p>
          </table:table-cell>
          <table:table-cell office:value-type="float" office:value="0.00116">
            <text:p>0.001160</text:p>
          </table:table-cell>
          <table:table-cell office:value-type="float" office:value="0.00621">
            <text:p>0.006210</text:p>
          </table:table-cell>
          <table:table-cell office:value-type="float" office:value="0.001401">
            <text:p>0.001401</text:p>
          </table:table-cell>
          <table:table-cell office:value-type="float" office:value="0.005578">
            <text:p>0.005578</text:p>
          </table:table-cell>
          <table:table-cell office:value-type="float" office:value="0.047246">
            <text:p>0.047246</text:p>
          </table:table-cell>
        </table:table-row>
        <table:table-row table:style-name="ro1">
          <table:table-cell office:value-type="float" office:value="410">
            <text:p>410.000000</text:p>
          </table:table-cell>
          <table:table-cell office:value-type="float" office:value="0.001254">
            <text:p>0.001254</text:p>
          </table:table-cell>
          <table:table-cell office:value-type="float" office:value="0.00581">
            <text:p>0.005810</text:p>
          </table:table-cell>
          <table:table-cell office:value-type="float" office:value="0.001242">
            <text:p>0.001242</text:p>
          </table:table-cell>
          <table:table-cell office:value-type="float" office:value="0.005305">
            <text:p>0.005305</text:p>
          </table:table-cell>
          <table:table-cell office:value-type="float" office:value="0.055292">
            <text:p>0.055292</text:p>
          </table:table-cell>
        </table:table-row>
        <table:table-row table:style-name="ro1">
          <table:table-cell office:value-type="float" office:value="411">
            <text:p>411.000000</text:p>
          </table:table-cell>
          <table:table-cell office:value-type="float" office:value="0.001402">
            <text:p>0.001402</text:p>
          </table:table-cell>
          <table:table-cell office:value-type="float" office:value="0.006143">
            <text:p>0.006143</text:p>
          </table:table-cell>
          <table:table-cell office:value-type="float" office:value="0.001401">
            <text:p>0.001401</text:p>
          </table:table-cell>
          <table:table-cell office:value-type="float" office:value="0.005385">
            <text:p>0.005385</text:p>
          </table:table-cell>
          <table:table-cell office:value-type="float" office:value="0.068686">
            <text:p>0.068686</text:p>
          </table:table-cell>
        </table:table-row>
        <table:table-row table:style-name="ro1">
          <table:table-cell office:value-type="float" office:value="412">
            <text:p>412.000000</text:p>
          </table:table-cell>
          <table:table-cell office:value-type="float" office:value="0.001551">
            <text:p>0.001551</text:p>
          </table:table-cell>
          <table:table-cell office:value-type="float" office:value="0.006475">
            <text:p>0.006475</text:p>
          </table:table-cell>
          <table:table-cell office:value-type="float" office:value="0.001559">
            <text:p>0.001559</text:p>
          </table:table-cell>
          <table:table-cell office:value-type="float" office:value="0.005466">
            <text:p>0.005466</text:p>
          </table:table-cell>
          <table:table-cell office:value-type="float" office:value="0.082081">
            <text:p>0.082081</text:p>
          </table:table-cell>
        </table:table-row>
        <table:table-row table:style-name="ro1">
          <table:table-cell office:value-type="float" office:value="413">
            <text:p>413.000000</text:p>
          </table:table-cell>
          <table:table-cell office:value-type="float" office:value="0.001695">
            <text:p>0.001695</text:p>
          </table:table-cell>
          <table:table-cell office:value-type="float" office:value="0.006696">
            <text:p>0.006696</text:p>
          </table:table-cell>
          <table:table-cell office:value-type="float" office:value="0.001402">
            <text:p>0.001402</text:p>
          </table:table-cell>
          <table:table-cell office:value-type="float" office:value="0.005322">
            <text:p>0.005322</text:p>
          </table:table-cell>
          <table:table-cell office:value-type="float" office:value="0.097684">
            <text:p>0.097684</text:p>
          </table:table-cell>
        </table:table-row>
        <table:table-row table:style-name="ro1">
          <table:table-cell office:value-type="float" office:value="414">
            <text:p>414.000000</text:p>
          </table:table-cell>
          <table:table-cell office:value-type="float" office:value="0.001839">
            <text:p>0.001839</text:p>
          </table:table-cell>
          <table:table-cell office:value-type="float" office:value="0.006916">
            <text:p>0.006916</text:p>
          </table:table-cell>
          <table:table-cell office:value-type="float" office:value="0.001245">
            <text:p>0.001245</text:p>
          </table:table-cell>
          <table:table-cell office:value-type="float" office:value="0.005178">
            <text:p>0.005178</text:p>
          </table:table-cell>
          <table:table-cell office:value-type="float" office:value="0.113286">
            <text:p>0.113286</text:p>
          </table:table-cell>
        </table:table-row>
        <table:table-row table:style-name="ro1">
          <table:table-cell office:value-type="float" office:value="415">
            <text:p>415.000000</text:p>
          </table:table-cell>
          <table:table-cell office:value-type="float" office:value="0.001736">
            <text:p>0.001736</text:p>
          </table:table-cell>
          <table:table-cell office:value-type="float" office:value="0.007007">
            <text:p>0.007007</text:p>
          </table:table-cell>
          <table:table-cell office:value-type="float" office:value="0.001615">
            <text:p>0.001615</text:p>
          </table:table-cell>
          <table:table-cell office:value-type="float" office:value="0.00547">
            <text:p>0.005470</text:p>
          </table:table-cell>
          <table:table-cell office:value-type="float" office:value="0.137139">
            <text:p>0.137139</text:p>
          </table:table-cell>
        </table:table-row>
        <table:table-row table:style-name="ro1">
          <table:table-cell office:value-type="float" office:value="416">
            <text:p>416.000000</text:p>
          </table:table-cell>
          <table:table-cell office:value-type="float" office:value="0.001633">
            <text:p>0.001633</text:p>
          </table:table-cell>
          <table:table-cell office:value-type="float" office:value="0.006826">
            <text:p>0.006826</text:p>
          </table:table-cell>
          <table:table-cell office:value-type="float" office:value="0.001984">
            <text:p>0.001984</text:p>
          </table:table-cell>
          <table:table-cell office:value-type="float" office:value="0.005762">
            <text:p>0.005762</text:p>
          </table:table-cell>
          <table:table-cell office:value-type="float" office:value="0.160993">
            <text:p>0.160993</text:p>
          </table:table-cell>
        </table:table-row>
        <table:table-row table:style-name="ro1">
          <table:table-cell office:value-type="float" office:value="417">
            <text:p>417.000000</text:p>
          </table:table-cell>
          <table:table-cell office:value-type="float" office:value="0.001396">
            <text:p>0.001396</text:p>
          </table:table-cell>
          <table:table-cell office:value-type="float" office:value="0.007096">
            <text:p>0.007096</text:p>
          </table:table-cell>
          <table:table-cell office:value-type="float" office:value="0.002097">
            <text:p>0.002097</text:p>
          </table:table-cell>
          <table:table-cell office:value-type="float" office:value="0.005837">
            <text:p>0.005837</text:p>
          </table:table-cell>
          <table:table-cell office:value-type="float" office:value="0.187621">
            <text:p>0.187621</text:p>
          </table:table-cell>
        </table:table-row>
        <table:table-row table:style-name="ro1">
          <table:table-cell office:value-type="float" office:value="418">
            <text:p>418.000000</text:p>
          </table:table-cell>
          <table:table-cell office:value-type="float" office:value="0.001159">
            <text:p>0.001159</text:p>
          </table:table-cell>
          <table:table-cell office:value-type="float" office:value="0.007367">
            <text:p>0.007367</text:p>
          </table:table-cell>
          <table:table-cell office:value-type="float" office:value="0.00221">
            <text:p>0.002210</text:p>
          </table:table-cell>
          <table:table-cell office:value-type="float" office:value="0.005686">
            <text:p>0.005686</text:p>
          </table:table-cell>
          <table:table-cell office:value-type="float" office:value="0.21425">
            <text:p>0.214250</text:p>
          </table:table-cell>
        </table:table-row>
        <table:table-row table:style-name="ro1">
          <table:table-cell office:value-type="float" office:value="419">
            <text:p>419.000000</text:p>
          </table:table-cell>
          <table:table-cell office:value-type="float" office:value="0.001311">
            <text:p>0.001311</text:p>
          </table:table-cell>
          <table:table-cell office:value-type="float" office:value="0.007098">
            <text:p>0.007098</text:p>
          </table:table-cell>
          <table:table-cell office:value-type="float" office:value="0.00223">
            <text:p>0.002230</text:p>
          </table:table-cell>
          <table:table-cell office:value-type="float" office:value="0.005874">
            <text:p>0.005874</text:p>
          </table:table-cell>
          <table:table-cell office:value-type="float" office:value="0.248828">
            <text:p>0.248828</text:p>
          </table:table-cell>
        </table:table-row>
        <table:table-row table:style-name="ro1">
          <table:table-cell office:value-type="float" office:value="420">
            <text:p>420.000000</text:p>
          </table:table-cell>
          <table:table-cell office:value-type="float" office:value="0.001462">
            <text:p>0.001462</text:p>
          </table:table-cell>
          <table:table-cell office:value-type="float" office:value="0.006829">
            <text:p>0.006829</text:p>
          </table:table-cell>
          <table:table-cell office:value-type="float" office:value="0.002249">
            <text:p>0.002249</text:p>
          </table:table-cell>
          <table:table-cell office:value-type="float" office:value="0.006062">
            <text:p>0.006062</text:p>
          </table:table-cell>
          <table:table-cell office:value-type="float" office:value="0.283406">
            <text:p>0.283406</text:p>
          </table:table-cell>
        </table:table-row>
        <table:table-row table:style-name="ro1">
          <table:table-cell office:value-type="float" office:value="421">
            <text:p>421.000000</text:p>
          </table:table-cell>
          <table:table-cell office:value-type="float" office:value="0.001334">
            <text:p>0.001334</text:p>
          </table:table-cell>
          <table:table-cell office:value-type="float" office:value="0.006996">
            <text:p>0.006996</text:p>
          </table:table-cell>
          <table:table-cell office:value-type="float" office:value="0.002148">
            <text:p>0.002148</text:p>
          </table:table-cell>
          <table:table-cell office:value-type="float" office:value="0.005928">
            <text:p>0.005928</text:p>
          </table:table-cell>
          <table:table-cell office:value-type="float" office:value="0.324447">
            <text:p>0.324447</text:p>
          </table:table-cell>
        </table:table-row>
        <table:table-row table:style-name="ro1">
          <table:table-cell office:value-type="float" office:value="422">
            <text:p>422.000000</text:p>
          </table:table-cell>
          <table:table-cell office:value-type="float" office:value="0.001205">
            <text:p>0.001205</text:p>
          </table:table-cell>
          <table:table-cell office:value-type="float" office:value="0.007163">
            <text:p>0.007163</text:p>
          </table:table-cell>
          <table:table-cell office:value-type="float" office:value="0.002047">
            <text:p>0.002047</text:p>
          </table:table-cell>
          <table:table-cell office:value-type="float" office:value="0.005794">
            <text:p>0.005794</text:p>
          </table:table-cell>
          <table:table-cell office:value-type="float" office:value="0.365488">
            <text:p>0.365488</text:p>
          </table:table-cell>
        </table:table-row>
        <table:table-row table:style-name="ro1">
          <table:table-cell office:value-type="float" office:value="423">
            <text:p>423.000000</text:p>
          </table:table-cell>
          <table:table-cell office:value-type="float" office:value="0.001394">
            <text:p>0.001394</text:p>
          </table:table-cell>
          <table:table-cell office:value-type="float" office:value="0.006731">
            <text:p>0.006731</text:p>
          </table:table-cell>
          <table:table-cell office:value-type="float" office:value="0.001784">
            <text:p>0.001784</text:p>
          </table:table-cell>
          <table:table-cell office:value-type="float" office:value="0.005749">
            <text:p>0.005749</text:p>
          </table:table-cell>
          <table:table-cell office:value-type="float" office:value="0.443778">
            <text:p>0.443778</text:p>
          </table:table-cell>
        </table:table-row>
        <table:table-row table:style-name="ro1">
          <table:table-cell office:value-type="float" office:value="424">
            <text:p>424.000000</text:p>
          </table:table-cell>
          <table:table-cell office:value-type="float" office:value="0.001473">
            <text:p>0.001473</text:p>
          </table:table-cell>
          <table:table-cell office:value-type="float" office:value="0.006944">
            <text:p>0.006944</text:p>
          </table:table-cell>
          <table:table-cell office:value-type="float" office:value="0.001994">
            <text:p>0.001994</text:p>
          </table:table-cell>
          <table:table-cell office:value-type="float" office:value="0.005418">
            <text:p>0.005418</text:p>
          </table:table-cell>
          <table:table-cell office:value-type="float" office:value="0.483125">
            <text:p>0.483125</text:p>
          </table:table-cell>
        </table:table-row>
        <table:table-row table:style-name="ro1">
          <table:table-cell office:value-type="float" office:value="425">
            <text:p>425.000000</text:p>
          </table:table-cell>
          <table:table-cell office:value-type="float" office:value="0.001552">
            <text:p>0.001552</text:p>
          </table:table-cell>
          <table:table-cell office:value-type="float" office:value="0.007157">
            <text:p>0.007157</text:p>
          </table:table-cell>
          <table:table-cell office:value-type="float" office:value="0.002204">
            <text:p>0.002204</text:p>
          </table:table-cell>
          <table:table-cell office:value-type="float" office:value="0.005087">
            <text:p>0.005087</text:p>
          </table:table-cell>
          <table:table-cell office:value-type="float" office:value="0.522473">
            <text:p>0.522473</text:p>
          </table:table-cell>
        </table:table-row>
        <table:table-row table:style-name="ro1">
          <table:table-cell office:value-type="float" office:value="426">
            <text:p>426.000000</text:p>
          </table:table-cell>
          <table:table-cell office:value-type="float" office:value="0.001472">
            <text:p>0.001472</text:p>
          </table:table-cell>
          <table:table-cell office:value-type="float" office:value="0.007299">
            <text:p>0.007299</text:p>
          </table:table-cell>
          <table:table-cell office:value-type="float" office:value="0.00237">
            <text:p>0.002370</text:p>
          </table:table-cell>
          <table:table-cell office:value-type="float" office:value="0.005321">
            <text:p>0.005321</text:p>
          </table:table-cell>
          <table:table-cell office:value-type="float" office:value="0.575925">
            <text:p>0.575925</text:p>
          </table:table-cell>
        </table:table-row>
        <table:table-row table:style-name="ro1">
          <table:table-cell office:value-type="float" office:value="427">
            <text:p>427.000000</text:p>
          </table:table-cell>
          <table:table-cell office:value-type="float" office:value="0.001393">
            <text:p>0.001393</text:p>
          </table:table-cell>
          <table:table-cell office:value-type="float" office:value="0.00744">
            <text:p>0.007440</text:p>
          </table:table-cell>
          <table:table-cell office:value-type="float" office:value="0.002537">
            <text:p>0.002537</text:p>
          </table:table-cell>
          <table:table-cell office:value-type="float" office:value="0.005555">
            <text:p>0.005555</text:p>
          </table:table-cell>
          <table:table-cell office:value-type="float" office:value="0.629377">
            <text:p>0.629377</text:p>
          </table:table-cell>
        </table:table-row>
        <table:table-row table:style-name="ro1">
          <table:table-cell office:value-type="float" office:value="428">
            <text:p>428.000000</text:p>
          </table:table-cell>
          <table:table-cell office:value-type="float" office:value="0.001423">
            <text:p>0.001423</text:p>
          </table:table-cell>
          <table:table-cell office:value-type="float" office:value="0.007286">
            <text:p>0.007286</text:p>
          </table:table-cell>
          <table:table-cell office:value-type="float" office:value="0.003059">
            <text:p>0.003059</text:p>
          </table:table-cell>
          <table:table-cell office:value-type="float" office:value="0.006043">
            <text:p>0.006043</text:p>
          </table:table-cell>
          <table:table-cell office:value-type="float" office:value="0.671502">
            <text:p>0.671502</text:p>
          </table:table-cell>
        </table:table-row>
        <table:table-row table:style-name="ro1">
          <table:table-cell office:value-type="float" office:value="429">
            <text:p>429.000000</text:p>
          </table:table-cell>
          <table:table-cell office:value-type="float" office:value="0.001454">
            <text:p>0.001454</text:p>
          </table:table-cell>
          <table:table-cell office:value-type="float" office:value="0.007132">
            <text:p>0.007132</text:p>
          </table:table-cell>
          <table:table-cell office:value-type="float" office:value="0.003581">
            <text:p>0.003581</text:p>
          </table:table-cell>
          <table:table-cell office:value-type="float" office:value="0.006531">
            <text:p>0.006531</text:p>
          </table:table-cell>
          <table:table-cell office:value-type="float" office:value="0.713627">
            <text:p>0.713627</text:p>
          </table:table-cell>
        </table:table-row>
        <table:table-row table:style-name="ro1">
          <table:table-cell office:value-type="float" office:value="430">
            <text:p>430.000000</text:p>
          </table:table-cell>
          <table:table-cell office:value-type="float" office:value="0.00146">
            <text:p>0.001460</text:p>
          </table:table-cell>
          <table:table-cell office:value-type="float" office:value="0.007033">
            <text:p>0.007033</text:p>
          </table:table-cell>
          <table:table-cell office:value-type="float" office:value="0.003884">
            <text:p>0.003884</text:p>
          </table:table-cell>
          <table:table-cell office:value-type="float" office:value="0.006681">
            <text:p>0.006681</text:p>
          </table:table-cell>
          <table:table-cell office:value-type="float" office:value="0.756677">
            <text:p>0.756677</text:p>
          </table:table-cell>
        </table:table-row>
        <table:table-row table:style-name="ro1">
          <table:table-cell office:value-type="float" office:value="431">
            <text:p>431.000000</text:p>
          </table:table-cell>
          <table:table-cell office:value-type="float" office:value="0.001449">
            <text:p>0.001449</text:p>
          </table:table-cell>
          <table:table-cell office:value-type="float" office:value="0.006933">
            <text:p>0.006933</text:p>
          </table:table-cell>
          <table:table-cell office:value-type="float" office:value="0.004188">
            <text:p>0.004188</text:p>
          </table:table-cell>
          <table:table-cell office:value-type="float" office:value="0.006832">
            <text:p>0.006832</text:p>
          </table:table-cell>
          <table:table-cell office:value-type="float" office:value="0.799726">
            <text:p>0.799726</text:p>
          </table:table-cell>
        </table:table-row>
        <table:table-row table:style-name="ro1">
          <table:table-cell office:value-type="float" office:value="432">
            <text:p>432.000000</text:p>
          </table:table-cell>
          <table:table-cell office:value-type="float" office:value="0.001284">
            <text:p>0.001284</text:p>
          </table:table-cell>
          <table:table-cell office:value-type="float" office:value="0.006875">
            <text:p>0.006875</text:p>
          </table:table-cell>
          <table:table-cell office:value-type="float" office:value="0.004437">
            <text:p>0.004437</text:p>
          </table:table-cell>
          <table:table-cell office:value-type="float" office:value="0.006895">
            <text:p>0.006895</text:p>
          </table:table-cell>
          <table:table-cell office:value-type="float" office:value="0.838467">
            <text:p>0.838467</text:p>
          </table:table-cell>
        </table:table-row>
        <table:table-row table:style-name="ro1">
          <table:table-cell office:value-type="float" office:value="433">
            <text:p>433.000000</text:p>
          </table:table-cell>
          <table:table-cell office:value-type="float" office:value="0.00112">
            <text:p>0.001120</text:p>
          </table:table-cell>
          <table:table-cell office:value-type="float" office:value="0.006816">
            <text:p>0.006816</text:p>
          </table:table-cell>
          <table:table-cell office:value-type="float" office:value="0.004687">
            <text:p>0.004687</text:p>
          </table:table-cell>
          <table:table-cell office:value-type="float" office:value="0.006958">
            <text:p>0.006958</text:p>
          </table:table-cell>
          <table:table-cell office:value-type="float" office:value="0.877209">
            <text:p>0.877209</text:p>
          </table:table-cell>
        </table:table-row>
        <table:table-row table:style-name="ro1">
          <table:table-cell office:value-type="float" office:value="434">
            <text:p>434.000000</text:p>
          </table:table-cell>
          <table:table-cell office:value-type="float" office:value="0.001315">
            <text:p>0.001315</text:p>
          </table:table-cell>
          <table:table-cell office:value-type="float" office:value="0.00714">
            <text:p>0.007140</text:p>
          </table:table-cell>
          <table:table-cell office:value-type="float" office:value="0.006113">
            <text:p>0.006113</text:p>
          </table:table-cell>
          <table:table-cell office:value-type="float" office:value="0.00621">
            <text:p>0.006210</text:p>
          </table:table-cell>
          <table:table-cell office:value-type="float" office:value="0.918433">
            <text:p>0.918433</text:p>
          </table:table-cell>
        </table:table-row>
        <table:table-row table:style-name="ro1">
          <table:table-cell office:value-type="float" office:value="435">
            <text:p>435.000000</text:p>
          </table:table-cell>
          <table:table-cell office:value-type="float" office:value="0.001412">
            <text:p>0.001412</text:p>
          </table:table-cell>
          <table:table-cell office:value-type="float" office:value="0.007583">
            <text:p>0.007583</text:p>
          </table:table-cell>
          <table:table-cell office:value-type="float" office:value="0.006934">
            <text:p>0.006934</text:p>
          </table:table-cell>
          <table:table-cell office:value-type="float" office:value="0.006598">
            <text:p>0.006598</text:p>
          </table:table-cell>
          <table:table-cell office:value-type="float" office:value="0.934305">
            <text:p>0.934305</text:p>
          </table:table-cell>
        </table:table-row>
        <table:table-row table:style-name="ro1">
          <table:table-cell office:value-type="float" office:value="436">
            <text:p>436.000000</text:p>
          </table:table-cell>
          <table:table-cell office:value-type="float" office:value="0.001508">
            <text:p>0.001508</text:p>
          </table:table-cell>
          <table:table-cell office:value-type="float" office:value="0.008026">
            <text:p>0.008026</text:p>
          </table:table-cell>
          <table:table-cell office:value-type="float" office:value="0.007755">
            <text:p>0.007755</text:p>
          </table:table-cell>
          <table:table-cell office:value-type="float" office:value="0.006985">
            <text:p>0.006985</text:p>
          </table:table-cell>
          <table:table-cell office:value-type="float" office:value="0.950177">
            <text:p>0.950177</text:p>
          </table:table-cell>
        </table:table-row>
        <table:table-row table:style-name="ro1">
          <table:table-cell office:value-type="float" office:value="437">
            <text:p>437.000000</text:p>
          </table:table-cell>
          <table:table-cell office:value-type="float" office:value="0.001534">
            <text:p>0.001534</text:p>
          </table:table-cell>
          <table:table-cell office:value-type="float" office:value="0.008257">
            <text:p>0.008257</text:p>
          </table:table-cell>
          <table:table-cell office:value-type="float" office:value="0.009335">
            <text:p>0.009335</text:p>
          </table:table-cell>
          <table:table-cell office:value-type="float" office:value="0.007146">
            <text:p>0.007146</text:p>
          </table:table-cell>
          <table:table-cell office:value-type="float" office:value="0.957994">
            <text:p>0.957994</text:p>
          </table:table-cell>
        </table:table-row>
        <table:table-row table:style-name="ro1">
          <table:table-cell office:value-type="float" office:value="438">
            <text:p>438.000000</text:p>
          </table:table-cell>
          <table:table-cell office:value-type="float" office:value="0.00156">
            <text:p>0.001560</text:p>
          </table:table-cell>
          <table:table-cell office:value-type="float" office:value="0.008488">
            <text:p>0.008488</text:p>
          </table:table-cell>
          <table:table-cell office:value-type="float" office:value="0.010915">
            <text:p>0.010915</text:p>
          </table:table-cell>
          <table:table-cell office:value-type="float" office:value="0.007307">
            <text:p>0.007307</text:p>
          </table:table-cell>
          <table:table-cell office:value-type="float" office:value="0.96581">
            <text:p>0.965810</text:p>
          </table:table-cell>
        </table:table-row>
        <table:table-row table:style-name="ro1">
          <table:table-cell office:value-type="float" office:value="439">
            <text:p>439.000000</text:p>
          </table:table-cell>
          <table:table-cell office:value-type="float" office:value="0.001463">
            <text:p>0.001463</text:p>
          </table:table-cell>
          <table:table-cell office:value-type="float" office:value="0.008507">
            <text:p>0.008507</text:p>
          </table:table-cell>
          <table:table-cell office:value-type="float" office:value="0.012678">
            <text:p>0.012678</text:p>
          </table:table-cell>
          <table:table-cell office:value-type="float" office:value="0.007645">
            <text:p>0.007645</text:p>
          </table:table-cell>
          <table:table-cell office:value-type="float" office:value="0.960739">
            <text:p>0.960739</text:p>
          </table:table-cell>
        </table:table-row>
        <table:table-row table:style-name="ro1">
          <table:table-cell office:value-type="float" office:value="440">
            <text:p>440.000000</text:p>
          </table:table-cell>
          <table:table-cell office:value-type="float" office:value="0.001366">
            <text:p>0.001366</text:p>
          </table:table-cell>
          <table:table-cell office:value-type="float" office:value="0.008468">
            <text:p>0.008468</text:p>
          </table:table-cell>
          <table:table-cell office:value-type="float" office:value="0.014441">
            <text:p>0.014441</text:p>
          </table:table-cell>
          <table:table-cell office:value-type="float" office:value="0.007982">
            <text:p>0.007982</text:p>
          </table:table-cell>
          <table:table-cell office:value-type="float" office:value="0.955668">
            <text:p>0.955668</text:p>
          </table:table-cell>
        </table:table-row>
        <table:table-row table:style-name="ro1">
          <table:table-cell office:value-type="float" office:value="441">
            <text:p>441.000000</text:p>
          </table:table-cell>
          <table:table-cell office:value-type="float" office:value="0.00139">
            <text:p>0.001390</text:p>
          </table:table-cell>
          <table:table-cell office:value-type="float" office:value="0.008134">
            <text:p>0.008134</text:p>
          </table:table-cell>
          <table:table-cell office:value-type="float" office:value="0.016867">
            <text:p>0.016867</text:p>
          </table:table-cell>
          <table:table-cell office:value-type="float" office:value="0.00806">
            <text:p>0.008060</text:p>
          </table:table-cell>
          <table:table-cell office:value-type="float" office:value="0.932102">
            <text:p>0.932102</text:p>
          </table:table-cell>
        </table:table-row>
        <table:table-row table:style-name="ro1">
          <table:table-cell office:value-type="float" office:value="442">
            <text:p>442.000000</text:p>
          </table:table-cell>
          <table:table-cell office:value-type="float" office:value="0.001415">
            <text:p>0.001415</text:p>
          </table:table-cell>
          <table:table-cell office:value-type="float" office:value="0.0078">
            <text:p>0.007800</text:p>
          </table:table-cell>
          <table:table-cell office:value-type="float" office:value="0.019292">
            <text:p>0.019292</text:p>
          </table:table-cell>
          <table:table-cell office:value-type="float" office:value="0.008138">
            <text:p>0.008138</text:p>
          </table:table-cell>
          <table:table-cell office:value-type="float" office:value="0.908535">
            <text:p>0.908535</text:p>
          </table:table-cell>
        </table:table-row>
        <table:table-row table:style-name="ro1">
          <table:table-cell office:value-type="float" office:value="443">
            <text:p>443.000000</text:p>
          </table:table-cell>
          <table:table-cell office:value-type="float" office:value="0.001317">
            <text:p>0.001317</text:p>
          </table:table-cell>
          <table:table-cell office:value-type="float" office:value="0.008157">
            <text:p>0.008157</text:p>
          </table:table-cell>
          <table:table-cell office:value-type="float" office:value="0.022381">
            <text:p>0.022381</text:p>
          </table:table-cell>
          <table:table-cell office:value-type="float" office:value="0.008203">
            <text:p>0.008203</text:p>
          </table:table-cell>
          <table:table-cell office:value-type="float" office:value="0.875425">
            <text:p>0.875425</text:p>
          </table:table-cell>
        </table:table-row>
        <table:table-row table:style-name="ro1">
          <table:table-cell office:value-type="float" office:value="444">
            <text:p>444.000000</text:p>
          </table:table-cell>
          <table:table-cell office:value-type="float" office:value="0.001219">
            <text:p>0.001219</text:p>
          </table:table-cell>
          <table:table-cell office:value-type="float" office:value="0.008513">
            <text:p>0.008513</text:p>
          </table:table-cell>
          <table:table-cell office:value-type="float" office:value="0.025469">
            <text:p>0.025469</text:p>
          </table:table-cell>
          <table:table-cell office:value-type="float" office:value="0.008268">
            <text:p>0.008268</text:p>
          </table:table-cell>
          <table:table-cell office:value-type="float" office:value="0.842314">
            <text:p>0.842314</text:p>
          </table:table-cell>
        </table:table-row>
        <table:table-row table:style-name="ro1">
          <table:table-cell office:value-type="float" office:value="445">
            <text:p>445.000000</text:p>
          </table:table-cell>
          <table:table-cell office:value-type="float" office:value="0.001212">
            <text:p>0.001212</text:p>
          </table:table-cell>
          <table:table-cell office:value-type="float" office:value="0.008727">
            <text:p>0.008727</text:p>
          </table:table-cell>
          <table:table-cell office:value-type="float" office:value="0.029753">
            <text:p>0.029753</text:p>
          </table:table-cell>
          <table:table-cell office:value-type="float" office:value="0.008231">
            <text:p>0.008231</text:p>
          </table:table-cell>
          <table:table-cell office:value-type="float" office:value="0.789001">
            <text:p>0.789001</text:p>
          </table:table-cell>
        </table:table-row>
        <table:table-row table:style-name="ro1">
          <table:table-cell office:value-type="float" office:value="446">
            <text:p>446.000000</text:p>
          </table:table-cell>
          <table:table-cell office:value-type="float" office:value="0.001204">
            <text:p>0.001204</text:p>
          </table:table-cell>
          <table:table-cell office:value-type="float" office:value="0.008299">
            <text:p>0.008299</text:p>
          </table:table-cell>
          <table:table-cell office:value-type="float" office:value="0.034037">
            <text:p>0.034037</text:p>
          </table:table-cell>
          <table:table-cell office:value-type="float" office:value="0.008193">
            <text:p>0.008193</text:p>
          </table:table-cell>
          <table:table-cell office:value-type="float" office:value="0.735688">
            <text:p>0.735688</text:p>
          </table:table-cell>
        </table:table-row>
        <table:table-row table:style-name="ro1">
          <table:table-cell office:value-type="float" office:value="447">
            <text:p>447.000000</text:p>
          </table:table-cell>
          <table:table-cell office:value-type="float" office:value="0.001682">
            <text:p>0.001682</text:p>
          </table:table-cell>
          <table:table-cell office:value-type="float" office:value="0.008845">
            <text:p>0.008845</text:p>
          </table:table-cell>
          <table:table-cell office:value-type="float" office:value="0.04448">
            <text:p>0.044480</text:p>
          </table:table-cell>
          <table:table-cell office:value-type="float" office:value="0.007982">
            <text:p>0.007982</text:p>
          </table:table-cell>
          <table:table-cell office:value-type="float" office:value="0.626698">
            <text:p>0.626698</text:p>
          </table:table-cell>
        </table:table-row>
        <table:table-row table:style-name="ro1">
          <table:table-cell office:value-type="float" office:value="448">
            <text:p>448.000000</text:p>
          </table:table-cell>
          <table:table-cell office:value-type="float" office:value="0.00173">
            <text:p>0.001730</text:p>
          </table:table-cell>
          <table:table-cell office:value-type="float" office:value="0.009333">
            <text:p>0.009333</text:p>
          </table:table-cell>
          <table:table-cell office:value-type="float" office:value="0.05206">
            <text:p>0.052060</text:p>
          </table:table-cell>
          <table:table-cell office:value-type="float" office:value="0.007895">
            <text:p>0.007895</text:p>
          </table:table-cell>
          <table:table-cell office:value-type="float" office:value="0.573245">
            <text:p>0.573245</text:p>
          </table:table-cell>
        </table:table-row>
        <table:table-row table:style-name="ro1">
          <table:table-cell office:value-type="float" office:value="449">
            <text:p>449.000000</text:p>
          </table:table-cell>
          <table:table-cell office:value-type="float" office:value="0.001633">
            <text:p>0.001633</text:p>
          </table:table-cell>
          <table:table-cell office:value-type="float" office:value="0.00982">
            <text:p>0.009820</text:p>
          </table:table-cell>
          <table:table-cell office:value-type="float" office:value="0.05964">
            <text:p>0.059640</text:p>
          </table:table-cell>
          <table:table-cell office:value-type="float" office:value="0.007809">
            <text:p>0.007809</text:p>
          </table:table-cell>
          <table:table-cell office:value-type="float" office:value="0.519793">
            <text:p>0.519793</text:p>
          </table:table-cell>
        </table:table-row>
        <table:table-row table:style-name="ro1">
          <table:table-cell office:value-type="float" office:value="450">
            <text:p>450.000000</text:p>
          </table:table-cell>
          <table:table-cell office:value-type="float" office:value="0.001479">
            <text:p>0.001479</text:p>
          </table:table-cell>
          <table:table-cell office:value-type="float" office:value="0.009843">
            <text:p>0.009843</text:p>
          </table:table-cell>
          <table:table-cell office:value-type="float" office:value="0.069407">
            <text:p>0.069407</text:p>
          </table:table-cell>
          <table:table-cell office:value-type="float" office:value="0.008015">
            <text:p>0.008015</text:p>
          </table:table-cell>
          <table:table-cell office:value-type="float" office:value="0.46922">
            <text:p>0.469220</text:p>
          </table:table-cell>
        </table:table-row>
        <table:table-row table:style-name="ro1">
          <table:table-cell office:value-type="float" office:value="451">
            <text:p>451.000000</text:p>
          </table:table-cell>
          <table:table-cell office:value-type="float" office:value="0.001325">
            <text:p>0.001325</text:p>
          </table:table-cell>
          <table:table-cell office:value-type="float" office:value="0.009866">
            <text:p>0.009866</text:p>
          </table:table-cell>
          <table:table-cell office:value-type="float" office:value="0.079175">
            <text:p>0.079175</text:p>
          </table:table-cell>
          <table:table-cell office:value-type="float" office:value="0.008222">
            <text:p>0.008222</text:p>
          </table:table-cell>
          <table:table-cell office:value-type="float" office:value="0.418647">
            <text:p>0.418647</text:p>
          </table:table-cell>
        </table:table-row>
        <table:table-row table:style-name="ro1">
          <table:table-cell office:value-type="float" office:value="452">
            <text:p>452.000000</text:p>
          </table:table-cell>
          <table:table-cell office:value-type="float" office:value="0.001405">
            <text:p>0.001405</text:p>
          </table:table-cell>
          <table:table-cell office:value-type="float" office:value="0.009646">
            <text:p>0.009646</text:p>
          </table:table-cell>
          <table:table-cell office:value-type="float" office:value="0.091221">
            <text:p>0.091221</text:p>
          </table:table-cell>
          <table:table-cell office:value-type="float" office:value="0.008355">
            <text:p>0.008355</text:p>
          </table:table-cell>
          <table:table-cell office:value-type="float" office:value="0.371255">
            <text:p>0.371255</text:p>
          </table:table-cell>
        </table:table-row>
        <table:table-row table:style-name="ro1">
          <table:table-cell office:value-type="float" office:value="453">
            <text:p>453.000000</text:p>
          </table:table-cell>
          <table:table-cell office:value-type="float" office:value="0.001485">
            <text:p>0.001485</text:p>
          </table:table-cell>
          <table:table-cell office:value-type="float" office:value="0.009425">
            <text:p>0.009425</text:p>
          </table:table-cell>
          <table:table-cell office:value-type="float" office:value="0.103266">
            <text:p>0.103266</text:p>
          </table:table-cell>
          <table:table-cell office:value-type="float" office:value="0.008488">
            <text:p>0.008488</text:p>
          </table:table-cell>
          <table:table-cell office:value-type="float" office:value="0.323862">
            <text:p>0.323862</text:p>
          </table:table-cell>
        </table:table-row>
        <table:table-row table:style-name="ro1">
          <table:table-cell office:value-type="float" office:value="454">
            <text:p>454.000000</text:p>
          </table:table-cell>
          <table:table-cell office:value-type="float" office:value="0.001301">
            <text:p>0.001301</text:p>
          </table:table-cell>
          <table:table-cell office:value-type="float" office:value="0.009631">
            <text:p>0.009631</text:p>
          </table:table-cell>
          <table:table-cell office:value-type="float" office:value="0.120103">
            <text:p>0.120103</text:p>
          </table:table-cell>
          <table:table-cell office:value-type="float" office:value="0.00838">
            <text:p>0.008380</text:p>
          </table:table-cell>
          <table:table-cell office:value-type="float" office:value="0.29002">
            <text:p>0.290020</text:p>
          </table:table-cell>
        </table:table-row>
        <table:table-row table:style-name="ro1">
          <table:table-cell office:value-type="float" office:value="455">
            <text:p>455.000000</text:p>
          </table:table-cell>
          <table:table-cell office:value-type="float" office:value="0.001117">
            <text:p>0.001117</text:p>
          </table:table-cell>
          <table:table-cell office:value-type="float" office:value="0.009836">
            <text:p>0.009836</text:p>
          </table:table-cell>
          <table:table-cell office:value-type="float" office:value="0.13694">
            <text:p>0.136940</text:p>
          </table:table-cell>
          <table:table-cell office:value-type="float" office:value="0.008272">
            <text:p>0.008272</text:p>
          </table:table-cell>
          <table:table-cell office:value-type="float" office:value="0.256178">
            <text:p>0.256178</text:p>
          </table:table-cell>
        </table:table-row>
        <table:table-row table:style-name="ro1">
          <table:table-cell office:value-type="float" office:value="456">
            <text:p>456.000000</text:p>
          </table:table-cell>
          <table:table-cell office:value-type="float" office:value="0.001183">
            <text:p>0.001183</text:p>
          </table:table-cell>
          <table:table-cell office:value-type="float" office:value="0.010142">
            <text:p>0.010142</text:p>
          </table:table-cell>
          <table:table-cell office:value-type="float" office:value="0.156919">
            <text:p>0.156919</text:p>
          </table:table-cell>
          <table:table-cell office:value-type="float" office:value="0.008018">
            <text:p>0.008018</text:p>
          </table:table-cell>
          <table:table-cell office:value-type="float" office:value="0.227094">
            <text:p>0.227094</text:p>
          </table:table-cell>
        </table:table-row>
        <table:table-row table:style-name="ro1">
          <table:table-cell office:value-type="float" office:value="457">
            <text:p>457.000000</text:p>
          </table:table-cell>
          <table:table-cell office:value-type="float" office:value="0.00125">
            <text:p>0.001250</text:p>
          </table:table-cell>
          <table:table-cell office:value-type="float" office:value="0.010447">
            <text:p>0.010447</text:p>
          </table:table-cell>
          <table:table-cell office:value-type="float" office:value="0.176897">
            <text:p>0.176897</text:p>
          </table:table-cell>
          <table:table-cell office:value-type="float" office:value="0.007764">
            <text:p>0.007764</text:p>
          </table:table-cell>
          <table:table-cell office:value-type="float" office:value="0.198009">
            <text:p>0.198009</text:p>
          </table:table-cell>
        </table:table-row>
        <table:table-row table:style-name="ro1">
          <table:table-cell office:value-type="float" office:value="458">
            <text:p>458.000000</text:p>
          </table:table-cell>
          <table:table-cell office:value-type="float" office:value="0.001523">
            <text:p>0.001523</text:p>
          </table:table-cell>
          <table:table-cell office:value-type="float" office:value="0.011316">
            <text:p>0.011316</text:p>
          </table:table-cell>
          <table:table-cell office:value-type="float" office:value="0.23151">
            <text:p>0.231510</text:p>
          </table:table-cell>
          <table:table-cell office:value-type="float" office:value="0.007504">
            <text:p>0.007504</text:p>
          </table:table-cell>
          <table:table-cell office:value-type="float" office:value="0.158949">
            <text:p>0.158949</text:p>
          </table:table-cell>
        </table:table-row>
        <table:table-row table:style-name="ro1">
          <table:table-cell office:value-type="float" office:value="459">
            <text:p>459.000000</text:p>
          </table:table-cell>
          <table:table-cell office:value-type="float" office:value="0.001574">
            <text:p>0.001574</text:p>
          </table:table-cell>
          <table:table-cell office:value-type="float" office:value="0.011735">
            <text:p>0.011735</text:p>
          </table:table-cell>
          <table:table-cell office:value-type="float" office:value="0.265241">
            <text:p>0.265241</text:p>
          </table:table-cell>
          <table:table-cell office:value-type="float" office:value="0.007246">
            <text:p>0.007246</text:p>
          </table:table-cell>
          <table:table-cell office:value-type="float" office:value="0.144252">
            <text:p>0.144252</text:p>
          </table:table-cell>
        </table:table-row>
        <table:table-row table:style-name="ro1">
          <table:table-cell office:value-type="float" office:value="460">
            <text:p>460.000000</text:p>
          </table:table-cell>
          <table:table-cell office:value-type="float" office:value="0.001625">
            <text:p>0.001625</text:p>
          </table:table-cell>
          <table:table-cell office:value-type="float" office:value="0.012153">
            <text:p>0.012153</text:p>
          </table:table-cell>
          <table:table-cell office:value-type="float" office:value="0.298972">
            <text:p>0.298972</text:p>
          </table:table-cell>
          <table:table-cell office:value-type="float" office:value="0.006989">
            <text:p>0.006989</text:p>
          </table:table-cell>
          <table:table-cell office:value-type="float" office:value="0.129555">
            <text:p>0.129555</text:p>
          </table:table-cell>
        </table:table-row>
        <table:table-row table:style-name="ro1">
          <table:table-cell office:value-type="float" office:value="461">
            <text:p>461.000000</text:p>
          </table:table-cell>
          <table:table-cell office:value-type="float" office:value="0.001594">
            <text:p>0.001594</text:p>
          </table:table-cell>
          <table:table-cell office:value-type="float" office:value="0.012365">
            <text:p>0.012365</text:p>
          </table:table-cell>
          <table:table-cell office:value-type="float" office:value="0.342158">
            <text:p>0.342158</text:p>
          </table:table-cell>
          <table:table-cell office:value-type="float" office:value="0.007128">
            <text:p>0.007128</text:p>
          </table:table-cell>
          <table:table-cell office:value-type="float" office:value="0.119136">
            <text:p>0.119136</text:p>
          </table:table-cell>
        </table:table-row>
        <table:table-row table:style-name="ro1">
          <table:table-cell office:value-type="float" office:value="462">
            <text:p>462.000000</text:p>
          </table:table-cell>
          <table:table-cell office:value-type="float" office:value="0.001564">
            <text:p>0.001564</text:p>
          </table:table-cell>
          <table:table-cell office:value-type="float" office:value="0.012577">
            <text:p>0.012577</text:p>
          </table:table-cell>
          <table:table-cell office:value-type="float" office:value="0.385344">
            <text:p>0.385344</text:p>
          </table:table-cell>
          <table:table-cell office:value-type="float" office:value="0.007267">
            <text:p>0.007267</text:p>
          </table:table-cell>
          <table:table-cell office:value-type="float" office:value="0.108717">
            <text:p>0.108717</text:p>
          </table:table-cell>
        </table:table-row>
        <table:table-row table:style-name="ro1">
          <table:table-cell office:value-type="float" office:value="463">
            <text:p>463.000000</text:p>
          </table:table-cell>
          <table:table-cell office:value-type="float" office:value="0.00157">
            <text:p>0.001570</text:p>
          </table:table-cell>
          <table:table-cell office:value-type="float" office:value="0.012686">
            <text:p>0.012686</text:p>
          </table:table-cell>
          <table:table-cell office:value-type="float" office:value="0.431895">
            <text:p>0.431895</text:p>
          </table:table-cell>
          <table:table-cell office:value-type="float" office:value="0.007184">
            <text:p>0.007184</text:p>
          </table:table-cell>
          <table:table-cell office:value-type="float" office:value="0.100019">
            <text:p>0.100019</text:p>
          </table:table-cell>
        </table:table-row>
        <table:table-row table:style-name="ro1">
          <table:table-cell office:value-type="float" office:value="464">
            <text:p>464.000000</text:p>
          </table:table-cell>
          <table:table-cell office:value-type="float" office:value="0.001577">
            <text:p>0.001577</text:p>
          </table:table-cell>
          <table:table-cell office:value-type="float" office:value="0.012795">
            <text:p>0.012795</text:p>
          </table:table-cell>
          <table:table-cell office:value-type="float" office:value="0.478447">
            <text:p>0.478447</text:p>
          </table:table-cell>
          <table:table-cell office:value-type="float" office:value="0.007102">
            <text:p>0.007102</text:p>
          </table:table-cell>
          <table:table-cell office:value-type="float" office:value="0.09132">
            <text:p>0.091320</text:p>
          </table:table-cell>
        </table:table-row>
        <table:table-row table:style-name="ro1">
          <table:table-cell office:value-type="float" office:value="465">
            <text:p>465.000000</text:p>
          </table:table-cell>
          <table:table-cell office:value-type="float" office:value="0.001494">
            <text:p>0.001494</text:p>
          </table:table-cell>
          <table:table-cell office:value-type="float" office:value="0.013551">
            <text:p>0.013551</text:p>
          </table:table-cell>
          <table:table-cell office:value-type="float" office:value="0.53717">
            <text:p>0.537170</text:p>
          </table:table-cell>
          <table:table-cell office:value-type="float" office:value="0.007371">
            <text:p>0.007371</text:p>
          </table:table-cell>
          <table:table-cell office:value-type="float" office:value="0.085499">
            <text:p>0.085499</text:p>
          </table:table-cell>
        </table:table-row>
        <table:table-row table:style-name="ro1">
          <table:table-cell office:value-type="float" office:value="466">
            <text:p>466.000000</text:p>
          </table:table-cell>
          <table:table-cell office:value-type="float" office:value="0.001411">
            <text:p>0.001411</text:p>
          </table:table-cell>
          <table:table-cell office:value-type="float" office:value="0.014307">
            <text:p>0.014307</text:p>
          </table:table-cell>
          <table:table-cell office:value-type="float" office:value="0.595894">
            <text:p>0.595894</text:p>
          </table:table-cell>
          <table:table-cell office:value-type="float" office:value="0.00764">
            <text:p>0.007640</text:p>
          </table:table-cell>
          <table:table-cell office:value-type="float" office:value="0.079678">
            <text:p>0.079678</text:p>
          </table:table-cell>
        </table:table-row>
        <table:table-row table:style-name="ro1">
          <table:table-cell office:value-type="float" office:value="467">
            <text:p>467.000000</text:p>
          </table:table-cell>
          <table:table-cell office:value-type="float" office:value="0.001356">
            <text:p>0.001356</text:p>
          </table:table-cell>
          <table:table-cell office:value-type="float" office:value="0.014606">
            <text:p>0.014606</text:p>
          </table:table-cell>
          <table:table-cell office:value-type="float" office:value="0.651651">
            <text:p>0.651651</text:p>
          </table:table-cell>
          <table:table-cell office:value-type="float" office:value="0.007278">
            <text:p>0.007278</text:p>
          </table:table-cell>
          <table:table-cell office:value-type="float" office:value="0.07476">
            <text:p>0.074760</text:p>
          </table:table-cell>
        </table:table-row>
        <table:table-row table:style-name="ro1">
          <table:table-cell office:value-type="float" office:value="468">
            <text:p>468.000000</text:p>
          </table:table-cell>
          <table:table-cell office:value-type="float" office:value="0.001301">
            <text:p>0.001301</text:p>
          </table:table-cell>
          <table:table-cell office:value-type="float" office:value="0.014906">
            <text:p>0.014906</text:p>
          </table:table-cell>
          <table:table-cell office:value-type="float" office:value="0.707408">
            <text:p>0.707408</text:p>
          </table:table-cell>
          <table:table-cell office:value-type="float" office:value="0.006916">
            <text:p>0.006916</text:p>
          </table:table-cell>
          <table:table-cell office:value-type="float" office:value="0.069842">
            <text:p>0.069842</text:p>
          </table:table-cell>
        </table:table-row>
        <table:table-row table:style-name="ro1">
          <table:table-cell office:value-type="float" office:value="469">
            <text:p>469.000000</text:p>
          </table:table-cell>
          <table:table-cell office:value-type="float" office:value="0.001108">
            <text:p>0.001108</text:p>
          </table:table-cell>
          <table:table-cell office:value-type="float" office:value="0.017889">
            <text:p>0.017889</text:p>
          </table:table-cell>
          <table:table-cell office:value-type="float" office:value="0.812677">
            <text:p>0.812677</text:p>
          </table:table-cell>
          <table:table-cell office:value-type="float" office:value="0.00678">
            <text:p>0.006780</text:p>
          </table:table-cell>
          <table:table-cell office:value-type="float" office:value="0.062862">
            <text:p>0.062862</text:p>
          </table:table-cell>
        </table:table-row>
        <table:table-row table:style-name="ro1">
          <table:table-cell office:value-type="float" office:value="470">
            <text:p>470.000000</text:p>
          </table:table-cell>
          <table:table-cell office:value-type="float" office:value="0.001213">
            <text:p>0.001213</text:p>
          </table:table-cell>
          <table:table-cell office:value-type="float" office:value="0.018886">
            <text:p>0.018886</text:p>
          </table:table-cell>
          <table:table-cell office:value-type="float" office:value="0.85247">
            <text:p>0.852470</text:p>
          </table:table-cell>
          <table:table-cell office:value-type="float" office:value="0.006424">
            <text:p>0.006424</text:p>
          </table:table-cell>
          <table:table-cell office:value-type="float" office:value="0.059664">
            <text:p>0.059664</text:p>
          </table:table-cell>
        </table:table-row>
        <table:table-row table:style-name="ro1">
          <table:table-cell office:value-type="float" office:value="471">
            <text:p>471.000000</text:p>
          </table:table-cell>
          <table:table-cell office:value-type="float" office:value="0.001319">
            <text:p>0.001319</text:p>
          </table:table-cell>
          <table:table-cell office:value-type="float" office:value="0.019883">
            <text:p>0.019883</text:p>
          </table:table-cell>
          <table:table-cell office:value-type="float" office:value="0.892264">
            <text:p>0.892264</text:p>
          </table:table-cell>
          <table:table-cell office:value-type="float" office:value="0.006068">
            <text:p>0.006068</text:p>
          </table:table-cell>
          <table:table-cell office:value-type="float" office:value="0.056465">
            <text:p>0.056465</text:p>
          </table:table-cell>
        </table:table-row>
        <table:table-row table:style-name="ro1">
          <table:table-cell office:value-type="float" office:value="472">
            <text:p>472.000000</text:p>
          </table:table-cell>
          <table:table-cell office:value-type="float" office:value="0.001418">
            <text:p>0.001418</text:p>
          </table:table-cell>
          <table:table-cell office:value-type="float" office:value="0.02142">
            <text:p>0.021420</text:p>
          </table:table-cell>
          <table:table-cell office:value-type="float" office:value="0.93147">
            <text:p>0.931470</text:p>
          </table:table-cell>
          <table:table-cell office:value-type="float" office:value="0.006241">
            <text:p>0.006241</text:p>
          </table:table-cell>
          <table:table-cell office:value-type="float" office:value="0.055031">
            <text:p>0.055031</text:p>
          </table:table-cell>
        </table:table-row>
        <table:table-row table:style-name="ro1">
          <table:table-cell office:value-type="float" office:value="473">
            <text:p>473.000000</text:p>
          </table:table-cell>
          <table:table-cell office:value-type="float" office:value="0.001516">
            <text:p>0.001516</text:p>
          </table:table-cell>
          <table:table-cell office:value-type="float" office:value="0.022957">
            <text:p>0.022957</text:p>
          </table:table-cell>
          <table:table-cell office:value-type="float" office:value="0.970676">
            <text:p>0.970676</text:p>
          </table:table-cell>
          <table:table-cell office:value-type="float" office:value="0.006413">
            <text:p>0.006413</text:p>
          </table:table-cell>
          <table:table-cell office:value-type="float" office:value="0.053597">
            <text:p>0.053597</text:p>
          </table:table-cell>
        </table:table-row>
        <table:table-row table:style-name="ro1">
          <table:table-cell office:value-type="float" office:value="474">
            <text:p>474.000000</text:p>
          </table:table-cell>
          <table:table-cell office:value-type="float" office:value="0.001435">
            <text:p>0.001435</text:p>
          </table:table-cell>
          <table:table-cell office:value-type="float" office:value="0.024672">
            <text:p>0.024672</text:p>
          </table:table-cell>
          <table:table-cell office:value-type="float" office:value="0.98451">
            <text:p>0.984510</text:p>
          </table:table-cell>
          <table:table-cell office:value-type="float" office:value="0.006284">
            <text:p>0.006284</text:p>
          </table:table-cell>
          <table:table-cell office:value-type="float" office:value="0.052239">
            <text:p>0.052239</text:p>
          </table:table-cell>
        </table:table-row>
        <table:table-row table:style-name="ro1">
          <table:table-cell office:value-type="float" office:value="475">
            <text:p>475.000000</text:p>
          </table:table-cell>
          <table:table-cell office:value-type="float" office:value="0.001354">
            <text:p>0.001354</text:p>
          </table:table-cell>
          <table:table-cell office:value-type="float" office:value="0.026387">
            <text:p>0.026387</text:p>
          </table:table-cell>
          <table:table-cell office:value-type="float" office:value="0.998344">
            <text:p>0.998344</text:p>
          </table:table-cell>
          <table:table-cell office:value-type="float" office:value="0.006155">
            <text:p>0.006155</text:p>
          </table:table-cell>
          <table:table-cell office:value-type="float" office:value="0.050882">
            <text:p>0.050882</text:p>
          </table:table-cell>
        </table:table-row>
        <table:table-row table:style-name="ro1">
          <table:table-cell office:value-type="float" office:value="476">
            <text:p>476.000000</text:p>
          </table:table-cell>
          <table:table-cell office:value-type="float" office:value="0.001378">
            <text:p>0.001378</text:p>
          </table:table-cell>
          <table:table-cell office:value-type="float" office:value="0.028666">
            <text:p>0.028666</text:p>
          </table:table-cell>
          <table:table-cell office:value-type="float" office:value="1">
            <text:p>1.000000</text:p>
          </table:table-cell>
          <table:table-cell office:value-type="float" office:value="0.006491">
            <text:p>0.006491</text:p>
          </table:table-cell>
          <table:table-cell office:value-type="float" office:value="0.050216">
            <text:p>0.050216</text:p>
          </table:table-cell>
        </table:table-row>
        <table:table-row table:style-name="ro1">
          <table:table-cell office:value-type="float" office:value="477">
            <text:p>477.000000</text:p>
          </table:table-cell>
          <table:table-cell office:value-type="float" office:value="0.001402">
            <text:p>0.001402</text:p>
          </table:table-cell>
          <table:table-cell office:value-type="float" office:value="0.030944">
            <text:p>0.030944</text:p>
          </table:table-cell>
          <table:table-cell office:value-type="float" office:value="0.996689">
            <text:p>0.996689</text:p>
          </table:table-cell>
          <table:table-cell office:value-type="float" office:value="0.006827">
            <text:p>0.006827</text:p>
          </table:table-cell>
          <table:table-cell office:value-type="float" office:value="0.049551">
            <text:p>0.049551</text:p>
          </table:table-cell>
        </table:table-row>
        <table:table-row table:style-name="ro1">
          <table:table-cell office:value-type="float" office:value="478">
            <text:p>478.000000</text:p>
          </table:table-cell>
          <table:table-cell office:value-type="float" office:value="0.001278">
            <text:p>0.001278</text:p>
          </table:table-cell>
          <table:table-cell office:value-type="float" office:value="0.033815">
            <text:p>0.033815</text:p>
          </table:table-cell>
          <table:table-cell office:value-type="float" office:value="0.978394">
            <text:p>0.978394</text:p>
          </table:table-cell>
          <table:table-cell office:value-type="float" office:value="0.006486">
            <text:p>0.006486</text:p>
          </table:table-cell>
          <table:table-cell office:value-type="float" office:value="0.049489">
            <text:p>0.049489</text:p>
          </table:table-cell>
        </table:table-row>
        <table:table-row table:style-name="ro1">
          <table:table-cell office:value-type="float" office:value="479">
            <text:p>479.000000</text:p>
          </table:table-cell>
          <table:table-cell office:value-type="float" office:value="0.001154">
            <text:p>0.001154</text:p>
          </table:table-cell>
          <table:table-cell office:value-type="float" office:value="0.036685">
            <text:p>0.036685</text:p>
          </table:table-cell>
          <table:table-cell office:value-type="float" office:value="0.960099">
            <text:p>0.960099</text:p>
          </table:table-cell>
          <table:table-cell office:value-type="float" office:value="0.006145">
            <text:p>0.006145</text:p>
          </table:table-cell>
          <table:table-cell office:value-type="float" office:value="0.049427">
            <text:p>0.049427</text:p>
          </table:table-cell>
        </table:table-row>
        <table:table-row table:style-name="ro1">
          <table:table-cell office:value-type="float" office:value="480">
            <text:p>480.000000</text:p>
          </table:table-cell>
          <table:table-cell office:value-type="float" office:value="0.001199">
            <text:p>0.001199</text:p>
          </table:table-cell>
          <table:table-cell office:value-type="float" office:value="0.043023">
            <text:p>0.043023</text:p>
          </table:table-cell>
          <table:table-cell office:value-type="float" office:value="0.88111">
            <text:p>0.881110</text:p>
          </table:table-cell>
          <table:table-cell office:value-type="float" office:value="0.006124">
            <text:p>0.006124</text:p>
          </table:table-cell>
          <table:table-cell office:value-type="float" office:value="0.049725">
            <text:p>0.049725</text:p>
          </table:table-cell>
        </table:table-row>
        <table:table-row table:style-name="ro1">
          <table:table-cell office:value-type="float" office:value="481">
            <text:p>481.000000</text:p>
          </table:table-cell>
          <table:table-cell office:value-type="float" office:value="0.001252">
            <text:p>0.001252</text:p>
          </table:table-cell>
          <table:table-cell office:value-type="float" office:value="0.04724">
            <text:p>0.047240</text:p>
          </table:table-cell>
          <table:table-cell office:value-type="float" office:value="0.83642">
            <text:p>0.836420</text:p>
          </table:table-cell>
          <table:table-cell office:value-type="float" office:value="0.006126">
            <text:p>0.006126</text:p>
          </table:table-cell>
          <table:table-cell office:value-type="float" office:value="0.050486">
            <text:p>0.050486</text:p>
          </table:table-cell>
        </table:table-row>
        <table:table-row table:style-name="ro1">
          <table:table-cell office:value-type="float" office:value="482">
            <text:p>482.000000</text:p>
          </table:table-cell>
          <table:table-cell office:value-type="float" office:value="0.001306">
            <text:p>0.001306</text:p>
          </table:table-cell>
          <table:table-cell office:value-type="float" office:value="0.051458">
            <text:p>0.051458</text:p>
          </table:table-cell>
          <table:table-cell office:value-type="float" office:value="0.791731">
            <text:p>0.791731</text:p>
          </table:table-cell>
          <table:table-cell office:value-type="float" office:value="0.006129">
            <text:p>0.006129</text:p>
          </table:table-cell>
          <table:table-cell office:value-type="float" office:value="0.051247">
            <text:p>0.051247</text:p>
          </table:table-cell>
        </table:table-row>
        <table:table-row table:style-name="ro1">
          <table:table-cell office:value-type="float" office:value="483">
            <text:p>483.000000</text:p>
          </table:table-cell>
          <table:table-cell office:value-type="float" office:value="0.001332">
            <text:p>0.001332</text:p>
          </table:table-cell>
          <table:table-cell office:value-type="float" office:value="0.056648">
            <text:p>0.056648</text:p>
          </table:table-cell>
          <table:table-cell office:value-type="float" office:value="0.746293">
            <text:p>0.746293</text:p>
          </table:table-cell>
          <table:table-cell office:value-type="float" office:value="0.006047">
            <text:p>0.006047</text:p>
          </table:table-cell>
          <table:table-cell office:value-type="float" office:value="0.052796">
            <text:p>0.052796</text:p>
          </table:table-cell>
        </table:table-row>
        <table:table-row table:style-name="ro1">
          <table:table-cell office:value-type="float" office:value="484">
            <text:p>484.000000</text:p>
          </table:table-cell>
          <table:table-cell office:value-type="float" office:value="0.001358">
            <text:p>0.001358</text:p>
          </table:table-cell>
          <table:table-cell office:value-type="float" office:value="0.061837">
            <text:p>0.061837</text:p>
          </table:table-cell>
          <table:table-cell office:value-type="float" office:value="0.700854">
            <text:p>0.700854</text:p>
          </table:table-cell>
          <table:table-cell office:value-type="float" office:value="0.005965">
            <text:p>0.005965</text:p>
          </table:table-cell>
          <table:table-cell office:value-type="float" office:value="0.054345">
            <text:p>0.054345</text:p>
          </table:table-cell>
        </table:table-row>
        <table:table-row table:style-name="ro1">
          <table:table-cell office:value-type="float" office:value="485">
            <text:p>485.000000</text:p>
          </table:table-cell>
          <table:table-cell office:value-type="float" office:value="0.001434">
            <text:p>0.001434</text:p>
          </table:table-cell>
          <table:table-cell office:value-type="float" office:value="0.068266">
            <text:p>0.068266</text:p>
          </table:table-cell>
          <table:table-cell office:value-type="float" office:value="0.65642">
            <text:p>0.656420</text:p>
          </table:table-cell>
          <table:table-cell office:value-type="float" office:value="0.006032">
            <text:p>0.006032</text:p>
          </table:table-cell>
          <table:table-cell office:value-type="float" office:value="0.056713">
            <text:p>0.056713</text:p>
          </table:table-cell>
        </table:table-row>
        <table:table-row table:style-name="ro1">
          <table:table-cell office:value-type="float" office:value="486">
            <text:p>486.000000</text:p>
          </table:table-cell>
          <table:table-cell office:value-type="float" office:value="0.001509">
            <text:p>0.001509</text:p>
          </table:table-cell>
          <table:table-cell office:value-type="float" office:value="0.074694">
            <text:p>0.074694</text:p>
          </table:table-cell>
          <table:table-cell office:value-type="float" office:value="0.611986">
            <text:p>0.611986</text:p>
          </table:table-cell>
          <table:table-cell office:value-type="float" office:value="0.006098">
            <text:p>0.006098</text:p>
          </table:table-cell>
          <table:table-cell office:value-type="float" office:value="0.05908">
            <text:p>0.059080</text:p>
          </table:table-cell>
        </table:table-row>
        <table:table-row table:style-name="ro1">
          <table:table-cell office:value-type="float" office:value="487">
            <text:p>487.000000</text:p>
          </table:table-cell>
          <table:table-cell office:value-type="float" office:value="0.001396">
            <text:p>0.001396</text:p>
          </table:table-cell>
          <table:table-cell office:value-type="float" office:value="0.081985">
            <text:p>0.081985</text:p>
          </table:table-cell>
          <table:table-cell office:value-type="float" office:value="0.56951">
            <text:p>0.569510</text:p>
          </table:table-cell>
          <table:table-cell office:value-type="float" office:value="0.006227">
            <text:p>0.006227</text:p>
          </table:table-cell>
          <table:table-cell office:value-type="float" office:value="0.062016">
            <text:p>0.062016</text:p>
          </table:table-cell>
        </table:table-row>
        <table:table-row table:style-name="ro1">
          <table:table-cell office:value-type="float" office:value="488">
            <text:p>488.000000</text:p>
          </table:table-cell>
          <table:table-cell office:value-type="float" office:value="0.001283">
            <text:p>0.001283</text:p>
          </table:table-cell>
          <table:table-cell office:value-type="float" office:value="0.089276">
            <text:p>0.089276</text:p>
          </table:table-cell>
          <table:table-cell office:value-type="float" office:value="0.527034">
            <text:p>0.527034</text:p>
          </table:table-cell>
          <table:table-cell office:value-type="float" office:value="0.006355">
            <text:p>0.006355</text:p>
          </table:table-cell>
          <table:table-cell office:value-type="float" office:value="0.064952">
            <text:p>0.064952</text:p>
          </table:table-cell>
        </table:table-row>
        <table:table-row table:style-name="ro1">
          <table:table-cell office:value-type="float" office:value="489">
            <text:p>489.000000</text:p>
          </table:table-cell>
          <table:table-cell office:value-type="float" office:value="0.001261">
            <text:p>0.001261</text:p>
          </table:table-cell>
          <table:table-cell office:value-type="float" office:value="0.098634">
            <text:p>0.098634</text:p>
          </table:table-cell>
          <table:table-cell office:value-type="float" office:value="0.490615">
            <text:p>0.490615</text:p>
          </table:table-cell>
          <table:table-cell office:value-type="float" office:value="0.006362">
            <text:p>0.006362</text:p>
          </table:table-cell>
          <table:table-cell office:value-type="float" office:value="0.069088">
            <text:p>0.069088</text:p>
          </table:table-cell>
        </table:table-row>
        <table:table-row table:style-name="ro1">
          <table:table-cell office:value-type="float" office:value="490">
            <text:p>490.000000</text:p>
          </table:table-cell>
          <table:table-cell office:value-type="float" office:value="0.001239">
            <text:p>0.001239</text:p>
          </table:table-cell>
          <table:table-cell office:value-type="float" office:value="0.107993">
            <text:p>0.107993</text:p>
          </table:table-cell>
          <table:table-cell office:value-type="float" office:value="0.454196">
            <text:p>0.454196</text:p>
          </table:table-cell>
          <table:table-cell office:value-type="float" office:value="0.006368">
            <text:p>0.006368</text:p>
          </table:table-cell>
          <table:table-cell office:value-type="float" office:value="0.073223">
            <text:p>0.073223</text:p>
          </table:table-cell>
        </table:table-row>
        <table:table-row table:style-name="ro1">
          <table:table-cell office:value-type="float" office:value="491">
            <text:p>491.000000</text:p>
          </table:table-cell>
          <table:table-cell office:value-type="float" office:value="0.001254">
            <text:p>0.001254</text:p>
          </table:table-cell>
          <table:table-cell office:value-type="float" office:value="0.129662">
            <text:p>0.129662</text:p>
          </table:table-cell>
          <table:table-cell office:value-type="float" office:value="0.385475">
            <text:p>0.385475</text:p>
          </table:table-cell>
          <table:table-cell office:value-type="float" office:value="0.006359">
            <text:p>0.006359</text:p>
          </table:table-cell>
          <table:table-cell office:value-type="float" office:value="0.084044">
            <text:p>0.084044</text:p>
          </table:table-cell>
        </table:table-row>
        <table:table-row table:style-name="ro1">
          <table:table-cell office:value-type="float" office:value="492">
            <text:p>492.000000</text:p>
          </table:table-cell>
          <table:table-cell office:value-type="float" office:value="0.001283">
            <text:p>0.001283</text:p>
          </table:table-cell>
          <table:table-cell office:value-type="float" office:value="0.143631">
            <text:p>0.143631</text:p>
          </table:table-cell>
          <table:table-cell office:value-type="float" office:value="0.359028">
            <text:p>0.359028</text:p>
          </table:table-cell>
          <table:table-cell office:value-type="float" office:value="0.006139">
            <text:p>0.006139</text:p>
          </table:table-cell>
          <table:table-cell office:value-type="float" office:value="0.090996">
            <text:p>0.090996</text:p>
          </table:table-cell>
        </table:table-row>
        <table:table-row table:style-name="ro1">
          <table:table-cell office:value-type="float" office:value="493">
            <text:p>493.000000</text:p>
          </table:table-cell>
          <table:table-cell office:value-type="float" office:value="0.001313">
            <text:p>0.001313</text:p>
          </table:table-cell>
          <table:table-cell office:value-type="float" office:value="0.157601">
            <text:p>0.157601</text:p>
          </table:table-cell>
          <table:table-cell office:value-type="float" office:value="0.332581">
            <text:p>0.332581</text:p>
          </table:table-cell>
          <table:table-cell office:value-type="float" office:value="0.005918">
            <text:p>0.005918</text:p>
          </table:table-cell>
          <table:table-cell office:value-type="float" office:value="0.097948">
            <text:p>0.097948</text:p>
          </table:table-cell>
        </table:table-row>
        <table:table-row table:style-name="ro1">
          <table:table-cell office:value-type="float" office:value="494">
            <text:p>494.000000</text:p>
          </table:table-cell>
          <table:table-cell office:value-type="float" office:value="0.001438">
            <text:p>0.001438</text:p>
          </table:table-cell>
          <table:table-cell office:value-type="float" office:value="0.173375">
            <text:p>0.173375</text:p>
          </table:table-cell>
          <table:table-cell office:value-type="float" office:value="0.307938">
            <text:p>0.307938</text:p>
          </table:table-cell>
          <table:table-cell office:value-type="float" office:value="0.00592">
            <text:p>0.005920</text:p>
          </table:table-cell>
          <table:table-cell office:value-type="float" office:value="0.1061">
            <text:p>0.106100</text:p>
          </table:table-cell>
        </table:table-row>
        <table:table-row table:style-name="ro1">
          <table:table-cell office:value-type="float" office:value="495">
            <text:p>495.000000</text:p>
          </table:table-cell>
          <table:table-cell office:value-type="float" office:value="0.001562">
            <text:p>0.001562</text:p>
          </table:table-cell>
          <table:table-cell office:value-type="float" office:value="0.18915">
            <text:p>0.189150</text:p>
          </table:table-cell>
          <table:table-cell office:value-type="float" office:value="0.283296">
            <text:p>0.283296</text:p>
          </table:table-cell>
          <table:table-cell office:value-type="float" office:value="0.005922">
            <text:p>0.005922</text:p>
          </table:table-cell>
          <table:table-cell office:value-type="float" office:value="0.114251">
            <text:p>0.114251</text:p>
          </table:table-cell>
        </table:table-row>
        <table:table-row table:style-name="ro1">
          <table:table-cell office:value-type="float" office:value="496">
            <text:p>496.000000</text:p>
          </table:table-cell>
          <table:table-cell office:value-type="float" office:value="0.001478">
            <text:p>0.001478</text:p>
          </table:table-cell>
          <table:table-cell office:value-type="float" office:value="0.20824">
            <text:p>0.208240</text:p>
          </table:table-cell>
          <table:table-cell office:value-type="float" office:value="0.263095">
            <text:p>0.263095</text:p>
          </table:table-cell>
          <table:table-cell office:value-type="float" office:value="0.006207">
            <text:p>0.006207</text:p>
          </table:table-cell>
          <table:table-cell office:value-type="float" office:value="0.124472">
            <text:p>0.124472</text:p>
          </table:table-cell>
        </table:table-row>
        <table:table-row table:style-name="ro1">
          <table:table-cell office:value-type="float" office:value="497">
            <text:p>497.000000</text:p>
          </table:table-cell>
          <table:table-cell office:value-type="float" office:value="0.001394">
            <text:p>0.001394</text:p>
          </table:table-cell>
          <table:table-cell office:value-type="float" office:value="0.227329">
            <text:p>0.227329</text:p>
          </table:table-cell>
          <table:table-cell office:value-type="float" office:value="0.242894">
            <text:p>0.242894</text:p>
          </table:table-cell>
          <table:table-cell office:value-type="float" office:value="0.006492">
            <text:p>0.006492</text:p>
          </table:table-cell>
          <table:table-cell office:value-type="float" office:value="0.134693">
            <text:p>0.134693</text:p>
          </table:table-cell>
        </table:table-row>
        <table:table-row table:style-name="ro1">
          <table:table-cell office:value-type="float" office:value="498">
            <text:p>498.000000</text:p>
          </table:table-cell>
          <table:table-cell office:value-type="float" office:value="0.001293">
            <text:p>0.001293</text:p>
          </table:table-cell>
          <table:table-cell office:value-type="float" office:value="0.247797">
            <text:p>0.247797</text:p>
          </table:table-cell>
          <table:table-cell office:value-type="float" office:value="0.223478">
            <text:p>0.223478</text:p>
          </table:table-cell>
          <table:table-cell office:value-type="float" office:value="0.006635">
            <text:p>0.006635</text:p>
          </table:table-cell>
          <table:table-cell office:value-type="float" office:value="0.145314">
            <text:p>0.145314</text:p>
          </table:table-cell>
        </table:table-row>
        <table:table-row table:style-name="ro1">
          <table:table-cell office:value-type="float" office:value="499">
            <text:p>499.000000</text:p>
          </table:table-cell>
          <table:table-cell office:value-type="float" office:value="0.001193">
            <text:p>0.001193</text:p>
          </table:table-cell>
          <table:table-cell office:value-type="float" office:value="0.268266">
            <text:p>0.268266</text:p>
          </table:table-cell>
          <table:table-cell office:value-type="float" office:value="0.204063">
            <text:p>0.204063</text:p>
          </table:table-cell>
          <table:table-cell office:value-type="float" office:value="0.006348">
            <text:p>0.006348</text:p>
          </table:table-cell>
          <table:table-cell office:value-type="float" office:value="0.155935">
            <text:p>0.155935</text:p>
          </table:table-cell>
        </table:table-row>
        <table:table-row table:style-name="ro1">
          <table:table-cell office:value-type="float" office:value="500">
            <text:p>500.000000</text:p>
          </table:table-cell>
          <table:table-cell office:value-type="float" office:value="0.001241">
            <text:p>0.001241</text:p>
          </table:table-cell>
          <table:table-cell office:value-type="float" office:value="0.320564">
            <text:p>0.320564</text:p>
          </table:table-cell>
          <table:table-cell office:value-type="float" office:value="0.173386">
            <text:p>0.173386</text:p>
          </table:table-cell>
          <table:table-cell office:value-type="float" office:value="0.007065">
            <text:p>0.007065</text:p>
          </table:table-cell>
          <table:table-cell office:value-type="float" office:value="0.182382">
            <text:p>0.182382</text:p>
          </table:table-cell>
        </table:table-row>
        <table:table-row table:style-name="ro1">
          <table:table-cell office:value-type="float" office:value="501">
            <text:p>501.000000</text:p>
          </table:table-cell>
          <table:table-cell office:value-type="float" office:value="0.00129">
            <text:p>0.001290</text:p>
          </table:table-cell>
          <table:table-cell office:value-type="float" office:value="0.349556">
            <text:p>0.349556</text:p>
          </table:table-cell>
          <table:table-cell office:value-type="float" office:value="0.159809">
            <text:p>0.159809</text:p>
          </table:table-cell>
          <table:table-cell office:value-type="float" office:value="0.007478">
            <text:p>0.007478</text:p>
          </table:table-cell>
          <table:table-cell office:value-type="float" office:value="0.196925">
            <text:p>0.196925</text:p>
          </table:table-cell>
        </table:table-row>
        <table:table-row table:style-name="ro1">
          <table:table-cell office:value-type="float" office:value="502">
            <text:p>502.000000</text:p>
          </table:table-cell>
          <table:table-cell office:value-type="float" office:value="0.00134">
            <text:p>0.001340</text:p>
          </table:table-cell>
          <table:table-cell office:value-type="float" office:value="0.378547">
            <text:p>0.378547</text:p>
          </table:table-cell>
          <table:table-cell office:value-type="float" office:value="0.146232">
            <text:p>0.146232</text:p>
          </table:table-cell>
          <table:table-cell office:value-type="float" office:value="0.006653">
            <text:p>0.006653</text:p>
          </table:table-cell>
          <table:table-cell office:value-type="float" office:value="0.211469">
            <text:p>0.211469</text:p>
          </table:table-cell>
        </table:table-row>
        <table:table-row table:style-name="ro1">
          <table:table-cell office:value-type="float" office:value="503">
            <text:p>503.000000</text:p>
          </table:table-cell>
          <table:table-cell office:value-type="float" office:value="0.001313">
            <text:p>0.001313</text:p>
          </table:table-cell>
          <table:table-cell office:value-type="float" office:value="0.411841">
            <text:p>0.411841</text:p>
          </table:table-cell>
          <table:table-cell office:value-type="float" office:value="0.134973">
            <text:p>0.134973</text:p>
          </table:table-cell>
          <table:table-cell office:value-type="float" office:value="0.006602">
            <text:p>0.006602</text:p>
          </table:table-cell>
          <table:table-cell office:value-type="float" office:value="0.228406">
            <text:p>0.228406</text:p>
          </table:table-cell>
        </table:table-row>
        <table:table-row table:style-name="ro1">
          <table:table-cell office:value-type="float" office:value="504">
            <text:p>504.000000</text:p>
          </table:table-cell>
          <table:table-cell office:value-type="float" office:value="0.001287">
            <text:p>0.001287</text:p>
          </table:table-cell>
          <table:table-cell office:value-type="float" office:value="0.445135">
            <text:p>0.445135</text:p>
          </table:table-cell>
          <table:table-cell office:value-type="float" office:value="0.123714">
            <text:p>0.123714</text:p>
          </table:table-cell>
          <table:table-cell office:value-type="float" office:value="0.006551">
            <text:p>0.006551</text:p>
          </table:table-cell>
          <table:table-cell office:value-type="float" office:value="0.245343">
            <text:p>0.245343</text:p>
          </table:table-cell>
        </table:table-row>
        <table:table-row table:style-name="ro1">
          <table:table-cell office:value-type="float" office:value="505">
            <text:p>505.000000</text:p>
          </table:table-cell>
          <table:table-cell office:value-type="float" office:value="0.001432">
            <text:p>0.001432</text:p>
          </table:table-cell>
          <table:table-cell office:value-type="float" office:value="0.478586">
            <text:p>0.478586</text:p>
          </table:table-cell>
          <table:table-cell office:value-type="float" office:value="0.113358">
            <text:p>0.113358</text:p>
          </table:table-cell>
          <table:table-cell office:value-type="float" office:value="0.006728">
            <text:p>0.006728</text:p>
          </table:table-cell>
          <table:table-cell office:value-type="float" office:value="0.261776">
            <text:p>0.261776</text:p>
          </table:table-cell>
        </table:table-row>
        <table:table-row table:style-name="ro1">
          <table:table-cell office:value-type="float" office:value="506">
            <text:p>506.000000</text:p>
          </table:table-cell>
          <table:table-cell office:value-type="float" office:value="0.001578">
            <text:p>0.001578</text:p>
          </table:table-cell>
          <table:table-cell office:value-type="float" office:value="0.512038">
            <text:p>0.512038</text:p>
          </table:table-cell>
          <table:table-cell office:value-type="float" office:value="0.103002">
            <text:p>0.103002</text:p>
          </table:table-cell>
          <table:table-cell office:value-type="float" office:value="0.006906">
            <text:p>0.006906</text:p>
          </table:table-cell>
          <table:table-cell office:value-type="float" office:value="0.278209">
            <text:p>0.278209</text:p>
          </table:table-cell>
        </table:table-row>
        <table:table-row table:style-name="ro1">
          <table:table-cell office:value-type="float" office:value="507">
            <text:p>507.000000</text:p>
          </table:table-cell>
          <table:table-cell office:value-type="float" office:value="0.001623">
            <text:p>0.001623</text:p>
          </table:table-cell>
          <table:table-cell office:value-type="float" office:value="0.552869">
            <text:p>0.552869</text:p>
          </table:table-cell>
          <table:table-cell office:value-type="float" office:value="0.095694">
            <text:p>0.095694</text:p>
          </table:table-cell>
          <table:table-cell office:value-type="float" office:value="0.007148">
            <text:p>0.007148</text:p>
          </table:table-cell>
          <table:table-cell office:value-type="float" office:value="0.29878">
            <text:p>0.298780</text:p>
          </table:table-cell>
        </table:table-row>
        <table:table-row table:style-name="ro1">
          <table:table-cell office:value-type="float" office:value="508">
            <text:p>508.000000</text:p>
          </table:table-cell>
          <table:table-cell office:value-type="float" office:value="0.001669">
            <text:p>0.001669</text:p>
          </table:table-cell>
          <table:table-cell office:value-type="float" office:value="0.593701">
            <text:p>0.593701</text:p>
          </table:table-cell>
          <table:table-cell office:value-type="float" office:value="0.088385">
            <text:p>0.088385</text:p>
          </table:table-cell>
          <table:table-cell office:value-type="float" office:value="0.007391">
            <text:p>0.007391</text:p>
          </table:table-cell>
          <table:table-cell office:value-type="float" office:value="0.319351">
            <text:p>0.319351</text:p>
          </table:table-cell>
        </table:table-row>
        <table:table-row table:style-name="ro1">
          <table:table-cell office:value-type="float" office:value="509">
            <text:p>509.000000</text:p>
          </table:table-cell>
          <table:table-cell office:value-type="float" office:value="0.001538">
            <text:p>0.001538</text:p>
          </table:table-cell>
          <table:table-cell office:value-type="float" office:value="0.666446">
            <text:p>0.666446</text:p>
          </table:table-cell>
          <table:table-cell office:value-type="float" office:value="0.074215">
            <text:p>0.074215</text:p>
          </table:table-cell>
          <table:table-cell office:value-type="float" office:value="0.007937">
            <text:p>0.007937</text:p>
          </table:table-cell>
          <table:table-cell office:value-type="float" office:value="0.355763">
            <text:p>0.355763</text:p>
          </table:table-cell>
        </table:table-row>
        <table:table-row table:style-name="ro1">
          <table:table-cell office:value-type="float" office:value="510">
            <text:p>510.000000</text:p>
          </table:table-cell>
          <table:table-cell office:value-type="float" office:value="0.001535">
            <text:p>0.001535</text:p>
          </table:table-cell>
          <table:table-cell office:value-type="float" office:value="0.705545">
            <text:p>0.705545</text:p>
          </table:table-cell>
          <table:table-cell office:value-type="float" office:value="0.069189">
            <text:p>0.069189</text:p>
          </table:table-cell>
          <table:table-cell office:value-type="float" office:value="0.008465">
            <text:p>0.008465</text:p>
          </table:table-cell>
          <table:table-cell office:value-type="float" office:value="0.376351">
            <text:p>0.376351</text:p>
          </table:table-cell>
        </table:table-row>
        <table:table-row table:style-name="ro1">
          <table:table-cell office:value-type="float" office:value="511">
            <text:p>511.000000</text:p>
          </table:table-cell>
          <table:table-cell office:value-type="float" office:value="0.001531">
            <text:p>0.001531</text:p>
          </table:table-cell>
          <table:table-cell office:value-type="float" office:value="0.744644">
            <text:p>0.744644</text:p>
          </table:table-cell>
          <table:table-cell office:value-type="float" office:value="0.064162">
            <text:p>0.064162</text:p>
          </table:table-cell>
          <table:table-cell office:value-type="float" office:value="0.008993">
            <text:p>0.008993</text:p>
          </table:table-cell>
          <table:table-cell office:value-type="float" office:value="0.396939">
            <text:p>0.396939</text:p>
          </table:table-cell>
        </table:table-row>
        <table:table-row table:style-name="ro1">
          <table:table-cell office:value-type="float" office:value="512">
            <text:p>512.000000</text:p>
          </table:table-cell>
          <table:table-cell office:value-type="float" office:value="0.001571">
            <text:p>0.001571</text:p>
          </table:table-cell>
          <table:table-cell office:value-type="float" office:value="0.77694">
            <text:p>0.776940</text:p>
          </table:table-cell>
          <table:table-cell office:value-type="float" office:value="0.058971">
            <text:p>0.058971</text:p>
          </table:table-cell>
          <table:table-cell office:value-type="float" office:value="0.009276">
            <text:p>0.009276</text:p>
          </table:table-cell>
          <table:table-cell office:value-type="float" office:value="0.41542">
            <text:p>0.415420</text:p>
          </table:table-cell>
        </table:table-row>
        <table:table-row table:style-name="ro1">
          <table:table-cell office:value-type="float" office:value="513">
            <text:p>513.000000</text:p>
          </table:table-cell>
          <table:table-cell office:value-type="float" office:value="0.00161">
            <text:p>0.001610</text:p>
          </table:table-cell>
          <table:table-cell office:value-type="float" office:value="0.809237">
            <text:p>0.809237</text:p>
          </table:table-cell>
          <table:table-cell office:value-type="float" office:value="0.053779">
            <text:p>0.053779</text:p>
          </table:table-cell>
          <table:table-cell office:value-type="float" office:value="0.00956">
            <text:p>0.009560</text:p>
          </table:table-cell>
          <table:table-cell office:value-type="float" office:value="0.4339">
            <text:p>0.433900</text:p>
          </table:table-cell>
        </table:table-row>
        <table:table-row table:style-name="ro1">
          <table:table-cell office:value-type="float" office:value="514">
            <text:p>514.000000</text:p>
          </table:table-cell>
          <table:table-cell office:value-type="float" office:value="0.001524">
            <text:p>0.001524</text:p>
          </table:table-cell>
          <table:table-cell office:value-type="float" office:value="0.845325">
            <text:p>0.845325</text:p>
          </table:table-cell>
          <table:table-cell office:value-type="float" office:value="0.050122">
            <text:p>0.050122</text:p>
          </table:table-cell>
          <table:table-cell office:value-type="float" office:value="0.009894">
            <text:p>0.009894</text:p>
          </table:table-cell>
          <table:table-cell office:value-type="float" office:value="0.456407">
            <text:p>0.456407</text:p>
          </table:table-cell>
        </table:table-row>
        <table:table-row table:style-name="ro1">
          <table:table-cell office:value-type="float" office:value="515">
            <text:p>515.000000</text:p>
          </table:table-cell>
          <table:table-cell office:value-type="float" office:value="0.001438">
            <text:p>0.001438</text:p>
          </table:table-cell>
          <table:table-cell office:value-type="float" office:value="0.881414">
            <text:p>0.881414</text:p>
          </table:table-cell>
          <table:table-cell office:value-type="float" office:value="0.046465">
            <text:p>0.046465</text:p>
          </table:table-cell>
          <table:table-cell office:value-type="float" office:value="0.010229">
            <text:p>0.010229</text:p>
          </table:table-cell>
          <table:table-cell office:value-type="float" office:value="0.478914">
            <text:p>0.478914</text:p>
          </table:table-cell>
        </table:table-row>
        <table:table-row table:style-name="ro1">
          <table:table-cell office:value-type="float" office:value="516">
            <text:p>516.000000</text:p>
          </table:table-cell>
          <table:table-cell office:value-type="float" office:value="0.001559">
            <text:p>0.001559</text:p>
          </table:table-cell>
          <table:table-cell office:value-type="float" office:value="0.907118">
            <text:p>0.907118</text:p>
          </table:table-cell>
          <table:table-cell office:value-type="float" office:value="0.042867">
            <text:p>0.042867</text:p>
          </table:table-cell>
          <table:table-cell office:value-type="float" office:value="0.010819">
            <text:p>0.010819</text:p>
          </table:table-cell>
          <table:table-cell office:value-type="float" office:value="0.498476">
            <text:p>0.498476</text:p>
          </table:table-cell>
        </table:table-row>
        <table:table-row table:style-name="ro1">
          <table:table-cell office:value-type="float" office:value="517">
            <text:p>517.000000</text:p>
          </table:table-cell>
          <table:table-cell office:value-type="float" office:value="0.00168">
            <text:p>0.001680</text:p>
          </table:table-cell>
          <table:table-cell office:value-type="float" office:value="0.932822">
            <text:p>0.932822</text:p>
          </table:table-cell>
          <table:table-cell office:value-type="float" office:value="0.039269">
            <text:p>0.039269</text:p>
          </table:table-cell>
          <table:table-cell office:value-type="float" office:value="0.01141">
            <text:p>0.011410</text:p>
          </table:table-cell>
          <table:table-cell office:value-type="float" office:value="0.518038">
            <text:p>0.518038</text:p>
          </table:table-cell>
        </table:table-row>
        <table:table-row table:style-name="ro1">
          <table:table-cell office:value-type="float" office:value="518">
            <text:p>518.000000</text:p>
          </table:table-cell>
          <table:table-cell office:value-type="float" office:value="0.001747">
            <text:p>0.001747</text:p>
          </table:table-cell>
          <table:table-cell office:value-type="float" office:value="0.969429">
            <text:p>0.969429</text:p>
          </table:table-cell>
          <table:table-cell office:value-type="float" office:value="0.033544">
            <text:p>0.033544</text:p>
          </table:table-cell>
          <table:table-cell office:value-type="float" office:value="0.012839">
            <text:p>0.012839</text:p>
          </table:table-cell>
          <table:table-cell office:value-type="float" office:value="0.556104">
            <text:p>0.556104</text:p>
          </table:table-cell>
        </table:table-row>
        <table:table-row table:style-name="ro1">
          <table:table-cell office:value-type="float" office:value="519">
            <text:p>519.000000</text:p>
          </table:table-cell>
          <table:table-cell office:value-type="float" office:value="0.001668">
            <text:p>0.001668</text:p>
          </table:table-cell>
          <table:table-cell office:value-type="float" office:value="0.977057">
            <text:p>0.977057</text:p>
          </table:table-cell>
          <table:table-cell office:value-type="float" office:value="0.031164">
            <text:p>0.031164</text:p>
          </table:table-cell>
          <table:table-cell office:value-type="float" office:value="0.013825">
            <text:p>0.013825</text:p>
          </table:table-cell>
          <table:table-cell office:value-type="float" office:value="0.572956">
            <text:p>0.572956</text:p>
          </table:table-cell>
        </table:table-row>
        <table:table-row table:style-name="ro1">
          <table:table-cell office:value-type="float" office:value="520">
            <text:p>520.000000</text:p>
          </table:table-cell>
          <table:table-cell office:value-type="float" office:value="0.001589">
            <text:p>0.001589</text:p>
          </table:table-cell>
          <table:table-cell office:value-type="float" office:value="0.984686">
            <text:p>0.984686</text:p>
          </table:table-cell>
          <table:table-cell office:value-type="float" office:value="0.028785">
            <text:p>0.028785</text:p>
          </table:table-cell>
          <table:table-cell office:value-type="float" office:value="0.014811">
            <text:p>0.014811</text:p>
          </table:table-cell>
          <table:table-cell office:value-type="float" office:value="0.589808">
            <text:p>0.589808</text:p>
          </table:table-cell>
        </table:table-row>
        <table:table-row table:style-name="ro1">
          <table:table-cell office:value-type="float" office:value="521">
            <text:p>521.000000</text:p>
          </table:table-cell>
          <table:table-cell office:value-type="float" office:value="0.001528">
            <text:p>0.001528</text:p>
          </table:table-cell>
          <table:table-cell office:value-type="float" office:value="0.992343">
            <text:p>0.992343</text:p>
          </table:table-cell>
          <table:table-cell office:value-type="float" office:value="0.027015">
            <text:p>0.027015</text:p>
          </table:table-cell>
          <table:table-cell office:value-type="float" office:value="0.015998">
            <text:p>0.015998</text:p>
          </table:table-cell>
          <table:table-cell office:value-type="float" office:value="0.611493">
            <text:p>0.611493</text:p>
          </table:table-cell>
        </table:table-row>
        <table:table-row table:style-name="ro1">
          <table:table-cell office:value-type="float" office:value="522">
            <text:p>522.000000</text:p>
          </table:table-cell>
          <table:table-cell office:value-type="float" office:value="0.001466">
            <text:p>0.001466</text:p>
          </table:table-cell>
          <table:table-cell office:value-type="float" office:value="1">
            <text:p>1.000000</text:p>
          </table:table-cell>
          <table:table-cell office:value-type="float" office:value="0.025246">
            <text:p>0.025246</text:p>
          </table:table-cell>
          <table:table-cell office:value-type="float" office:value="0.017184">
            <text:p>0.017184</text:p>
          </table:table-cell>
          <table:table-cell office:value-type="float" office:value="0.633178">
            <text:p>0.633178</text:p>
          </table:table-cell>
        </table:table-row>
        <table:table-row table:style-name="ro1">
          <table:table-cell office:value-type="float" office:value="523">
            <text:p>523.000000</text:p>
          </table:table-cell>
          <table:table-cell office:value-type="float" office:value="0.001444">
            <text:p>0.001444</text:p>
          </table:table-cell>
          <table:table-cell office:value-type="float" office:value="0.992571">
            <text:p>0.992571</text:p>
          </table:table-cell>
          <table:table-cell office:value-type="float" office:value="0.023326">
            <text:p>0.023326</text:p>
          </table:table-cell>
          <table:table-cell office:value-type="float" office:value="0.018694">
            <text:p>0.018694</text:p>
          </table:table-cell>
          <table:table-cell office:value-type="float" office:value="0.649759">
            <text:p>0.649759</text:p>
          </table:table-cell>
        </table:table-row>
        <table:table-row table:style-name="ro1">
          <table:table-cell office:value-type="float" office:value="524">
            <text:p>524.000000</text:p>
          </table:table-cell>
          <table:table-cell office:value-type="float" office:value="0.001421">
            <text:p>0.001421</text:p>
          </table:table-cell>
          <table:table-cell office:value-type="float" office:value="0.985143">
            <text:p>0.985143</text:p>
          </table:table-cell>
          <table:table-cell office:value-type="float" office:value="0.021406">
            <text:p>0.021406</text:p>
          </table:table-cell>
          <table:table-cell office:value-type="float" office:value="0.020204">
            <text:p>0.020204</text:p>
          </table:table-cell>
          <table:table-cell office:value-type="float" office:value="0.666341">
            <text:p>0.666341</text:p>
          </table:table-cell>
        </table:table-row>
        <table:table-row table:style-name="ro1">
          <table:table-cell office:value-type="float" office:value="525">
            <text:p>525.000000</text:p>
          </table:table-cell>
          <table:table-cell office:value-type="float" office:value="0.001551">
            <text:p>0.001551</text:p>
          </table:table-cell>
          <table:table-cell office:value-type="float" office:value="0.972746">
            <text:p>0.972746</text:p>
          </table:table-cell>
          <table:table-cell office:value-type="float" office:value="0.019936">
            <text:p>0.019936</text:p>
          </table:table-cell>
          <table:table-cell office:value-type="float" office:value="0.021881">
            <text:p>0.021881</text:p>
          </table:table-cell>
          <table:table-cell office:value-type="float" office:value="0.684104">
            <text:p>0.684104</text:p>
          </table:table-cell>
        </table:table-row>
        <table:table-row table:style-name="ro1">
          <table:table-cell office:value-type="float" office:value="526">
            <text:p>526.000000</text:p>
          </table:table-cell>
          <table:table-cell office:value-type="float" office:value="0.00168">
            <text:p>0.001680</text:p>
          </table:table-cell>
          <table:table-cell office:value-type="float" office:value="0.960349">
            <text:p>0.960349</text:p>
          </table:table-cell>
          <table:table-cell office:value-type="float" office:value="0.018466">
            <text:p>0.018466</text:p>
          </table:table-cell>
          <table:table-cell office:value-type="float" office:value="0.023558">
            <text:p>0.023558</text:p>
          </table:table-cell>
          <table:table-cell office:value-type="float" office:value="0.701867">
            <text:p>0.701867</text:p>
          </table:table-cell>
        </table:table-row>
        <table:table-row table:style-name="ro1">
          <table:table-cell office:value-type="float" office:value="527">
            <text:p>527.000000</text:p>
          </table:table-cell>
          <table:table-cell office:value-type="float" office:value="0.00155">
            <text:p>0.001550</text:p>
          </table:table-cell>
          <table:table-cell office:value-type="float" office:value="0.913146">
            <text:p>0.913146</text:p>
          </table:table-cell>
          <table:table-cell office:value-type="float" office:value="0.015604">
            <text:p>0.015604</text:p>
          </table:table-cell>
          <table:table-cell office:value-type="float" office:value="0.027233">
            <text:p>0.027233</text:p>
          </table:table-cell>
          <table:table-cell office:value-type="float" office:value="0.728548">
            <text:p>0.728548</text:p>
          </table:table-cell>
        </table:table-row>
        <table:table-row table:style-name="ro1">
          <table:table-cell office:value-type="float" office:value="528">
            <text:p>528.000000</text:p>
          </table:table-cell>
          <table:table-cell office:value-type="float" office:value="0.001669">
            <text:p>0.001669</text:p>
          </table:table-cell>
          <table:table-cell office:value-type="float" office:value="0.889762">
            <text:p>0.889762</text:p>
          </table:table-cell>
          <table:table-cell office:value-type="float" office:value="0.014717">
            <text:p>0.014717</text:p>
          </table:table-cell>
          <table:table-cell office:value-type="float" office:value="0.029784">
            <text:p>0.029784</text:p>
          </table:table-cell>
          <table:table-cell office:value-type="float" office:value="0.745134">
            <text:p>0.745134</text:p>
          </table:table-cell>
        </table:table-row>
        <table:table-row table:style-name="ro1">
          <table:table-cell office:value-type="float" office:value="529">
            <text:p>529.000000</text:p>
          </table:table-cell>
          <table:table-cell office:value-type="float" office:value="0.001788">
            <text:p>0.001788</text:p>
          </table:table-cell>
          <table:table-cell office:value-type="float" office:value="0.866379">
            <text:p>0.866379</text:p>
          </table:table-cell>
          <table:table-cell office:value-type="float" office:value="0.01383">
            <text:p>0.013830</text:p>
          </table:table-cell>
          <table:table-cell office:value-type="float" office:value="0.032334">
            <text:p>0.032334</text:p>
          </table:table-cell>
          <table:table-cell office:value-type="float" office:value="0.76172">
            <text:p>0.761720</text:p>
          </table:table-cell>
        </table:table-row>
        <table:table-row table:style-name="ro1">
          <table:table-cell office:value-type="float" office:value="530">
            <text:p>530.000000</text:p>
          </table:table-cell>
          <table:table-cell office:value-type="float" office:value="0.001704">
            <text:p>0.001704</text:p>
          </table:table-cell>
          <table:table-cell office:value-type="float" office:value="0.839261">
            <text:p>0.839261</text:p>
          </table:table-cell>
          <table:table-cell office:value-type="float" office:value="0.013045">
            <text:p>0.013045</text:p>
          </table:table-cell>
          <table:table-cell office:value-type="float" office:value="0.035539">
            <text:p>0.035539</text:p>
          </table:table-cell>
          <table:table-cell office:value-type="float" office:value="0.777104">
            <text:p>0.777104</text:p>
          </table:table-cell>
        </table:table-row>
        <table:table-row table:style-name="ro1">
          <table:table-cell office:value-type="float" office:value="531">
            <text:p>531.000000</text:p>
          </table:table-cell>
          <table:table-cell office:value-type="float" office:value="0.001621">
            <text:p>0.001621</text:p>
          </table:table-cell>
          <table:table-cell office:value-type="float" office:value="0.812144">
            <text:p>0.812144</text:p>
          </table:table-cell>
          <table:table-cell office:value-type="float" office:value="0.01226">
            <text:p>0.012260</text:p>
          </table:table-cell>
          <table:table-cell office:value-type="float" office:value="0.038743">
            <text:p>0.038743</text:p>
          </table:table-cell>
          <table:table-cell office:value-type="float" office:value="0.792489">
            <text:p>0.792489</text:p>
          </table:table-cell>
        </table:table-row>
        <table:table-row table:style-name="ro1">
          <table:table-cell office:value-type="float" office:value="532">
            <text:p>532.000000</text:p>
          </table:table-cell>
          <table:table-cell office:value-type="float" office:value="0.001649">
            <text:p>0.001649</text:p>
          </table:table-cell>
          <table:table-cell office:value-type="float" office:value="0.780647">
            <text:p>0.780647</text:p>
          </table:table-cell>
          <table:table-cell office:value-type="float" office:value="0.01163">
            <text:p>0.011630</text:p>
          </table:table-cell>
          <table:table-cell office:value-type="float" office:value="0.04244">
            <text:p>0.042440</text:p>
          </table:table-cell>
          <table:table-cell office:value-type="float" office:value="0.804772">
            <text:p>0.804772</text:p>
          </table:table-cell>
        </table:table-row>
        <table:table-row table:style-name="ro1">
          <table:table-cell office:value-type="float" office:value="533">
            <text:p>533.000000</text:p>
          </table:table-cell>
          <table:table-cell office:value-type="float" office:value="0.001676">
            <text:p>0.001676</text:p>
          </table:table-cell>
          <table:table-cell office:value-type="float" office:value="0.749149">
            <text:p>0.749149</text:p>
          </table:table-cell>
          <table:table-cell office:value-type="float" office:value="0.010999">
            <text:p>0.010999</text:p>
          </table:table-cell>
          <table:table-cell office:value-type="float" office:value="0.046136">
            <text:p>0.046136</text:p>
          </table:table-cell>
          <table:table-cell office:value-type="float" office:value="0.817056">
            <text:p>0.817056</text:p>
          </table:table-cell>
        </table:table-row>
        <table:table-row table:style-name="ro1">
          <table:table-cell office:value-type="float" office:value="534">
            <text:p>534.000000</text:p>
          </table:table-cell>
          <table:table-cell office:value-type="float" office:value="0.001711">
            <text:p>0.001711</text:p>
          </table:table-cell>
          <table:table-cell office:value-type="float" office:value="0.71957">
            <text:p>0.719570</text:p>
          </table:table-cell>
          <table:table-cell office:value-type="float" office:value="0.010398">
            <text:p>0.010398</text:p>
          </table:table-cell>
          <table:table-cell office:value-type="float" office:value="0.050559">
            <text:p>0.050559</text:p>
          </table:table-cell>
          <table:table-cell office:value-type="float" office:value="0.830513">
            <text:p>0.830513</text:p>
          </table:table-cell>
        </table:table-row>
        <table:table-row table:style-name="ro1">
          <table:table-cell office:value-type="float" office:value="535">
            <text:p>535.000000</text:p>
          </table:table-cell>
          <table:table-cell office:value-type="float" office:value="0.001746">
            <text:p>0.001746</text:p>
          </table:table-cell>
          <table:table-cell office:value-type="float" office:value="0.689991">
            <text:p>0.689991</text:p>
          </table:table-cell>
          <table:table-cell office:value-type="float" office:value="0.009797">
            <text:p>0.009797</text:p>
          </table:table-cell>
          <table:table-cell office:value-type="float" office:value="0.054981">
            <text:p>0.054981</text:p>
          </table:table-cell>
          <table:table-cell office:value-type="float" office:value="0.84397">
            <text:p>0.843970</text:p>
          </table:table-cell>
        </table:table-row>
        <table:table-row table:style-name="ro1">
          <table:table-cell office:value-type="float" office:value="536">
            <text:p>536.000000</text:p>
          </table:table-cell>
          <table:table-cell office:value-type="float" office:value="0.001689">
            <text:p>0.001689</text:p>
          </table:table-cell>
          <table:table-cell office:value-type="float" office:value="0.624345">
            <text:p>0.624345</text:p>
          </table:table-cell>
          <table:table-cell office:value-type="float" office:value="0.008653">
            <text:p>0.008653</text:p>
          </table:table-cell>
          <table:table-cell office:value-type="float" office:value="0.065086">
            <text:p>0.065086</text:p>
          </table:table-cell>
          <table:table-cell office:value-type="float" office:value="0.859086">
            <text:p>0.859086</text:p>
          </table:table-cell>
        </table:table-row>
        <table:table-row table:style-name="ro1">
          <table:table-cell office:value-type="float" office:value="537">
            <text:p>537.000000</text:p>
          </table:table-cell>
          <table:table-cell office:value-type="float" office:value="0.001749">
            <text:p>0.001749</text:p>
          </table:table-cell>
          <table:table-cell office:value-type="float" office:value="0.596579">
            <text:p>0.596579</text:p>
          </table:table-cell>
          <table:table-cell office:value-type="float" office:value="0.008111">
            <text:p>0.008111</text:p>
          </table:table-cell>
          <table:table-cell office:value-type="float" office:value="0.071114">
            <text:p>0.071114</text:p>
          </table:table-cell>
          <table:table-cell office:value-type="float" office:value="0.870523">
            <text:p>0.870523</text:p>
          </table:table-cell>
        </table:table-row>
        <table:table-row table:style-name="ro1">
          <table:table-cell office:value-type="float" office:value="538">
            <text:p>538.000000</text:p>
          </table:table-cell>
          <table:table-cell office:value-type="float" office:value="0.00181">
            <text:p>0.001810</text:p>
          </table:table-cell>
          <table:table-cell office:value-type="float" office:value="0.568813">
            <text:p>0.568813</text:p>
          </table:table-cell>
          <table:table-cell office:value-type="float" office:value="0.007568">
            <text:p>0.007568</text:p>
          </table:table-cell>
          <table:table-cell office:value-type="float" office:value="0.077142">
            <text:p>0.077142</text:p>
          </table:table-cell>
          <table:table-cell office:value-type="float" office:value="0.881959">
            <text:p>0.881959</text:p>
          </table:table-cell>
        </table:table-row>
        <table:table-row table:style-name="ro1">
          <table:table-cell office:value-type="float" office:value="539">
            <text:p>539.000000</text:p>
          </table:table-cell>
          <table:table-cell office:value-type="float" office:value="0.001836">
            <text:p>0.001836</text:p>
          </table:table-cell>
          <table:table-cell office:value-type="float" office:value="0.54026">
            <text:p>0.540260</text:p>
          </table:table-cell>
          <table:table-cell office:value-type="float" office:value="0.006998">
            <text:p>0.006998</text:p>
          </table:table-cell>
          <table:table-cell office:value-type="float" office:value="0.083772">
            <text:p>0.083772</text:p>
          </table:table-cell>
          <table:table-cell office:value-type="float" office:value="0.887864">
            <text:p>0.887864</text:p>
          </table:table-cell>
        </table:table-row>
        <table:table-row table:style-name="ro1">
          <table:table-cell office:value-type="float" office:value="540">
            <text:p>540.000000</text:p>
          </table:table-cell>
          <table:table-cell office:value-type="float" office:value="0.001862">
            <text:p>0.001862</text:p>
          </table:table-cell>
          <table:table-cell office:value-type="float" office:value="0.511707">
            <text:p>0.511707</text:p>
          </table:table-cell>
          <table:table-cell office:value-type="float" office:value="0.006428">
            <text:p>0.006428</text:p>
          </table:table-cell>
          <table:table-cell office:value-type="float" office:value="0.090401">
            <text:p>0.090401</text:p>
          </table:table-cell>
          <table:table-cell office:value-type="float" office:value="0.893768">
            <text:p>0.893768</text:p>
          </table:table-cell>
        </table:table-row>
        <table:table-row table:style-name="ro1">
          <table:table-cell office:value-type="float" office:value="541">
            <text:p>541.000000</text:p>
          </table:table-cell>
          <table:table-cell office:value-type="float" office:value="0.001959">
            <text:p>0.001959</text:p>
          </table:table-cell>
          <table:table-cell office:value-type="float" office:value="0.489092">
            <text:p>0.489092</text:p>
          </table:table-cell>
          <table:table-cell office:value-type="float" office:value="0.006238">
            <text:p>0.006238</text:p>
          </table:table-cell>
          <table:table-cell office:value-type="float" office:value="0.09899">
            <text:p>0.098990</text:p>
          </table:table-cell>
          <table:table-cell office:value-type="float" office:value="0.905304">
            <text:p>0.905304</text:p>
          </table:table-cell>
        </table:table-row>
        <table:table-row table:style-name="ro1">
          <table:table-cell office:value-type="float" office:value="542">
            <text:p>542.000000</text:p>
          </table:table-cell>
          <table:table-cell office:value-type="float" office:value="0.002057">
            <text:p>0.002057</text:p>
          </table:table-cell>
          <table:table-cell office:value-type="float" office:value="0.466476">
            <text:p>0.466476</text:p>
          </table:table-cell>
          <table:table-cell office:value-type="float" office:value="0.006049">
            <text:p>0.006049</text:p>
          </table:table-cell>
          <table:table-cell office:value-type="float" office:value="0.10758">
            <text:p>0.107580</text:p>
          </table:table-cell>
          <table:table-cell office:value-type="float" office:value="0.91684">
            <text:p>0.916840</text:p>
          </table:table-cell>
        </table:table-row>
        <table:table-row table:style-name="ro1">
          <table:table-cell office:value-type="float" office:value="543">
            <text:p>543.000000</text:p>
          </table:table-cell>
          <table:table-cell office:value-type="float" office:value="0.00184">
            <text:p>0.001840</text:p>
          </table:table-cell>
          <table:table-cell office:value-type="float" office:value="0.418483">
            <text:p>0.418483</text:p>
          </table:table-cell>
          <table:table-cell office:value-type="float" office:value="0.005857">
            <text:p>0.005857</text:p>
          </table:table-cell>
          <table:table-cell office:value-type="float" office:value="0.126047">
            <text:p>0.126047</text:p>
          </table:table-cell>
          <table:table-cell office:value-type="float" office:value="0.925753">
            <text:p>0.925753</text:p>
          </table:table-cell>
        </table:table-row>
        <table:table-row table:style-name="ro1">
          <table:table-cell office:value-type="float" office:value="544">
            <text:p>544.000000</text:p>
          </table:table-cell>
          <table:table-cell office:value-type="float" office:value="0.001906">
            <text:p>0.001906</text:p>
          </table:table-cell>
          <table:table-cell office:value-type="float" office:value="0.398183">
            <text:p>0.398183</text:p>
          </table:table-cell>
          <table:table-cell office:value-type="float" office:value="0.005596">
            <text:p>0.005596</text:p>
          </table:table-cell>
          <table:table-cell office:value-type="float" office:value="0.136888">
            <text:p>0.136888</text:p>
          </table:table-cell>
          <table:table-cell office:value-type="float" office:value="0.933812">
            <text:p>0.933812</text:p>
          </table:table-cell>
        </table:table-row>
        <table:table-row table:style-name="ro1">
          <table:table-cell office:value-type="float" office:value="545">
            <text:p>545.000000</text:p>
          </table:table-cell>
          <table:table-cell office:value-type="float" office:value="0.001971">
            <text:p>0.001971</text:p>
          </table:table-cell>
          <table:table-cell office:value-type="float" office:value="0.377883">
            <text:p>0.377883</text:p>
          </table:table-cell>
          <table:table-cell office:value-type="float" office:value="0.005336">
            <text:p>0.005336</text:p>
          </table:table-cell>
          <table:table-cell office:value-type="float" office:value="0.14773">
            <text:p>0.147730</text:p>
          </table:table-cell>
          <table:table-cell office:value-type="float" office:value="0.941871">
            <text:p>0.941871</text:p>
          </table:table-cell>
        </table:table-row>
        <table:table-row table:style-name="ro1">
          <table:table-cell office:value-type="float" office:value="546">
            <text:p>546.000000</text:p>
          </table:table-cell>
          <table:table-cell office:value-type="float" office:value="0.001899">
            <text:p>0.001899</text:p>
          </table:table-cell>
          <table:table-cell office:value-type="float" office:value="0.357994">
            <text:p>0.357994</text:p>
          </table:table-cell>
          <table:table-cell office:value-type="float" office:value="0.005271">
            <text:p>0.005271</text:p>
          </table:table-cell>
          <table:table-cell office:value-type="float" office:value="0.159309">
            <text:p>0.159309</text:p>
          </table:table-cell>
          <table:table-cell office:value-type="float" office:value="0.944359">
            <text:p>0.944359</text:p>
          </table:table-cell>
        </table:table-row>
        <table:table-row table:style-name="ro1">
          <table:table-cell office:value-type="float" office:value="547">
            <text:p>547.000000</text:p>
          </table:table-cell>
          <table:table-cell office:value-type="float" office:value="0.001827">
            <text:p>0.001827</text:p>
          </table:table-cell>
          <table:table-cell office:value-type="float" office:value="0.338105">
            <text:p>0.338105</text:p>
          </table:table-cell>
          <table:table-cell office:value-type="float" office:value="0.005206">
            <text:p>0.005206</text:p>
          </table:table-cell>
          <table:table-cell office:value-type="float" office:value="0.170888">
            <text:p>0.170888</text:p>
          </table:table-cell>
          <table:table-cell office:value-type="float" office:value="0.946848">
            <text:p>0.946848</text:p>
          </table:table-cell>
        </table:table-row>
        <table:table-row table:style-name="ro1">
          <table:table-cell office:value-type="float" office:value="548">
            <text:p>548.000000</text:p>
          </table:table-cell>
          <table:table-cell office:value-type="float" office:value="0.001767">
            <text:p>0.001767</text:p>
          </table:table-cell>
          <table:table-cell office:value-type="float" office:value="0.322124">
            <text:p>0.322124</text:p>
          </table:table-cell>
          <table:table-cell office:value-type="float" office:value="0.004928">
            <text:p>0.004928</text:p>
          </table:table-cell>
          <table:table-cell office:value-type="float" office:value="0.184672">
            <text:p>0.184672</text:p>
          </table:table-cell>
          <table:table-cell office:value-type="float" office:value="0.955438">
            <text:p>0.955438</text:p>
          </table:table-cell>
        </table:table-row>
        <table:table-row table:style-name="ro1">
          <table:table-cell office:value-type="float" office:value="549">
            <text:p>549.000000</text:p>
          </table:table-cell>
          <table:table-cell office:value-type="float" office:value="0.001708">
            <text:p>0.001708</text:p>
          </table:table-cell>
          <table:table-cell office:value-type="float" office:value="0.306143">
            <text:p>0.306143</text:p>
          </table:table-cell>
          <table:table-cell office:value-type="float" office:value="0.004651">
            <text:p>0.004651</text:p>
          </table:table-cell>
          <table:table-cell office:value-type="float" office:value="0.198456">
            <text:p>0.198456</text:p>
          </table:table-cell>
          <table:table-cell office:value-type="float" office:value="0.964028">
            <text:p>0.964028</text:p>
          </table:table-cell>
        </table:table-row>
        <table:table-row table:style-name="ro1">
          <table:table-cell office:value-type="float" office:value="550">
            <text:p>550.000000</text:p>
          </table:table-cell>
          <table:table-cell office:value-type="float" office:value="0.002003">
            <text:p>0.002003</text:p>
          </table:table-cell>
          <table:table-cell office:value-type="float" office:value="0.290122">
            <text:p>0.290122</text:p>
          </table:table-cell>
          <table:table-cell office:value-type="float" office:value="0.004467">
            <text:p>0.004467</text:p>
          </table:table-cell>
          <table:table-cell office:value-type="float" office:value="0.212715">
            <text:p>0.212715</text:p>
          </table:table-cell>
          <table:table-cell office:value-type="float" office:value="0.967633">
            <text:p>0.967633</text:p>
          </table:table-cell>
        </table:table-row>
        <table:table-row table:style-name="ro1">
          <table:table-cell office:value-type="float" office:value="551">
            <text:p>551.000000</text:p>
          </table:table-cell>
          <table:table-cell office:value-type="float" office:value="0.002298">
            <text:p>0.002298</text:p>
          </table:table-cell>
          <table:table-cell office:value-type="float" office:value="0.2741">
            <text:p>0.274100</text:p>
          </table:table-cell>
          <table:table-cell office:value-type="float" office:value="0.004284">
            <text:p>0.004284</text:p>
          </table:table-cell>
          <table:table-cell office:value-type="float" office:value="0.226975">
            <text:p>0.226975</text:p>
          </table:table-cell>
          <table:table-cell office:value-type="float" office:value="0.971238">
            <text:p>0.971238</text:p>
          </table:table-cell>
        </table:table-row>
        <table:table-row table:style-name="ro1">
          <table:table-cell office:value-type="float" office:value="552">
            <text:p>552.000000</text:p>
          </table:table-cell>
          <table:table-cell office:value-type="float" office:value="0.002182">
            <text:p>0.002182</text:p>
          </table:table-cell>
          <table:table-cell office:value-type="float" office:value="0.245034">
            <text:p>0.245034</text:p>
          </table:table-cell>
          <table:table-cell office:value-type="float" office:value="0.004035">
            <text:p>0.004035</text:p>
          </table:table-cell>
          <table:table-cell office:value-type="float" office:value="0.258327">
            <text:p>0.258327</text:p>
          </table:table-cell>
          <table:table-cell office:value-type="float" office:value="0.976115">
            <text:p>0.976115</text:p>
          </table:table-cell>
        </table:table-row>
        <table:table-row table:style-name="ro1">
          <table:table-cell office:value-type="float" office:value="553">
            <text:p>553.000000</text:p>
          </table:table-cell>
          <table:table-cell office:value-type="float" office:value="0.002038">
            <text:p>0.002038</text:p>
          </table:table-cell>
          <table:table-cell office:value-type="float" office:value="0.23106">
            <text:p>0.231060</text:p>
          </table:table-cell>
          <table:table-cell office:value-type="float" office:value="0.003917">
            <text:p>0.003917</text:p>
          </table:table-cell>
          <table:table-cell office:value-type="float" office:value="0.274857">
            <text:p>0.274857</text:p>
          </table:table-cell>
          <table:table-cell office:value-type="float" office:value="0.976505">
            <text:p>0.976505</text:p>
          </table:table-cell>
        </table:table-row>
        <table:table-row table:style-name="ro1">
          <table:table-cell office:value-type="float" office:value="554">
            <text:p>554.000000</text:p>
          </table:table-cell>
          <table:table-cell office:value-type="float" office:value="0.001894">
            <text:p>0.001894</text:p>
          </table:table-cell>
          <table:table-cell office:value-type="float" office:value="0.217086">
            <text:p>0.217086</text:p>
          </table:table-cell>
          <table:table-cell office:value-type="float" office:value="0.003799">
            <text:p>0.003799</text:p>
          </table:table-cell>
          <table:table-cell office:value-type="float" office:value="0.291387">
            <text:p>0.291387</text:p>
          </table:table-cell>
          <table:table-cell office:value-type="float" office:value="0.976896">
            <text:p>0.976896</text:p>
          </table:table-cell>
        </table:table-row>
        <table:table-row table:style-name="ro1">
          <table:table-cell office:value-type="float" office:value="555">
            <text:p>555.000000</text:p>
          </table:table-cell>
          <table:table-cell office:value-type="float" office:value="0.001979">
            <text:p>0.001979</text:p>
          </table:table-cell>
          <table:table-cell office:value-type="float" office:value="0.206184">
            <text:p>0.206184</text:p>
          </table:table-cell>
          <table:table-cell office:value-type="float" office:value="0.00399">
            <text:p>0.003990</text:p>
          </table:table-cell>
          <table:table-cell office:value-type="float" office:value="0.311049">
            <text:p>0.311049</text:p>
          </table:table-cell>
          <table:table-cell office:value-type="float" office:value="0.982785">
            <text:p>0.982785</text:p>
          </table:table-cell>
        </table:table-row>
        <table:table-row table:style-name="ro1">
          <table:table-cell office:value-type="float" office:value="556">
            <text:p>556.000000</text:p>
          </table:table-cell>
          <table:table-cell office:value-type="float" office:value="0.002063">
            <text:p>0.002063</text:p>
          </table:table-cell>
          <table:table-cell office:value-type="float" office:value="0.195281">
            <text:p>0.195281</text:p>
          </table:table-cell>
          <table:table-cell office:value-type="float" office:value="0.00418">
            <text:p>0.004180</text:p>
          </table:table-cell>
          <table:table-cell office:value-type="float" office:value="0.330712">
            <text:p>0.330712</text:p>
          </table:table-cell>
          <table:table-cell office:value-type="float" office:value="0.988674">
            <text:p>0.988674</text:p>
          </table:table-cell>
        </table:table-row>
        <table:table-row table:style-name="ro1">
          <table:table-cell office:value-type="float" office:value="557">
            <text:p>557.000000</text:p>
          </table:table-cell>
          <table:table-cell office:value-type="float" office:value="0.002065">
            <text:p>0.002065</text:p>
          </table:table-cell>
          <table:table-cell office:value-type="float" office:value="0.184831">
            <text:p>0.184831</text:p>
          </table:table-cell>
          <table:table-cell office:value-type="float" office:value="0.004047">
            <text:p>0.004047</text:p>
          </table:table-cell>
          <table:table-cell office:value-type="float" office:value="0.35016">
            <text:p>0.350160</text:p>
          </table:table-cell>
          <table:table-cell office:value-type="float" office:value="0.991613">
            <text:p>0.991613</text:p>
          </table:table-cell>
        </table:table-row>
        <table:table-row table:style-name="ro1">
          <table:table-cell office:value-type="float" office:value="558">
            <text:p>558.000000</text:p>
          </table:table-cell>
          <table:table-cell office:value-type="float" office:value="0.00206">
            <text:p>0.002060</text:p>
          </table:table-cell>
          <table:table-cell office:value-type="float" office:value="0.174382">
            <text:p>0.174382</text:p>
          </table:table-cell>
          <table:table-cell office:value-type="float" office:value="0.003914">
            <text:p>0.003914</text:p>
          </table:table-cell>
          <table:table-cell office:value-type="float" office:value="0.369607">
            <text:p>0.369607</text:p>
          </table:table-cell>
          <table:table-cell office:value-type="float" office:value="0.994552">
            <text:p>0.994552</text:p>
          </table:table-cell>
        </table:table-row>
        <table:table-row table:style-name="ro1">
          <table:table-cell office:value-type="float" office:value="559">
            <text:p>559.000000</text:p>
          </table:table-cell>
          <table:table-cell office:value-type="float" office:value="0.002207">
            <text:p>0.002207</text:p>
          </table:table-cell>
          <table:table-cell office:value-type="float" office:value="0.155388">
            <text:p>0.155388</text:p>
          </table:table-cell>
          <table:table-cell office:value-type="float" office:value="0.00351">
            <text:p>0.003510</text:p>
          </table:table-cell>
          <table:table-cell office:value-type="float" office:value="0.407706">
            <text:p>0.407706</text:p>
          </table:table-cell>
          <table:table-cell office:value-type="float" office:value="0.991464">
            <text:p>0.991464</text:p>
          </table:table-cell>
        </table:table-row>
        <table:table-row table:style-name="ro1">
          <table:table-cell office:value-type="float" office:value="560">
            <text:p>560.000000</text:p>
          </table:table-cell>
          <table:table-cell office:value-type="float" office:value="0.002306">
            <text:p>0.002306</text:p>
          </table:table-cell>
          <table:table-cell office:value-type="float" office:value="0.147024">
            <text:p>0.147024</text:p>
          </table:table-cell>
          <table:table-cell office:value-type="float" office:value="0.003119">
            <text:p>0.003119</text:p>
          </table:table-cell>
          <table:table-cell office:value-type="float" office:value="0.428196">
            <text:p>0.428196</text:p>
          </table:table-cell>
          <table:table-cell office:value-type="float" office:value="0.992321">
            <text:p>0.992321</text:p>
          </table:table-cell>
        </table:table-row>
        <table:table-row table:style-name="ro1">
          <table:table-cell office:value-type="float" office:value="561">
            <text:p>561.000000</text:p>
          </table:table-cell>
          <table:table-cell office:value-type="float" office:value="0.002406">
            <text:p>0.002406</text:p>
          </table:table-cell>
          <table:table-cell office:value-type="float" office:value="0.138659">
            <text:p>0.138659</text:p>
          </table:table-cell>
          <table:table-cell office:value-type="float" office:value="0.002728">
            <text:p>0.002728</text:p>
          </table:table-cell>
          <table:table-cell office:value-type="float" office:value="0.448687">
            <text:p>0.448687</text:p>
          </table:table-cell>
          <table:table-cell office:value-type="float" office:value="0.993178">
            <text:p>0.993178</text:p>
          </table:table-cell>
        </table:table-row>
        <table:table-row table:style-name="ro1">
          <table:table-cell office:value-type="float" office:value="562">
            <text:p>562.000000</text:p>
          </table:table-cell>
          <table:table-cell office:value-type="float" office:value="0.002484">
            <text:p>0.002484</text:p>
          </table:table-cell>
          <table:table-cell office:value-type="float" office:value="0.131944">
            <text:p>0.131944</text:p>
          </table:table-cell>
          <table:table-cell office:value-type="float" office:value="0.002674">
            <text:p>0.002674</text:p>
          </table:table-cell>
          <table:table-cell office:value-type="float" office:value="0.470485">
            <text:p>0.470485</text:p>
          </table:table-cell>
          <table:table-cell office:value-type="float" office:value="0.995052">
            <text:p>0.995052</text:p>
          </table:table-cell>
        </table:table-row>
        <table:table-row table:style-name="ro1">
          <table:table-cell office:value-type="float" office:value="563">
            <text:p>563.000000</text:p>
          </table:table-cell>
          <table:table-cell office:value-type="float" office:value="0.002561">
            <text:p>0.002561</text:p>
          </table:table-cell>
          <table:table-cell office:value-type="float" office:value="0.125229">
            <text:p>0.125229</text:p>
          </table:table-cell>
          <table:table-cell office:value-type="float" office:value="0.002619">
            <text:p>0.002619</text:p>
          </table:table-cell>
          <table:table-cell office:value-type="float" office:value="0.492284">
            <text:p>0.492284</text:p>
          </table:table-cell>
          <table:table-cell office:value-type="float" office:value="0.996927">
            <text:p>0.996927</text:p>
          </table:table-cell>
        </table:table-row>
        <table:table-row table:style-name="ro1">
          <table:table-cell office:value-type="float" office:value="564">
            <text:p>564.000000</text:p>
          </table:table-cell>
          <table:table-cell office:value-type="float" office:value="0.002724">
            <text:p>0.002724</text:p>
          </table:table-cell>
          <table:table-cell office:value-type="float" office:value="0.118797">
            <text:p>0.118797</text:p>
          </table:table-cell>
          <table:table-cell office:value-type="float" office:value="0.002806">
            <text:p>0.002806</text:p>
          </table:table-cell>
          <table:table-cell office:value-type="float" office:value="0.514516">
            <text:p>0.514516</text:p>
          </table:table-cell>
          <table:table-cell office:value-type="float" office:value="0.998464">
            <text:p>0.998464</text:p>
          </table:table-cell>
        </table:table-row>
        <table:table-row table:style-name="ro1">
          <table:table-cell office:value-type="float" office:value="565">
            <text:p>565.000000</text:p>
          </table:table-cell>
          <table:table-cell office:value-type="float" office:value="0.002887">
            <text:p>0.002887</text:p>
          </table:table-cell>
          <table:table-cell office:value-type="float" office:value="0.112366">
            <text:p>0.112366</text:p>
          </table:table-cell>
          <table:table-cell office:value-type="float" office:value="0.002993">
            <text:p>0.002993</text:p>
          </table:table-cell>
          <table:table-cell office:value-type="float" office:value="0.536748">
            <text:p>0.536748</text:p>
          </table:table-cell>
          <table:table-cell office:value-type="float" office:value="1">
            <text:p>1.000000</text:p>
          </table:table-cell>
        </table:table-row>
        <table:table-row table:style-name="ro1">
          <table:table-cell office:value-type="float" office:value="566">
            <text:p>566.000000</text:p>
          </table:table-cell>
          <table:table-cell office:value-type="float" office:value="0.002983">
            <text:p>0.002983</text:p>
          </table:table-cell>
          <table:table-cell office:value-type="float" office:value="0.100855">
            <text:p>0.100855</text:p>
          </table:table-cell>
          <table:table-cell office:value-type="float" office:value="0.00316">
            <text:p>0.003160</text:p>
          </table:table-cell>
          <table:table-cell office:value-type="float" office:value="0.577247">
            <text:p>0.577247</text:p>
          </table:table-cell>
          <table:table-cell office:value-type="float" office:value="0.993905">
            <text:p>0.993905</text:p>
          </table:table-cell>
        </table:table-row>
        <table:table-row table:style-name="ro1">
          <table:table-cell office:value-type="float" office:value="567">
            <text:p>567.000000</text:p>
          </table:table-cell>
          <table:table-cell office:value-type="float" office:value="0.003015">
            <text:p>0.003015</text:p>
          </table:table-cell>
          <table:table-cell office:value-type="float" office:value="0.09607">
            <text:p>0.096070</text:p>
          </table:table-cell>
          <table:table-cell office:value-type="float" office:value="0.003044">
            <text:p>0.003044</text:p>
          </table:table-cell>
          <table:table-cell office:value-type="float" office:value="0.599259">
            <text:p>0.599259</text:p>
          </table:table-cell>
          <table:table-cell office:value-type="float" office:value="0.994689">
            <text:p>0.994689</text:p>
          </table:table-cell>
        </table:table-row>
        <table:table-row table:style-name="ro1">
          <table:table-cell office:value-type="float" office:value="568">
            <text:p>568.000000</text:p>
          </table:table-cell>
          <table:table-cell office:value-type="float" office:value="0.003048">
            <text:p>0.003048</text:p>
          </table:table-cell>
          <table:table-cell office:value-type="float" office:value="0.091286">
            <text:p>0.091286</text:p>
          </table:table-cell>
          <table:table-cell office:value-type="float" office:value="0.002928">
            <text:p>0.002928</text:p>
          </table:table-cell>
          <table:table-cell office:value-type="float" office:value="0.621271">
            <text:p>0.621271</text:p>
          </table:table-cell>
          <table:table-cell office:value-type="float" office:value="0.995472">
            <text:p>0.995472</text:p>
          </table:table-cell>
        </table:table-row>
        <table:table-row table:style-name="ro1">
          <table:table-cell office:value-type="float" office:value="569">
            <text:p>569.000000</text:p>
          </table:table-cell>
          <table:table-cell office:value-type="float" office:value="0.003079">
            <text:p>0.003079</text:p>
          </table:table-cell>
          <table:table-cell office:value-type="float" office:value="0.086574">
            <text:p>0.086574</text:p>
          </table:table-cell>
          <table:table-cell office:value-type="float" office:value="0.002876">
            <text:p>0.002876</text:p>
          </table:table-cell>
          <table:table-cell office:value-type="float" office:value="0.642022">
            <text:p>0.642022</text:p>
          </table:table-cell>
          <table:table-cell office:value-type="float" office:value="0.994479">
            <text:p>0.994479</text:p>
          </table:table-cell>
        </table:table-row>
        <table:table-row table:style-name="ro1">
          <table:table-cell office:value-type="float" office:value="570">
            <text:p>570.000000</text:p>
          </table:table-cell>
          <table:table-cell office:value-type="float" office:value="0.003016">
            <text:p>0.003016</text:p>
          </table:table-cell>
          <table:table-cell office:value-type="float" office:value="0.081863">
            <text:p>0.081863</text:p>
          </table:table-cell>
          <table:table-cell office:value-type="float" office:value="0.002824">
            <text:p>0.002824</text:p>
          </table:table-cell>
          <table:table-cell office:value-type="float" office:value="0.662772">
            <text:p>0.662772</text:p>
          </table:table-cell>
          <table:table-cell office:value-type="float" office:value="0.993485">
            <text:p>0.993485</text:p>
          </table:table-cell>
        </table:table-row>
        <table:table-row table:style-name="ro1">
          <table:table-cell office:value-type="float" office:value="571">
            <text:p>571.000000</text:p>
          </table:table-cell>
          <table:table-cell office:value-type="float" office:value="0.003325">
            <text:p>0.003325</text:p>
          </table:table-cell>
          <table:table-cell office:value-type="float" office:value="0.078199">
            <text:p>0.078199</text:p>
          </table:table-cell>
          <table:table-cell office:value-type="float" office:value="0.002759">
            <text:p>0.002759</text:p>
          </table:table-cell>
          <table:table-cell office:value-type="float" office:value="0.683681">
            <text:p>0.683681</text:p>
          </table:table-cell>
          <table:table-cell office:value-type="float" office:value="0.993819">
            <text:p>0.993819</text:p>
          </table:table-cell>
        </table:table-row>
        <table:table-row table:style-name="ro1">
          <table:table-cell office:value-type="float" office:value="572">
            <text:p>572.000000</text:p>
          </table:table-cell>
          <table:table-cell office:value-type="float" office:value="0.003634">
            <text:p>0.003634</text:p>
          </table:table-cell>
          <table:table-cell office:value-type="float" office:value="0.074535">
            <text:p>0.074535</text:p>
          </table:table-cell>
          <table:table-cell office:value-type="float" office:value="0.002695">
            <text:p>0.002695</text:p>
          </table:table-cell>
          <table:table-cell office:value-type="float" office:value="0.70459">
            <text:p>0.704590</text:p>
          </table:table-cell>
          <table:table-cell office:value-type="float" office:value="0.994152">
            <text:p>0.994152</text:p>
          </table:table-cell>
        </table:table-row>
        <table:table-row table:style-name="ro1">
          <table:table-cell office:value-type="float" office:value="573">
            <text:p>573.000000</text:p>
          </table:table-cell>
          <table:table-cell office:value-type="float" office:value="0.004292">
            <text:p>0.004292</text:p>
          </table:table-cell>
          <table:table-cell office:value-type="float" office:value="0.067729">
            <text:p>0.067729</text:p>
          </table:table-cell>
          <table:table-cell office:value-type="float" office:value="0.002529">
            <text:p>0.002529</text:p>
          </table:table-cell>
          <table:table-cell office:value-type="float" office:value="0.740374">
            <text:p>0.740374</text:p>
          </table:table-cell>
          <table:table-cell office:value-type="float" office:value="0.987568">
            <text:p>0.987568</text:p>
          </table:table-cell>
        </table:table-row>
        <table:table-row table:style-name="ro1">
          <table:table-cell office:value-type="float" office:value="574">
            <text:p>574.000000</text:p>
          </table:table-cell>
          <table:table-cell office:value-type="float" office:value="0.004497">
            <text:p>0.004497</text:p>
          </table:table-cell>
          <table:table-cell office:value-type="float" office:value="0.064656">
            <text:p>0.064656</text:p>
          </table:table-cell>
          <table:table-cell office:value-type="float" office:value="0.002692">
            <text:p>0.002692</text:p>
          </table:table-cell>
          <table:table-cell office:value-type="float" office:value="0.759795">
            <text:p>0.759795</text:p>
          </table:table-cell>
          <table:table-cell office:value-type="float" office:value="0.987126">
            <text:p>0.987126</text:p>
          </table:table-cell>
        </table:table-row>
        <table:table-row table:style-name="ro1">
          <table:table-cell office:value-type="float" office:value="575">
            <text:p>575.000000</text:p>
          </table:table-cell>
          <table:table-cell office:value-type="float" office:value="0.004702">
            <text:p>0.004702</text:p>
          </table:table-cell>
          <table:table-cell office:value-type="float" office:value="0.061583">
            <text:p>0.061583</text:p>
          </table:table-cell>
          <table:table-cell office:value-type="float" office:value="0.002856">
            <text:p>0.002856</text:p>
          </table:table-cell>
          <table:table-cell office:value-type="float" office:value="0.779215">
            <text:p>0.779215</text:p>
          </table:table-cell>
          <table:table-cell office:value-type="float" office:value="0.986683">
            <text:p>0.986683</text:p>
          </table:table-cell>
        </table:table-row>
        <table:table-row table:style-name="ro1">
          <table:table-cell office:value-type="float" office:value="576">
            <text:p>576.000000</text:p>
          </table:table-cell>
          <table:table-cell office:value-type="float" office:value="0.005052">
            <text:p>0.005052</text:p>
          </table:table-cell>
          <table:table-cell office:value-type="float" office:value="0.058654">
            <text:p>0.058654</text:p>
          </table:table-cell>
          <table:table-cell office:value-type="float" office:value="0.002897">
            <text:p>0.002897</text:p>
          </table:table-cell>
          <table:table-cell office:value-type="float" office:value="0.79507">
            <text:p>0.795070</text:p>
          </table:table-cell>
          <table:table-cell office:value-type="float" office:value="0.982509">
            <text:p>0.982509</text:p>
          </table:table-cell>
        </table:table-row>
        <table:table-row table:style-name="ro1">
          <table:table-cell office:value-type="float" office:value="577">
            <text:p>577.000000</text:p>
          </table:table-cell>
          <table:table-cell office:value-type="float" office:value="0.005402">
            <text:p>0.005402</text:p>
          </table:table-cell>
          <table:table-cell office:value-type="float" office:value="0.055724">
            <text:p>0.055724</text:p>
          </table:table-cell>
          <table:table-cell office:value-type="float" office:value="0.002815">
            <text:p>0.002815</text:p>
          </table:table-cell>
          <table:table-cell office:value-type="float" office:value="0.810924">
            <text:p>0.810924</text:p>
          </table:table-cell>
          <table:table-cell office:value-type="float" office:value="0.978334">
            <text:p>0.978334</text:p>
          </table:table-cell>
        </table:table-row>
        <table:table-row table:style-name="ro1">
          <table:table-cell office:value-type="float" office:value="578">
            <text:p>578.000000</text:p>
          </table:table-cell>
          <table:table-cell office:value-type="float" office:value="0.005658">
            <text:p>0.005658</text:p>
          </table:table-cell>
          <table:table-cell office:value-type="float" office:value="0.053669">
            <text:p>0.053669</text:p>
          </table:table-cell>
          <table:table-cell office:value-type="float" office:value="0.002992">
            <text:p>0.002992</text:p>
          </table:table-cell>
          <table:table-cell office:value-type="float" office:value="0.829211">
            <text:p>0.829211</text:p>
          </table:table-cell>
          <table:table-cell office:value-type="float" office:value="0.978482">
            <text:p>0.978482</text:p>
          </table:table-cell>
        </table:table-row>
        <table:table-row table:style-name="ro1">
          <table:table-cell office:value-type="float" office:value="579">
            <text:p>579.000000</text:p>
          </table:table-cell>
          <table:table-cell office:value-type="float" office:value="0.005915">
            <text:p>0.005915</text:p>
          </table:table-cell>
          <table:table-cell office:value-type="float" office:value="0.051614">
            <text:p>0.051614</text:p>
          </table:table-cell>
          <table:table-cell office:value-type="float" office:value="0.00317">
            <text:p>0.003170</text:p>
          </table:table-cell>
          <table:table-cell office:value-type="float" office:value="0.847497">
            <text:p>0.847497</text:p>
          </table:table-cell>
          <table:table-cell office:value-type="float" office:value="0.978629">
            <text:p>0.978629</text:p>
          </table:table-cell>
        </table:table-row>
        <table:table-row table:style-name="ro1">
          <table:table-cell office:value-type="float" office:value="580">
            <text:p>580.000000</text:p>
          </table:table-cell>
          <table:table-cell office:value-type="float" office:value="0.00687">
            <text:p>0.006870</text:p>
          </table:table-cell>
          <table:table-cell office:value-type="float" office:value="0.046925">
            <text:p>0.046925</text:p>
          </table:table-cell>
          <table:table-cell office:value-type="float" office:value="0.002988">
            <text:p>0.002988</text:p>
          </table:table-cell>
          <table:table-cell office:value-type="float" office:value="0.873219">
            <text:p>0.873219</text:p>
          </table:table-cell>
          <table:table-cell office:value-type="float" office:value="0.969795">
            <text:p>0.969795</text:p>
          </table:table-cell>
        </table:table-row>
        <table:table-row table:style-name="ro1">
          <table:table-cell office:value-type="float" office:value="581">
            <text:p>581.000000</text:p>
          </table:table-cell>
          <table:table-cell office:value-type="float" office:value="0.007483">
            <text:p>0.007483</text:p>
          </table:table-cell>
          <table:table-cell office:value-type="float" office:value="0.045173">
            <text:p>0.045173</text:p>
          </table:table-cell>
          <table:table-cell office:value-type="float" office:value="0.002882">
            <text:p>0.002882</text:p>
          </table:table-cell>
          <table:table-cell office:value-type="float" office:value="0.887525">
            <text:p>0.887525</text:p>
          </table:table-cell>
          <table:table-cell office:value-type="float" office:value="0.968736">
            <text:p>0.968736</text:p>
          </table:table-cell>
        </table:table-row>
        <table:table-row table:style-name="ro1">
          <table:table-cell office:value-type="float" office:value="582">
            <text:p>582.000000</text:p>
          </table:table-cell>
          <table:table-cell office:value-type="float" office:value="0.008095">
            <text:p>0.008095</text:p>
          </table:table-cell>
          <table:table-cell office:value-type="float" office:value="0.043422">
            <text:p>0.043422</text:p>
          </table:table-cell>
          <table:table-cell office:value-type="float" office:value="0.002775">
            <text:p>0.002775</text:p>
          </table:table-cell>
          <table:table-cell office:value-type="float" office:value="0.901831">
            <text:p>0.901831</text:p>
          </table:table-cell>
          <table:table-cell office:value-type="float" office:value="0.967677">
            <text:p>0.967677</text:p>
          </table:table-cell>
        </table:table-row>
        <table:table-row table:style-name="ro1">
          <table:table-cell office:value-type="float" office:value="583">
            <text:p>583.000000</text:p>
          </table:table-cell>
          <table:table-cell office:value-type="float" office:value="0.009049">
            <text:p>0.009049</text:p>
          </table:table-cell>
          <table:table-cell office:value-type="float" office:value="0.041866">
            <text:p>0.041866</text:p>
          </table:table-cell>
          <table:table-cell office:value-type="float" office:value="0.002687">
            <text:p>0.002687</text:p>
          </table:table-cell>
          <table:table-cell office:value-type="float" office:value="0.913025">
            <text:p>0.913025</text:p>
          </table:table-cell>
          <table:table-cell office:value-type="float" office:value="0.964108">
            <text:p>0.964108</text:p>
          </table:table-cell>
        </table:table-row>
        <table:table-row table:style-name="ro1">
          <table:table-cell office:value-type="float" office:value="584">
            <text:p>584.000000</text:p>
          </table:table-cell>
          <table:table-cell office:value-type="float" office:value="0.010002">
            <text:p>0.010002</text:p>
          </table:table-cell>
          <table:table-cell office:value-type="float" office:value="0.04031">
            <text:p>0.040310</text:p>
          </table:table-cell>
          <table:table-cell office:value-type="float" office:value="0.002598">
            <text:p>0.002598</text:p>
          </table:table-cell>
          <table:table-cell office:value-type="float" office:value="0.924219">
            <text:p>0.924219</text:p>
          </table:table-cell>
          <table:table-cell office:value-type="float" office:value="0.960538">
            <text:p>0.960538</text:p>
          </table:table-cell>
        </table:table-row>
        <table:table-row table:style-name="ro1">
          <table:table-cell office:value-type="float" office:value="585">
            <text:p>585.000000</text:p>
          </table:table-cell>
          <table:table-cell office:value-type="float" office:value="0.011514">
            <text:p>0.011514</text:p>
          </table:table-cell>
          <table:table-cell office:value-type="float" office:value="0.037466">
            <text:p>0.037466</text:p>
          </table:table-cell>
          <table:table-cell office:value-type="float" office:value="0.002106">
            <text:p>0.002106</text:p>
          </table:table-cell>
          <table:table-cell office:value-type="float" office:value="0.943111">
            <text:p>0.943111</text:p>
          </table:table-cell>
          <table:table-cell office:value-type="float" office:value="0.952819">
            <text:p>0.952819</text:p>
          </table:table-cell>
        </table:table-row>
        <table:table-row table:style-name="ro1">
          <table:table-cell office:value-type="float" office:value="586">
            <text:p>586.000000</text:p>
          </table:table-cell>
          <table:table-cell office:value-type="float" office:value="0.012508">
            <text:p>0.012508</text:p>
          </table:table-cell>
          <table:table-cell office:value-type="float" office:value="0.036092">
            <text:p>0.036092</text:p>
          </table:table-cell>
          <table:table-cell office:value-type="float" office:value="0.002267">
            <text:p>0.002267</text:p>
          </table:table-cell>
          <table:table-cell office:value-type="float" office:value="0.950277">
            <text:p>0.950277</text:p>
          </table:table-cell>
          <table:table-cell office:value-type="float" office:value="0.947412">
            <text:p>0.947412</text:p>
          </table:table-cell>
        </table:table-row>
        <table:table-row table:style-name="ro1">
          <table:table-cell office:value-type="float" office:value="587">
            <text:p>587.000000</text:p>
          </table:table-cell>
          <table:table-cell office:value-type="float" office:value="0.013503">
            <text:p>0.013503</text:p>
          </table:table-cell>
          <table:table-cell office:value-type="float" office:value="0.034717">
            <text:p>0.034717</text:p>
          </table:table-cell>
          <table:table-cell office:value-type="float" office:value="0.002427">
            <text:p>0.002427</text:p>
          </table:table-cell>
          <table:table-cell office:value-type="float" office:value="0.957444">
            <text:p>0.957444</text:p>
          </table:table-cell>
          <table:table-cell office:value-type="float" office:value="0.942006">
            <text:p>0.942006</text:p>
          </table:table-cell>
        </table:table-row>
        <table:table-row table:style-name="ro1">
          <table:table-cell office:value-type="float" office:value="588">
            <text:p>588.000000</text:p>
          </table:table-cell>
          <table:table-cell office:value-type="float" office:value="0.014666">
            <text:p>0.014666</text:p>
          </table:table-cell>
          <table:table-cell office:value-type="float" office:value="0.033434">
            <text:p>0.033434</text:p>
          </table:table-cell>
          <table:table-cell office:value-type="float" office:value="0.002609">
            <text:p>0.002609</text:p>
          </table:table-cell>
          <table:table-cell office:value-type="float" office:value="0.966707">
            <text:p>0.966707</text:p>
          </table:table-cell>
          <table:table-cell office:value-type="float" office:value="0.940009">
            <text:p>0.940009</text:p>
          </table:table-cell>
        </table:table-row>
        <table:table-row table:style-name="ro1">
          <table:table-cell office:value-type="float" office:value="589">
            <text:p>589.000000</text:p>
          </table:table-cell>
          <table:table-cell office:value-type="float" office:value="0.015829">
            <text:p>0.015829</text:p>
          </table:table-cell>
          <table:table-cell office:value-type="float" office:value="0.03215">
            <text:p>0.032150</text:p>
          </table:table-cell>
          <table:table-cell office:value-type="float" office:value="0.00279">
            <text:p>0.002790</text:p>
          </table:table-cell>
          <table:table-cell office:value-type="float" office:value="0.975971">
            <text:p>0.975971</text:p>
          </table:table-cell>
          <table:table-cell office:value-type="float" office:value="0.938013">
            <text:p>0.938013</text:p>
          </table:table-cell>
        </table:table-row>
        <table:table-row table:style-name="ro1">
          <table:table-cell office:value-type="float" office:value="590">
            <text:p>590.000000</text:p>
          </table:table-cell>
          <table:table-cell office:value-type="float" office:value="0.017505">
            <text:p>0.017505</text:p>
          </table:table-cell>
          <table:table-cell office:value-type="float" office:value="0.031021">
            <text:p>0.031021</text:p>
          </table:table-cell>
          <table:table-cell office:value-type="float" office:value="0.002824">
            <text:p>0.002824</text:p>
          </table:table-cell>
          <table:table-cell office:value-type="float" office:value="0.980786">
            <text:p>0.980786</text:p>
          </table:table-cell>
          <table:table-cell office:value-type="float" office:value="0.933468">
            <text:p>0.933468</text:p>
          </table:table-cell>
        </table:table-row>
        <table:table-row table:style-name="ro1">
          <table:table-cell office:value-type="float" office:value="591">
            <text:p>591.000000</text:p>
          </table:table-cell>
          <table:table-cell office:value-type="float" office:value="0.019181">
            <text:p>0.019181</text:p>
          </table:table-cell>
          <table:table-cell office:value-type="float" office:value="0.029891">
            <text:p>0.029891</text:p>
          </table:table-cell>
          <table:table-cell office:value-type="float" office:value="0.002858">
            <text:p>0.002858</text:p>
          </table:table-cell>
          <table:table-cell office:value-type="float" office:value="0.985601">
            <text:p>0.985601</text:p>
          </table:table-cell>
          <table:table-cell office:value-type="float" office:value="0.928923">
            <text:p>0.928923</text:p>
          </table:table-cell>
        </table:table-row>
        <table:table-row table:style-name="ro1">
          <table:table-cell office:value-type="float" office:value="592">
            <text:p>592.000000</text:p>
          </table:table-cell>
          <table:table-cell office:value-type="float" office:value="0.022993">
            <text:p>0.022993</text:p>
          </table:table-cell>
          <table:table-cell office:value-type="float" office:value="0.028143">
            <text:p>0.028143</text:p>
          </table:table-cell>
          <table:table-cell office:value-type="float" office:value="0.002584">
            <text:p>0.002584</text:p>
          </table:table-cell>
          <table:table-cell office:value-type="float" office:value="0.992474">
            <text:p>0.992474</text:p>
          </table:table-cell>
          <table:table-cell office:value-type="float" office:value="0.91966">
            <text:p>0.919660</text:p>
          </table:table-cell>
        </table:table-row>
        <table:table-row table:style-name="ro1">
          <table:table-cell office:value-type="float" office:value="593">
            <text:p>593.000000</text:p>
          </table:table-cell>
          <table:table-cell office:value-type="float" office:value="0.025285">
            <text:p>0.025285</text:p>
          </table:table-cell>
          <table:table-cell office:value-type="float" office:value="0.027449">
            <text:p>0.027449</text:p>
          </table:table-cell>
          <table:table-cell office:value-type="float" office:value="0.002426">
            <text:p>0.002426</text:p>
          </table:table-cell>
          <table:table-cell office:value-type="float" office:value="0.994527">
            <text:p>0.994527</text:p>
          </table:table-cell>
          <table:table-cell office:value-type="float" office:value="0.914539">
            <text:p>0.914539</text:p>
          </table:table-cell>
        </table:table-row>
        <table:table-row table:style-name="ro1">
          <table:table-cell office:value-type="float" office:value="594">
            <text:p>594.000000</text:p>
          </table:table-cell>
          <table:table-cell office:value-type="float" office:value="0.027577">
            <text:p>0.027577</text:p>
          </table:table-cell>
          <table:table-cell office:value-type="float" office:value="0.026755">
            <text:p>0.026755</text:p>
          </table:table-cell>
          <table:table-cell office:value-type="float" office:value="0.002269">
            <text:p>0.002269</text:p>
          </table:table-cell>
          <table:table-cell office:value-type="float" office:value="0.99658">
            <text:p>0.996580</text:p>
          </table:table-cell>
          <table:table-cell office:value-type="float" office:value="0.909418">
            <text:p>0.909418</text:p>
          </table:table-cell>
        </table:table-row>
        <table:table-row table:style-name="ro1">
          <table:table-cell office:value-type="float" office:value="595">
            <text:p>595.000000</text:p>
          </table:table-cell>
          <table:table-cell office:value-type="float" office:value="0.030352">
            <text:p>0.030352</text:p>
          </table:table-cell>
          <table:table-cell office:value-type="float" office:value="0.026106">
            <text:p>0.026106</text:p>
          </table:table-cell>
          <table:table-cell office:value-type="float" office:value="0.002183">
            <text:p>0.002183</text:p>
          </table:table-cell>
          <table:table-cell office:value-type="float" office:value="0.998108">
            <text:p>0.998108</text:p>
          </table:table-cell>
          <table:table-cell office:value-type="float" office:value="0.905206">
            <text:p>0.905206</text:p>
          </table:table-cell>
        </table:table-row>
        <table:table-row table:style-name="ro1">
          <table:table-cell office:value-type="float" office:value="596">
            <text:p>596.000000</text:p>
          </table:table-cell>
          <table:table-cell office:value-type="float" office:value="0.033127">
            <text:p>0.033127</text:p>
          </table:table-cell>
          <table:table-cell office:value-type="float" office:value="0.025457">
            <text:p>0.025457</text:p>
          </table:table-cell>
          <table:table-cell office:value-type="float" office:value="0.002097">
            <text:p>0.002097</text:p>
          </table:table-cell>
          <table:table-cell office:value-type="float" office:value="0.999636">
            <text:p>0.999636</text:p>
          </table:table-cell>
          <table:table-cell office:value-type="float" office:value="0.900995">
            <text:p>0.900995</text:p>
          </table:table-cell>
        </table:table-row>
        <table:table-row table:style-name="ro1">
          <table:table-cell office:value-type="float" office:value="597">
            <text:p>597.000000</text:p>
          </table:table-cell>
          <table:table-cell office:value-type="float" office:value="0.03632">
            <text:p>0.036320</text:p>
          </table:table-cell>
          <table:table-cell office:value-type="float" office:value="0.025076">
            <text:p>0.025076</text:p>
          </table:table-cell>
          <table:table-cell office:value-type="float" office:value="0.00228">
            <text:p>0.002280</text:p>
          </table:table-cell>
          <table:table-cell office:value-type="float" office:value="0.999818">
            <text:p>0.999818</text:p>
          </table:table-cell>
          <table:table-cell office:value-type="float" office:value="0.896283">
            <text:p>0.896283</text:p>
          </table:table-cell>
        </table:table-row>
        <table:table-row table:style-name="ro1">
          <table:table-cell office:value-type="float" office:value="598">
            <text:p>598.000000</text:p>
          </table:table-cell>
          <table:table-cell office:value-type="float" office:value="0.039514">
            <text:p>0.039514</text:p>
          </table:table-cell>
          <table:table-cell office:value-type="float" office:value="0.024695">
            <text:p>0.024695</text:p>
          </table:table-cell>
          <table:table-cell office:value-type="float" office:value="0.002463">
            <text:p>0.002463</text:p>
          </table:table-cell>
          <table:table-cell office:value-type="float" office:value="1">
            <text:p>1.000000</text:p>
          </table:table-cell>
          <table:table-cell office:value-type="float" office:value="0.89157">
            <text:p>0.891570</text:p>
          </table:table-cell>
        </table:table-row>
        <table:table-row table:style-name="ro1">
          <table:table-cell office:value-type="float" office:value="599">
            <text:p>599.000000</text:p>
          </table:table-cell>
          <table:table-cell office:value-type="float" office:value="0.047416">
            <text:p>0.047416</text:p>
          </table:table-cell>
          <table:table-cell office:value-type="float" office:value="0.02361">
            <text:p>0.023610</text:p>
          </table:table-cell>
          <table:table-cell office:value-type="float" office:value="0.002486">
            <text:p>0.002486</text:p>
          </table:table-cell>
          <table:table-cell office:value-type="float" office:value="0.99355">
            <text:p>0.993550</text:p>
          </table:table-cell>
          <table:table-cell office:value-type="float" office:value="0.878298">
            <text:p>0.878298</text:p>
          </table:table-cell>
        </table:table-row>
        <table:table-row table:style-name="ro1">
          <table:table-cell office:value-type="float" office:value="600">
            <text:p>600.000000</text:p>
          </table:table-cell>
          <table:table-cell office:value-type="float" office:value="0.0522">
            <text:p>0.052200</text:p>
          </table:table-cell>
          <table:table-cell office:value-type="float" office:value="0.023151">
            <text:p>0.023151</text:p>
          </table:table-cell>
          <table:table-cell office:value-type="float" office:value="0.002494">
            <text:p>0.002494</text:p>
          </table:table-cell>
          <table:table-cell office:value-type="float" office:value="0.991449">
            <text:p>0.991449</text:p>
          </table:table-cell>
          <table:table-cell office:value-type="float" office:value="0.872658">
            <text:p>0.872658</text:p>
          </table:table-cell>
        </table:table-row>
        <table:table-row table:style-name="ro1">
          <table:table-cell office:value-type="float" office:value="601">
            <text:p>601.000000</text:p>
          </table:table-cell>
          <table:table-cell office:value-type="float" office:value="0.056984">
            <text:p>0.056984</text:p>
          </table:table-cell>
          <table:table-cell office:value-type="float" office:value="0.022691">
            <text:p>0.022691</text:p>
          </table:table-cell>
          <table:table-cell office:value-type="float" office:value="0.002502">
            <text:p>0.002502</text:p>
          </table:table-cell>
          <table:table-cell office:value-type="float" office:value="0.989348">
            <text:p>0.989348</text:p>
          </table:table-cell>
          <table:table-cell office:value-type="float" office:value="0.867019">
            <text:p>0.867019</text:p>
          </table:table-cell>
        </table:table-row>
        <table:table-row table:style-name="ro1">
          <table:table-cell office:value-type="float" office:value="602">
            <text:p>602.000000</text:p>
          </table:table-cell>
          <table:table-cell office:value-type="float" office:value="0.062628">
            <text:p>0.062628</text:p>
          </table:table-cell>
          <table:table-cell office:value-type="float" office:value="0.022229">
            <text:p>0.022229</text:p>
          </table:table-cell>
          <table:table-cell office:value-type="float" office:value="0.002547">
            <text:p>0.002547</text:p>
          </table:table-cell>
          <table:table-cell office:value-type="float" office:value="0.984881">
            <text:p>0.984881</text:p>
          </table:table-cell>
          <table:table-cell office:value-type="float" office:value="0.861492">
            <text:p>0.861492</text:p>
          </table:table-cell>
        </table:table-row>
        <table:table-row table:style-name="ro1">
          <table:table-cell office:value-type="float" office:value="603">
            <text:p>603.000000</text:p>
          </table:table-cell>
          <table:table-cell office:value-type="float" office:value="0.068272">
            <text:p>0.068272</text:p>
          </table:table-cell>
          <table:table-cell office:value-type="float" office:value="0.021768">
            <text:p>0.021768</text:p>
          </table:table-cell>
          <table:table-cell office:value-type="float" office:value="0.002592">
            <text:p>0.002592</text:p>
          </table:table-cell>
          <table:table-cell office:value-type="float" office:value="0.980413">
            <text:p>0.980413</text:p>
          </table:table-cell>
          <table:table-cell office:value-type="float" office:value="0.855965">
            <text:p>0.855965</text:p>
          </table:table-cell>
        </table:table-row>
        <table:table-row table:style-name="ro1">
          <table:table-cell office:value-type="float" office:value="604">
            <text:p>604.000000</text:p>
          </table:table-cell>
          <table:table-cell office:value-type="float" office:value="0.082402">
            <text:p>0.082402</text:p>
          </table:table-cell>
          <table:table-cell office:value-type="float" office:value="0.021578">
            <text:p>0.021578</text:p>
          </table:table-cell>
          <table:table-cell office:value-type="float" office:value="0.00212">
            <text:p>0.002120</text:p>
          </table:table-cell>
          <table:table-cell office:value-type="float" office:value="0.968087">
            <text:p>0.968087</text:p>
          </table:table-cell>
          <table:table-cell office:value-type="float" office:value="0.842312">
            <text:p>0.842312</text:p>
          </table:table-cell>
        </table:table-row>
        <table:table-row table:style-name="ro1">
          <table:table-cell office:value-type="float" office:value="605">
            <text:p>605.000000</text:p>
          </table:table-cell>
          <table:table-cell office:value-type="float" office:value="0.091006">
            <text:p>0.091006</text:p>
          </table:table-cell>
          <table:table-cell office:value-type="float" office:value="0.02097">
            <text:p>0.020970</text:p>
          </table:table-cell>
          <table:table-cell office:value-type="float" office:value="0.002022">
            <text:p>0.002022</text:p>
          </table:table-cell>
          <table:table-cell office:value-type="float" office:value="0.962625">
            <text:p>0.962625</text:p>
          </table:table-cell>
          <table:table-cell office:value-type="float" office:value="0.836577">
            <text:p>0.836577</text:p>
          </table:table-cell>
        </table:table-row>
        <table:table-row table:style-name="ro1">
          <table:table-cell office:value-type="float" office:value="606">
            <text:p>606.000000</text:p>
          </table:table-cell>
          <table:table-cell office:value-type="float" office:value="0.09961">
            <text:p>0.099610</text:p>
          </table:table-cell>
          <table:table-cell office:value-type="float" office:value="0.020362">
            <text:p>0.020362</text:p>
          </table:table-cell>
          <table:table-cell office:value-type="float" office:value="0.001924">
            <text:p>0.001924</text:p>
          </table:table-cell>
          <table:table-cell office:value-type="float" office:value="0.957163">
            <text:p>0.957163</text:p>
          </table:table-cell>
          <table:table-cell office:value-type="float" office:value="0.830841">
            <text:p>0.830841</text:p>
          </table:table-cell>
        </table:table-row>
        <table:table-row table:style-name="ro1">
          <table:table-cell office:value-type="float" office:value="607">
            <text:p>607.000000</text:p>
          </table:table-cell>
          <table:table-cell office:value-type="float" office:value="0.109999">
            <text:p>0.109999</text:p>
          </table:table-cell>
          <table:table-cell office:value-type="float" office:value="0.020227">
            <text:p>0.020227</text:p>
          </table:table-cell>
          <table:table-cell office:value-type="float" office:value="0.0022">
            <text:p>0.002200</text:p>
          </table:table-cell>
          <table:table-cell office:value-type="float" office:value="0.951085">
            <text:p>0.951085</text:p>
          </table:table-cell>
          <table:table-cell office:value-type="float" office:value="0.825325">
            <text:p>0.825325</text:p>
          </table:table-cell>
        </table:table-row>
        <table:table-row table:style-name="ro1">
          <table:table-cell office:value-type="float" office:value="608">
            <text:p>608.000000</text:p>
          </table:table-cell>
          <table:table-cell office:value-type="float" office:value="0.120388">
            <text:p>0.120388</text:p>
          </table:table-cell>
          <table:table-cell office:value-type="float" office:value="0.020093">
            <text:p>0.020093</text:p>
          </table:table-cell>
          <table:table-cell office:value-type="float" office:value="0.002476">
            <text:p>0.002476</text:p>
          </table:table-cell>
          <table:table-cell office:value-type="float" office:value="0.945007">
            <text:p>0.945007</text:p>
          </table:table-cell>
          <table:table-cell office:value-type="float" office:value="0.819809">
            <text:p>0.819809</text:p>
          </table:table-cell>
        </table:table-row>
        <table:table-row table:style-name="ro1">
          <table:table-cell office:value-type="float" office:value="609">
            <text:p>609.000000</text:p>
          </table:table-cell>
          <table:table-cell office:value-type="float" office:value="0.145196">
            <text:p>0.145196</text:p>
          </table:table-cell>
          <table:table-cell office:value-type="float" office:value="0.019261">
            <text:p>0.019261</text:p>
          </table:table-cell>
          <table:table-cell office:value-type="float" office:value="0.002751">
            <text:p>0.002751</text:p>
          </table:table-cell>
          <table:table-cell office:value-type="float" office:value="0.928993">
            <text:p>0.928993</text:p>
          </table:table-cell>
          <table:table-cell office:value-type="float" office:value="0.805681">
            <text:p>0.805681</text:p>
          </table:table-cell>
        </table:table-row>
        <table:table-row table:style-name="ro1">
          <table:table-cell office:value-type="float" office:value="610">
            <text:p>610.000000</text:p>
          </table:table-cell>
          <table:table-cell office:value-type="float" office:value="0.160023">
            <text:p>0.160023</text:p>
          </table:table-cell>
          <table:table-cell office:value-type="float" office:value="0.018938">
            <text:p>0.018938</text:p>
          </table:table-cell>
          <table:table-cell office:value-type="float" office:value="0.002884">
            <text:p>0.002884</text:p>
          </table:table-cell>
          <table:table-cell office:value-type="float" office:value="0.921547">
            <text:p>0.921547</text:p>
          </table:table-cell>
          <table:table-cell office:value-type="float" office:value="0.799161">
            <text:p>0.799161</text:p>
          </table:table-cell>
        </table:table-row>
        <table:table-row table:style-name="ro1">
          <table:table-cell office:value-type="float" office:value="611">
            <text:p>611.000000</text:p>
          </table:table-cell>
          <table:table-cell office:value-type="float" office:value="0.17485">
            <text:p>0.174850</text:p>
          </table:table-cell>
          <table:table-cell office:value-type="float" office:value="0.018614">
            <text:p>0.018614</text:p>
          </table:table-cell>
          <table:table-cell office:value-type="float" office:value="0.002617">
            <text:p>0.002617</text:p>
          </table:table-cell>
          <table:table-cell office:value-type="float" office:value="0.914101">
            <text:p>0.914101</text:p>
          </table:table-cell>
          <table:table-cell office:value-type="float" office:value="0.792641">
            <text:p>0.792641</text:p>
          </table:table-cell>
        </table:table-row>
        <table:table-row table:style-name="ro1">
          <table:table-cell office:value-type="float" office:value="612">
            <text:p>612.000000</text:p>
          </table:table-cell>
          <table:table-cell office:value-type="float" office:value="0.192767">
            <text:p>0.192767</text:p>
          </table:table-cell>
          <table:table-cell office:value-type="float" office:value="0.018177">
            <text:p>0.018177</text:p>
          </table:table-cell>
          <table:table-cell office:value-type="float" office:value="0.002314">
            <text:p>0.002314</text:p>
          </table:table-cell>
          <table:table-cell office:value-type="float" office:value="0.903823">
            <text:p>0.903823</text:p>
          </table:table-cell>
          <table:table-cell office:value-type="float" office:value="0.785195">
            <text:p>0.785195</text:p>
          </table:table-cell>
        </table:table-row>
        <table:table-row table:style-name="ro1">
          <table:table-cell office:value-type="float" office:value="613">
            <text:p>613.000000</text:p>
          </table:table-cell>
          <table:table-cell office:value-type="float" office:value="0.210684">
            <text:p>0.210684</text:p>
          </table:table-cell>
          <table:table-cell office:value-type="float" office:value="0.017741">
            <text:p>0.017741</text:p>
          </table:table-cell>
          <table:table-cell office:value-type="float" office:value="0.00201">
            <text:p>0.002010</text:p>
          </table:table-cell>
          <table:table-cell office:value-type="float" office:value="0.893545">
            <text:p>0.893545</text:p>
          </table:table-cell>
          <table:table-cell office:value-type="float" office:value="0.77775">
            <text:p>0.777750</text:p>
          </table:table-cell>
        </table:table-row>
        <table:table-row table:style-name="ro1">
          <table:table-cell office:value-type="float" office:value="614">
            <text:p>614.000000</text:p>
          </table:table-cell>
          <table:table-cell office:value-type="float" office:value="0.232376">
            <text:p>0.232376</text:p>
          </table:table-cell>
          <table:table-cell office:value-type="float" office:value="0.017628">
            <text:p>0.017628</text:p>
          </table:table-cell>
          <table:table-cell office:value-type="float" office:value="0.002017">
            <text:p>0.002017</text:p>
          </table:table-cell>
          <table:table-cell office:value-type="float" office:value="0.885062">
            <text:p>0.885062</text:p>
          </table:table-cell>
          <table:table-cell office:value-type="float" office:value="0.771508">
            <text:p>0.771508</text:p>
          </table:table-cell>
        </table:table-row>
        <table:table-row table:style-name="ro1">
          <table:table-cell office:value-type="float" office:value="615">
            <text:p>615.000000</text:p>
          </table:table-cell>
          <table:table-cell office:value-type="float" office:value="0.254068">
            <text:p>0.254068</text:p>
          </table:table-cell>
          <table:table-cell office:value-type="float" office:value="0.017514">
            <text:p>0.017514</text:p>
          </table:table-cell>
          <table:table-cell office:value-type="float" office:value="0.002023">
            <text:p>0.002023</text:p>
          </table:table-cell>
          <table:table-cell office:value-type="float" office:value="0.876579">
            <text:p>0.876579</text:p>
          </table:table-cell>
          <table:table-cell office:value-type="float" office:value="0.765267">
            <text:p>0.765267</text:p>
          </table:table-cell>
        </table:table-row>
        <table:table-row table:style-name="ro1">
          <table:table-cell office:value-type="float" office:value="616">
            <text:p>616.000000</text:p>
          </table:table-cell>
          <table:table-cell office:value-type="float" office:value="0.304539">
            <text:p>0.304539</text:p>
          </table:table-cell>
          <table:table-cell office:value-type="float" office:value="0.017123">
            <text:p>0.017123</text:p>
          </table:table-cell>
          <table:table-cell office:value-type="float" office:value="0.001762">
            <text:p>0.001762</text:p>
          </table:table-cell>
          <table:table-cell office:value-type="float" office:value="0.854559">
            <text:p>0.854559</text:p>
          </table:table-cell>
          <table:table-cell office:value-type="float" office:value="0.749982">
            <text:p>0.749982</text:p>
          </table:table-cell>
        </table:table-row>
        <table:table-row table:style-name="ro1">
          <table:table-cell office:value-type="float" office:value="617">
            <text:p>617.000000</text:p>
          </table:table-cell>
          <table:table-cell office:value-type="float" office:value="0.334933">
            <text:p>0.334933</text:p>
          </table:table-cell>
          <table:table-cell office:value-type="float" office:value="0.01715">
            <text:p>0.017150</text:p>
          </table:table-cell>
          <table:table-cell office:value-type="float" office:value="0.001922">
            <text:p>0.001922</text:p>
          </table:table-cell>
          <table:table-cell office:value-type="float" office:value="0.844855">
            <text:p>0.844855</text:p>
          </table:table-cell>
          <table:table-cell office:value-type="float" office:value="0.743504">
            <text:p>0.743504</text:p>
          </table:table-cell>
        </table:table-row>
        <table:table-row table:style-name="ro1">
          <table:table-cell office:value-type="float" office:value="618">
            <text:p>618.000000</text:p>
          </table:table-cell>
          <table:table-cell office:value-type="float" office:value="0.365327">
            <text:p>0.365327</text:p>
          </table:table-cell>
          <table:table-cell office:value-type="float" office:value="0.017176">
            <text:p>0.017176</text:p>
          </table:table-cell>
          <table:table-cell office:value-type="float" office:value="0.002083">
            <text:p>0.002083</text:p>
          </table:table-cell>
          <table:table-cell office:value-type="float" office:value="0.83515">
            <text:p>0.835150</text:p>
          </table:table-cell>
          <table:table-cell office:value-type="float" office:value="0.737026">
            <text:p>0.737026</text:p>
          </table:table-cell>
        </table:table-row>
        <table:table-row table:style-name="ro1">
          <table:table-cell office:value-type="float" office:value="619">
            <text:p>619.000000</text:p>
          </table:table-cell>
          <table:table-cell office:value-type="float" office:value="0.399803">
            <text:p>0.399803</text:p>
          </table:table-cell>
          <table:table-cell office:value-type="float" office:value="0.0169">
            <text:p>0.016900</text:p>
          </table:table-cell>
          <table:table-cell office:value-type="float" office:value="0.002284">
            <text:p>0.002284</text:p>
          </table:table-cell>
          <table:table-cell office:value-type="float" office:value="0.824754">
            <text:p>0.824754</text:p>
          </table:table-cell>
          <table:table-cell office:value-type="float" office:value="0.729797">
            <text:p>0.729797</text:p>
          </table:table-cell>
        </table:table-row>
        <table:table-row table:style-name="ro1">
          <table:table-cell office:value-type="float" office:value="620">
            <text:p>620.000000</text:p>
          </table:table-cell>
          <table:table-cell office:value-type="float" office:value="0.434278">
            <text:p>0.434278</text:p>
          </table:table-cell>
          <table:table-cell office:value-type="float" office:value="0.016624">
            <text:p>0.016624</text:p>
          </table:table-cell>
          <table:table-cell office:value-type="float" office:value="0.002485">
            <text:p>0.002485</text:p>
          </table:table-cell>
          <table:table-cell office:value-type="float" office:value="0.814358">
            <text:p>0.814358</text:p>
          </table:table-cell>
          <table:table-cell office:value-type="float" office:value="0.722569">
            <text:p>0.722569</text:p>
          </table:table-cell>
        </table:table-row>
        <table:table-row table:style-name="ro1">
          <table:table-cell office:value-type="float" office:value="621">
            <text:p>621.000000</text:p>
          </table:table-cell>
          <table:table-cell office:value-type="float" office:value="0.513345">
            <text:p>0.513345</text:p>
          </table:table-cell>
          <table:table-cell office:value-type="float" office:value="0.016691">
            <text:p>0.016691</text:p>
          </table:table-cell>
          <table:table-cell office:value-type="float" office:value="0.002531">
            <text:p>0.002531</text:p>
          </table:table-cell>
          <table:table-cell office:value-type="float" office:value="0.792891">
            <text:p>0.792891</text:p>
          </table:table-cell>
          <table:table-cell office:value-type="float" office:value="0.708578">
            <text:p>0.708578</text:p>
          </table:table-cell>
        </table:table-row>
        <table:table-row table:style-name="ro1">
          <table:table-cell office:value-type="float" office:value="622">
            <text:p>622.000000</text:p>
          </table:table-cell>
          <table:table-cell office:value-type="float" office:value="0.557616">
            <text:p>0.557616</text:p>
          </table:table-cell>
          <table:table-cell office:value-type="float" office:value="0.016316">
            <text:p>0.016316</text:p>
          </table:table-cell>
          <table:table-cell office:value-type="float" office:value="0.002255">
            <text:p>0.002255</text:p>
          </table:table-cell>
          <table:table-cell office:value-type="float" office:value="0.781486">
            <text:p>0.781486</text:p>
          </table:table-cell>
          <table:table-cell office:value-type="float" office:value="0.701209">
            <text:p>0.701209</text:p>
          </table:table-cell>
        </table:table-row>
        <table:table-row table:style-name="ro1">
          <table:table-cell office:value-type="float" office:value="623">
            <text:p>623.000000</text:p>
          </table:table-cell>
          <table:table-cell office:value-type="float" office:value="0.601888">
            <text:p>0.601888</text:p>
          </table:table-cell>
          <table:table-cell office:value-type="float" office:value="0.015941">
            <text:p>0.015941</text:p>
          </table:table-cell>
          <table:table-cell office:value-type="float" office:value="0.001979">
            <text:p>0.001979</text:p>
          </table:table-cell>
          <table:table-cell office:value-type="float" office:value="0.77008">
            <text:p>0.770080</text:p>
          </table:table-cell>
          <table:table-cell office:value-type="float" office:value="0.69384">
            <text:p>0.693840</text:p>
          </table:table-cell>
        </table:table-row>
        <table:table-row table:style-name="ro1">
          <table:table-cell office:value-type="float" office:value="624">
            <text:p>624.000000</text:p>
          </table:table-cell>
          <table:table-cell office:value-type="float" office:value="0.65143">
            <text:p>0.651430</text:p>
          </table:table-cell>
          <table:table-cell office:value-type="float" office:value="0.015533">
            <text:p>0.015533</text:p>
          </table:table-cell>
          <table:table-cell office:value-type="float" office:value="0.002263">
            <text:p>0.002263</text:p>
          </table:table-cell>
          <table:table-cell office:value-type="float" office:value="0.760177">
            <text:p>0.760177</text:p>
          </table:table-cell>
          <table:table-cell office:value-type="float" office:value="0.687549">
            <text:p>0.687549</text:p>
          </table:table-cell>
        </table:table-row>
        <table:table-row table:style-name="ro1">
          <table:table-cell office:value-type="float" office:value="625">
            <text:p>625.000000</text:p>
          </table:table-cell>
          <table:table-cell office:value-type="float" office:value="0.700972">
            <text:p>0.700972</text:p>
          </table:table-cell>
          <table:table-cell office:value-type="float" office:value="0.015124">
            <text:p>0.015124</text:p>
          </table:table-cell>
          <table:table-cell office:value-type="float" office:value="0.002547">
            <text:p>0.002547</text:p>
          </table:table-cell>
          <table:table-cell office:value-type="float" office:value="0.750273">
            <text:p>0.750273</text:p>
          </table:table-cell>
          <table:table-cell office:value-type="float" office:value="0.681258">
            <text:p>0.681258</text:p>
          </table:table-cell>
        </table:table-row>
        <table:table-row table:style-name="ro1">
          <table:table-cell office:value-type="float" office:value="626">
            <text:p>626.000000</text:p>
          </table:table-cell>
          <table:table-cell office:value-type="float" office:value="0.798179">
            <text:p>0.798179</text:p>
          </table:table-cell>
          <table:table-cell office:value-type="float" office:value="0.014892">
            <text:p>0.014892</text:p>
          </table:table-cell>
          <table:table-cell office:value-type="float" office:value="0.001992">
            <text:p>0.001992</text:p>
          </table:table-cell>
          <table:table-cell office:value-type="float" office:value="0.725959">
            <text:p>0.725959</text:p>
          </table:table-cell>
          <table:table-cell office:value-type="float" office:value="0.665396">
            <text:p>0.665396</text:p>
          </table:table-cell>
        </table:table-row>
        <table:table-row table:style-name="ro1">
          <table:table-cell office:value-type="float" office:value="627">
            <text:p>627.000000</text:p>
          </table:table-cell>
          <table:table-cell office:value-type="float" office:value="0.844549">
            <text:p>0.844549</text:p>
          </table:table-cell>
          <table:table-cell office:value-type="float" office:value="0.015087">
            <text:p>0.015087</text:p>
          </table:table-cell>
          <table:table-cell office:value-type="float" office:value="0.001904">
            <text:p>0.001904</text:p>
          </table:table-cell>
          <table:table-cell office:value-type="float" office:value="0.714702">
            <text:p>0.714702</text:p>
          </table:table-cell>
          <table:table-cell office:value-type="float" office:value="0.658636">
            <text:p>0.658636</text:p>
          </table:table-cell>
        </table:table-row>
        <table:table-row table:style-name="ro1">
          <table:table-cell office:value-type="float" office:value="628">
            <text:p>628.000000</text:p>
          </table:table-cell>
          <table:table-cell office:value-type="float" office:value="0.890918">
            <text:p>0.890918</text:p>
          </table:table-cell>
          <table:table-cell office:value-type="float" office:value="0.015283">
            <text:p>0.015283</text:p>
          </table:table-cell>
          <table:table-cell office:value-type="float" office:value="0.001815">
            <text:p>0.001815</text:p>
          </table:table-cell>
          <table:table-cell office:value-type="float" office:value="0.703444">
            <text:p>0.703444</text:p>
          </table:table-cell>
          <table:table-cell office:value-type="float" office:value="0.651876">
            <text:p>0.651876</text:p>
          </table:table-cell>
        </table:table-row>
        <table:table-row table:style-name="ro1">
          <table:table-cell office:value-type="float" office:value="629">
            <text:p>629.000000</text:p>
          </table:table-cell>
          <table:table-cell office:value-type="float" office:value="0.925879">
            <text:p>0.925879</text:p>
          </table:table-cell>
          <table:table-cell office:value-type="float" office:value="0.015356">
            <text:p>0.015356</text:p>
          </table:table-cell>
          <table:table-cell office:value-type="float" office:value="0.001861">
            <text:p>0.001861</text:p>
          </table:table-cell>
          <table:table-cell office:value-type="float" office:value="0.69262">
            <text:p>0.692620</text:p>
          </table:table-cell>
          <table:table-cell office:value-type="float" office:value="0.644698">
            <text:p>0.644698</text:p>
          </table:table-cell>
        </table:table-row>
        <table:table-row table:style-name="ro1">
          <table:table-cell office:value-type="float" office:value="630">
            <text:p>630.000000</text:p>
          </table:table-cell>
          <table:table-cell office:value-type="float" office:value="0.960839">
            <text:p>0.960839</text:p>
          </table:table-cell>
          <table:table-cell office:value-type="float" office:value="0.01521">
            <text:p>0.015210</text:p>
          </table:table-cell>
          <table:table-cell office:value-type="float" office:value="0.001907">
            <text:p>0.001907</text:p>
          </table:table-cell>
          <table:table-cell office:value-type="float" office:value="0.681796">
            <text:p>0.681796</text:p>
          </table:table-cell>
          <table:table-cell office:value-type="float" office:value="0.63752">
            <text:p>0.637520</text:p>
          </table:table-cell>
        </table:table-row>
        <table:table-row table:style-name="ro1">
          <table:table-cell office:value-type="float" office:value="631">
            <text:p>631.000000</text:p>
          </table:table-cell>
          <table:table-cell office:value-type="float" office:value="0.999367">
            <text:p>0.999367</text:p>
          </table:table-cell>
          <table:table-cell office:value-type="float" office:value="0.014869">
            <text:p>0.014869</text:p>
          </table:table-cell>
          <table:table-cell office:value-type="float" office:value="0.001469">
            <text:p>0.001469</text:p>
          </table:table-cell>
          <table:table-cell office:value-type="float" office:value="0.659814">
            <text:p>0.659814</text:p>
          </table:table-cell>
          <table:table-cell office:value-type="float" office:value="0.62359">
            <text:p>0.623590</text:p>
          </table:table-cell>
        </table:table-row>
        <table:table-row table:style-name="ro1">
          <table:table-cell office:value-type="float" office:value="632">
            <text:p>632.000000</text:p>
          </table:table-cell>
          <table:table-cell office:value-type="float" office:value="1">
            <text:p>1.000000</text:p>
          </table:table-cell>
          <table:table-cell office:value-type="float" office:value="0.014916">
            <text:p>0.014916</text:p>
          </table:table-cell>
          <table:table-cell office:value-type="float" office:value="0.001973">
            <text:p>0.001973</text:p>
          </table:table-cell>
          <table:table-cell office:value-type="float" office:value="0.649218">
            <text:p>0.649218</text:p>
          </table:table-cell>
          <table:table-cell office:value-type="float" office:value="0.616811">
            <text:p>0.616811</text:p>
          </table:table-cell>
        </table:table-row>
        <table:table-row table:style-name="ro1">
          <table:table-cell office:value-type="float" office:value="633">
            <text:p>633.000000</text:p>
          </table:table-cell>
          <table:table-cell office:value-type="float" office:value="0.998734">
            <text:p>0.998734</text:p>
          </table:table-cell>
          <table:table-cell office:value-type="float" office:value="0.014963">
            <text:p>0.014963</text:p>
          </table:table-cell>
          <table:table-cell office:value-type="float" office:value="0.002476">
            <text:p>0.002476</text:p>
          </table:table-cell>
          <table:table-cell office:value-type="float" office:value="0.638623">
            <text:p>0.638623</text:p>
          </table:table-cell>
          <table:table-cell office:value-type="float" office:value="0.610033">
            <text:p>0.610033</text:p>
          </table:table-cell>
        </table:table-row>
        <table:table-row table:style-name="ro1">
          <table:table-cell office:value-type="float" office:value="634">
            <text:p>634.000000</text:p>
          </table:table-cell>
          <table:table-cell office:value-type="float" office:value="0.977657">
            <text:p>0.977657</text:p>
          </table:table-cell>
          <table:table-cell office:value-type="float" office:value="0.014694">
            <text:p>0.014694</text:p>
          </table:table-cell>
          <table:table-cell office:value-type="float" office:value="0.002186">
            <text:p>0.002186</text:p>
          </table:table-cell>
          <table:table-cell office:value-type="float" office:value="0.627814">
            <text:p>0.627814</text:p>
          </table:table-cell>
          <table:table-cell office:value-type="float" office:value="0.603124">
            <text:p>0.603124</text:p>
          </table:table-cell>
        </table:table-row>
        <table:table-row table:style-name="ro1">
          <table:table-cell office:value-type="float" office:value="635">
            <text:p>635.000000</text:p>
          </table:table-cell>
          <table:table-cell office:value-type="float" office:value="0.95658">
            <text:p>0.956580</text:p>
          </table:table-cell>
          <table:table-cell office:value-type="float" office:value="0.014424">
            <text:p>0.014424</text:p>
          </table:table-cell>
          <table:table-cell office:value-type="float" office:value="0.001896">
            <text:p>0.001896</text:p>
          </table:table-cell>
          <table:table-cell office:value-type="float" office:value="0.617005">
            <text:p>0.617005</text:p>
          </table:table-cell>
          <table:table-cell office:value-type="float" office:value="0.596215">
            <text:p>0.596215</text:p>
          </table:table-cell>
        </table:table-row>
        <table:table-row table:style-name="ro1">
          <table:table-cell office:value-type="float" office:value="636">
            <text:p>636.000000</text:p>
          </table:table-cell>
          <table:table-cell office:value-type="float" office:value="0.874842">
            <text:p>0.874842</text:p>
          </table:table-cell>
          <table:table-cell office:value-type="float" office:value="0.015046">
            <text:p>0.015046</text:p>
          </table:table-cell>
          <table:table-cell office:value-type="float" office:value="0.0017">
            <text:p>0.001700</text:p>
          </table:table-cell>
          <table:table-cell office:value-type="float" office:value="0.594779">
            <text:p>0.594779</text:p>
          </table:table-cell>
          <table:table-cell office:value-type="float" office:value="0.5817">
            <text:p>0.581700</text:p>
          </table:table-cell>
        </table:table-row>
        <table:table-row table:style-name="ro1">
          <table:table-cell office:value-type="float" office:value="637">
            <text:p>637.000000</text:p>
          </table:table-cell>
          <table:table-cell office:value-type="float" office:value="0.821334">
            <text:p>0.821334</text:p>
          </table:table-cell>
          <table:table-cell office:value-type="float" office:value="0.015477">
            <text:p>0.015477</text:p>
          </table:table-cell>
          <table:table-cell office:value-type="float" office:value="0.001584">
            <text:p>0.001584</text:p>
          </table:table-cell>
          <table:table-cell office:value-type="float" office:value="0.584377">
            <text:p>0.584377</text:p>
          </table:table-cell>
          <table:table-cell office:value-type="float" office:value="0.575913">
            <text:p>0.575913</text:p>
          </table:table-cell>
        </table:table-row>
        <table:table-row table:style-name="ro1">
          <table:table-cell office:value-type="float" office:value="638">
            <text:p>638.000000</text:p>
          </table:table-cell>
          <table:table-cell office:value-type="float" office:value="0.767826">
            <text:p>0.767826</text:p>
          </table:table-cell>
          <table:table-cell office:value-type="float" office:value="0.014615">
            <text:p>0.014615</text:p>
          </table:table-cell>
          <table:table-cell office:value-type="float" office:value="0.001469">
            <text:p>0.001469</text:p>
          </table:table-cell>
          <table:table-cell office:value-type="float" office:value="0.573975">
            <text:p>0.573975</text:p>
          </table:table-cell>
          <table:table-cell office:value-type="float" office:value="0.570127">
            <text:p>0.570127</text:p>
          </table:table-cell>
        </table:table-row>
        <table:table-row table:style-name="ro1">
          <table:table-cell office:value-type="float" office:value="639">
            <text:p>639.000000</text:p>
          </table:table-cell>
          <table:table-cell office:value-type="float" office:value="0.706196">
            <text:p>0.706196</text:p>
          </table:table-cell>
          <table:table-cell office:value-type="float" office:value="0.014642">
            <text:p>0.014642</text:p>
          </table:table-cell>
          <table:table-cell office:value-type="float" office:value="0.001792">
            <text:p>0.001792</text:p>
          </table:table-cell>
          <table:table-cell office:value-type="float" office:value="0.564239">
            <text:p>0.564239</text:p>
          </table:table-cell>
          <table:table-cell office:value-type="float" office:value="0.563628">
            <text:p>0.563628</text:p>
          </table:table-cell>
        </table:table-row>
        <table:table-row table:style-name="ro1">
          <table:table-cell office:value-type="float" office:value="640">
            <text:p>640.000000</text:p>
          </table:table-cell>
          <table:table-cell office:value-type="float" office:value="0.644566">
            <text:p>0.644566</text:p>
          </table:table-cell>
          <table:table-cell office:value-type="float" office:value="0.014669">
            <text:p>0.014669</text:p>
          </table:table-cell>
          <table:table-cell office:value-type="float" office:value="0.002115">
            <text:p>0.002115</text:p>
          </table:table-cell>
          <table:table-cell office:value-type="float" office:value="0.554502">
            <text:p>0.554502</text:p>
          </table:table-cell>
          <table:table-cell office:value-type="float" office:value="0.557129">
            <text:p>0.557129</text:p>
          </table:table-cell>
        </table:table-row>
        <table:table-row table:style-name="ro1">
          <table:table-cell office:value-type="float" office:value="641">
            <text:p>641.000000</text:p>
          </table:table-cell>
          <table:table-cell office:value-type="float" office:value="0.518907">
            <text:p>0.518907</text:p>
          </table:table-cell>
          <table:table-cell office:value-type="float" office:value="0.014607">
            <text:p>0.014607</text:p>
          </table:table-cell>
          <table:table-cell office:value-type="float" office:value="0.002128">
            <text:p>0.002128</text:p>
          </table:table-cell>
          <table:table-cell office:value-type="float" office:value="0.533845">
            <text:p>0.533845</text:p>
          </table:table-cell>
          <table:table-cell office:value-type="float" office:value="0.542813">
            <text:p>0.542813</text:p>
          </table:table-cell>
        </table:table-row>
        <table:table-row table:style-name="ro1">
          <table:table-cell office:value-type="float" office:value="642">
            <text:p>642.000000</text:p>
          </table:table-cell>
          <table:table-cell office:value-type="float" office:value="0.461989">
            <text:p>0.461989</text:p>
          </table:table-cell>
          <table:table-cell office:value-type="float" office:value="0.014082">
            <text:p>0.014082</text:p>
          </table:table-cell>
          <table:table-cell office:value-type="float" office:value="0.002306">
            <text:p>0.002306</text:p>
          </table:table-cell>
          <table:table-cell office:value-type="float" office:value="0.524229">
            <text:p>0.524229</text:p>
          </table:table-cell>
          <table:table-cell office:value-type="float" office:value="0.536438">
            <text:p>0.536438</text:p>
          </table:table-cell>
        </table:table-row>
        <table:table-row table:style-name="ro1">
          <table:table-cell office:value-type="float" office:value="643">
            <text:p>643.000000</text:p>
          </table:table-cell>
          <table:table-cell office:value-type="float" office:value="0.405071">
            <text:p>0.405071</text:p>
          </table:table-cell>
          <table:table-cell office:value-type="float" office:value="0.013556">
            <text:p>0.013556</text:p>
          </table:table-cell>
          <table:table-cell office:value-type="float" office:value="0.002484">
            <text:p>0.002484</text:p>
          </table:table-cell>
          <table:table-cell office:value-type="float" office:value="0.514614">
            <text:p>0.514614</text:p>
          </table:table-cell>
          <table:table-cell office:value-type="float" office:value="0.530063">
            <text:p>0.530063</text:p>
          </table:table-cell>
        </table:table-row>
        <table:table-row table:style-name="ro1">
          <table:table-cell office:value-type="float" office:value="644">
            <text:p>644.000000</text:p>
          </table:table-cell>
          <table:table-cell office:value-type="float" office:value="0.357269">
            <text:p>0.357269</text:p>
          </table:table-cell>
          <table:table-cell office:value-type="float" office:value="0.01372">
            <text:p>0.013720</text:p>
          </table:table-cell>
          <table:table-cell office:value-type="float" office:value="0.002316">
            <text:p>0.002316</text:p>
          </table:table-cell>
          <table:table-cell office:value-type="float" office:value="0.504737">
            <text:p>0.504737</text:p>
          </table:table-cell>
          <table:table-cell office:value-type="float" office:value="0.523478">
            <text:p>0.523478</text:p>
          </table:table-cell>
        </table:table-row>
        <table:table-row table:style-name="ro1">
          <table:table-cell office:value-type="float" office:value="645">
            <text:p>645.000000</text:p>
          </table:table-cell>
          <table:table-cell office:value-type="float" office:value="0.309468">
            <text:p>0.309468</text:p>
          </table:table-cell>
          <table:table-cell office:value-type="float" office:value="0.013883">
            <text:p>0.013883</text:p>
          </table:table-cell>
          <table:table-cell office:value-type="float" office:value="0.002149">
            <text:p>0.002149</text:p>
          </table:table-cell>
          <table:table-cell office:value-type="float" office:value="0.494861">
            <text:p>0.494861</text:p>
          </table:table-cell>
          <table:table-cell office:value-type="float" office:value="0.516894">
            <text:p>0.516894</text:p>
          </table:table-cell>
        </table:table-row>
        <table:table-row table:style-name="ro1">
          <table:table-cell office:value-type="float" office:value="646">
            <text:p>646.000000</text:p>
          </table:table-cell>
          <table:table-cell office:value-type="float" office:value="0.233018">
            <text:p>0.233018</text:p>
          </table:table-cell>
          <table:table-cell office:value-type="float" office:value="0.014008">
            <text:p>0.014008</text:p>
          </table:table-cell>
          <table:table-cell office:value-type="float" office:value="0.001445">
            <text:p>0.001445</text:p>
          </table:table-cell>
          <table:table-cell office:value-type="float" office:value="0.475154">
            <text:p>0.475154</text:p>
          </table:table-cell>
          <table:table-cell office:value-type="float" office:value="0.503829">
            <text:p>0.503829</text:p>
          </table:table-cell>
        </table:table-row>
        <table:table-row table:style-name="ro1">
          <table:table-cell office:value-type="float" office:value="647">
            <text:p>647.000000</text:p>
          </table:table-cell>
          <table:table-cell office:value-type="float" office:value="0.204002">
            <text:p>0.204002</text:p>
          </table:table-cell>
          <table:table-cell office:value-type="float" office:value="0.014157">
            <text:p>0.014157</text:p>
          </table:table-cell>
          <table:table-cell office:value-type="float" office:value="0.001367">
            <text:p>0.001367</text:p>
          </table:table-cell>
          <table:table-cell office:value-type="float" office:value="0.46585">
            <text:p>0.465850</text:p>
          </table:table-cell>
          <table:table-cell office:value-type="float" office:value="0.497951">
            <text:p>0.497951</text:p>
          </table:table-cell>
        </table:table-row>
        <table:table-row table:style-name="ro1">
          <table:table-cell office:value-type="float" office:value="648">
            <text:p>648.000000</text:p>
          </table:table-cell>
          <table:table-cell office:value-type="float" office:value="0.174987">
            <text:p>0.174987</text:p>
          </table:table-cell>
          <table:table-cell office:value-type="float" office:value="0.014307">
            <text:p>0.014307</text:p>
          </table:table-cell>
          <table:table-cell office:value-type="float" office:value="0.001288">
            <text:p>0.001288</text:p>
          </table:table-cell>
          <table:table-cell office:value-type="float" office:value="0.456545">
            <text:p>0.456545</text:p>
          </table:table-cell>
          <table:table-cell office:value-type="float" office:value="0.492073">
            <text:p>0.492073</text:p>
          </table:table-cell>
        </table:table-row>
        <table:table-row table:style-name="ro1">
          <table:table-cell office:value-type="float" office:value="649">
            <text:p>649.000000</text:p>
          </table:table-cell>
          <table:table-cell office:value-type="float" office:value="0.153128">
            <text:p>0.153128</text:p>
          </table:table-cell>
          <table:table-cell office:value-type="float" office:value="0.014195">
            <text:p>0.014195</text:p>
          </table:table-cell>
          <table:table-cell office:value-type="float" office:value="0.001162">
            <text:p>0.001162</text:p>
          </table:table-cell>
          <table:table-cell office:value-type="float" office:value="0.44733">
            <text:p>0.447330</text:p>
          </table:table-cell>
          <table:table-cell office:value-type="float" office:value="0.485636">
            <text:p>0.485636</text:p>
          </table:table-cell>
        </table:table-row>
        <table:table-row table:style-name="ro1">
          <table:table-cell office:value-type="float" office:value="650">
            <text:p>650.000000</text:p>
          </table:table-cell>
          <table:table-cell office:value-type="float" office:value="0.131268">
            <text:p>0.131268</text:p>
          </table:table-cell>
          <table:table-cell office:value-type="float" office:value="0.014084">
            <text:p>0.014084</text:p>
          </table:table-cell>
          <table:table-cell office:value-type="float" office:value="0.001035">
            <text:p>0.001035</text:p>
          </table:table-cell>
          <table:table-cell office:value-type="float" office:value="0.438116">
            <text:p>0.438116</text:p>
          </table:table-cell>
          <table:table-cell office:value-type="float" office:value="0.4792">
            <text:p>0.479200</text:p>
          </table:table-cell>
        </table:table-row>
        <table:table-row table:style-name="ro1">
          <table:table-cell office:value-type="float" office:value="651">
            <text:p>651.000000</text:p>
          </table:table-cell>
          <table:table-cell office:value-type="float" office:value="0.09856">
            <text:p>0.098560</text:p>
          </table:table-cell>
          <table:table-cell office:value-type="float" office:value="0.013912">
            <text:p>0.013912</text:p>
          </table:table-cell>
          <table:table-cell office:value-type="float" office:value="0.001657">
            <text:p>0.001657</text:p>
          </table:table-cell>
          <table:table-cell office:value-type="float" office:value="0.419792">
            <text:p>0.419792</text:p>
          </table:table-cell>
          <table:table-cell office:value-type="float" office:value="0.466427">
            <text:p>0.466427</text:p>
          </table:table-cell>
        </table:table-row>
        <table:table-row table:style-name="ro1">
          <table:table-cell office:value-type="float" office:value="652">
            <text:p>652.000000</text:p>
          </table:table-cell>
          <table:table-cell office:value-type="float" office:value="0.086528">
            <text:p>0.086528</text:p>
          </table:table-cell>
          <table:table-cell office:value-type="float" office:value="0.013728">
            <text:p>0.013728</text:p>
          </table:table-cell>
          <table:table-cell office:value-type="float" office:value="0.001921">
            <text:p>0.001921</text:p>
          </table:table-cell>
          <table:table-cell office:value-type="float" office:value="0.411481">
            <text:p>0.411481</text:p>
          </table:table-cell>
          <table:table-cell office:value-type="float" office:value="0.459947">
            <text:p>0.459947</text:p>
          </table:table-cell>
        </table:table-row>
        <table:table-row table:style-name="ro1">
          <table:table-cell office:value-type="float" office:value="653">
            <text:p>653.000000</text:p>
          </table:table-cell>
          <table:table-cell office:value-type="float" office:value="0.074497">
            <text:p>0.074497</text:p>
          </table:table-cell>
          <table:table-cell office:value-type="float" office:value="0.013544">
            <text:p>0.013544</text:p>
          </table:table-cell>
          <table:table-cell office:value-type="float" office:value="0.002185">
            <text:p>0.002185</text:p>
          </table:table-cell>
          <table:table-cell office:value-type="float" office:value="0.403169">
            <text:p>0.403169</text:p>
          </table:table-cell>
          <table:table-cell office:value-type="float" office:value="0.453467">
            <text:p>0.453467</text:p>
          </table:table-cell>
        </table:table-row>
        <table:table-row table:style-name="ro1">
          <table:table-cell office:value-type="float" office:value="654">
            <text:p>654.000000</text:p>
          </table:table-cell>
          <table:table-cell office:value-type="float" office:value="0.06553">
            <text:p>0.065530</text:p>
          </table:table-cell>
          <table:table-cell office:value-type="float" office:value="0.013393">
            <text:p>0.013393</text:p>
          </table:table-cell>
          <table:table-cell office:value-type="float" office:value="0.002435">
            <text:p>0.002435</text:p>
          </table:table-cell>
          <table:table-cell office:value-type="float" office:value="0.394611">
            <text:p>0.394611</text:p>
          </table:table-cell>
          <table:table-cell office:value-type="float" office:value="0.447265">
            <text:p>0.447265</text:p>
          </table:table-cell>
        </table:table-row>
        <table:table-row table:style-name="ro1">
          <table:table-cell office:value-type="float" office:value="655">
            <text:p>655.000000</text:p>
          </table:table-cell>
          <table:table-cell office:value-type="float" office:value="0.056562">
            <text:p>0.056562</text:p>
          </table:table-cell>
          <table:table-cell office:value-type="float" office:value="0.013242">
            <text:p>0.013242</text:p>
          </table:table-cell>
          <table:table-cell office:value-type="float" office:value="0.001935">
            <text:p>0.001935</text:p>
          </table:table-cell>
          <table:table-cell office:value-type="float" office:value="0.386054">
            <text:p>0.386054</text:p>
          </table:table-cell>
          <table:table-cell office:value-type="float" office:value="0.441063">
            <text:p>0.441063</text:p>
          </table:table-cell>
        </table:table-row>
        <table:table-row table:style-name="ro1">
          <table:table-cell office:value-type="float" office:value="656">
            <text:p>656.000000</text:p>
          </table:table-cell>
          <table:table-cell office:value-type="float" office:value="0.043039">
            <text:p>0.043039</text:p>
          </table:table-cell>
          <table:table-cell office:value-type="float" office:value="0.01376">
            <text:p>0.013760</text:p>
          </table:table-cell>
          <table:table-cell office:value-type="float" office:value="0.001282">
            <text:p>0.001282</text:p>
          </table:table-cell>
          <table:table-cell office:value-type="float" office:value="0.370106">
            <text:p>0.370106</text:p>
          </table:table-cell>
          <table:table-cell office:value-type="float" office:value="0.429004">
            <text:p>0.429004</text:p>
          </table:table-cell>
        </table:table-row>
        <table:table-row table:style-name="ro1">
          <table:table-cell office:value-type="float" office:value="657">
            <text:p>657.000000</text:p>
          </table:table-cell>
          <table:table-cell office:value-type="float" office:value="0.038462">
            <text:p>0.038462</text:p>
          </table:table-cell>
          <table:table-cell office:value-type="float" office:value="0.013904">
            <text:p>0.013904</text:p>
          </table:table-cell>
          <table:table-cell office:value-type="float" office:value="0.001325">
            <text:p>0.001325</text:p>
          </table:table-cell>
          <table:table-cell office:value-type="float" office:value="0.361942">
            <text:p>0.361942</text:p>
          </table:table-cell>
          <table:table-cell office:value-type="float" office:value="0.423271">
            <text:p>0.423271</text:p>
          </table:table-cell>
        </table:table-row>
        <table:table-row table:style-name="ro1">
          <table:table-cell office:value-type="float" office:value="658">
            <text:p>658.000000</text:p>
          </table:table-cell>
          <table:table-cell office:value-type="float" office:value="0.033886">
            <text:p>0.033886</text:p>
          </table:table-cell>
          <table:table-cell office:value-type="float" office:value="0.013617">
            <text:p>0.013617</text:p>
          </table:table-cell>
          <table:table-cell office:value-type="float" office:value="0.001367">
            <text:p>0.001367</text:p>
          </table:table-cell>
          <table:table-cell office:value-type="float" office:value="0.353777">
            <text:p>0.353777</text:p>
          </table:table-cell>
          <table:table-cell office:value-type="float" office:value="0.417538">
            <text:p>0.417538</text:p>
          </table:table-cell>
        </table:table-row>
        <table:table-row table:style-name="ro1">
          <table:table-cell office:value-type="float" office:value="659">
            <text:p>659.000000</text:p>
          </table:table-cell>
          <table:table-cell office:value-type="float" office:value="0.02682">
            <text:p>0.026820</text:p>
          </table:table-cell>
          <table:table-cell office:value-type="float" office:value="0.01453">
            <text:p>0.014530</text:p>
          </table:table-cell>
          <table:table-cell office:value-type="float" office:value="0.001471">
            <text:p>0.001471</text:p>
          </table:table-cell>
          <table:table-cell office:value-type="float" office:value="0.338138">
            <text:p>0.338138</text:p>
          </table:table-cell>
          <table:table-cell office:value-type="float" office:value="0.405807">
            <text:p>0.405807</text:p>
          </table:table-cell>
        </table:table-row>
        <table:table-row table:style-name="ro1">
          <table:table-cell office:value-type="float" office:value="660">
            <text:p>660.000000</text:p>
          </table:table-cell>
          <table:table-cell office:value-type="float" office:value="0.023951">
            <text:p>0.023951</text:p>
          </table:table-cell>
          <table:table-cell office:value-type="float" office:value="0.014541">
            <text:p>0.014541</text:p>
          </table:table-cell>
          <table:table-cell office:value-type="float" office:value="0.001782">
            <text:p>0.001782</text:p>
          </table:table-cell>
          <table:table-cell office:value-type="float" office:value="0.330778">
            <text:p>0.330778</text:p>
          </table:table-cell>
          <table:table-cell office:value-type="float" office:value="0.400584">
            <text:p>0.400584</text:p>
          </table:table-cell>
        </table:table-row>
        <table:table-row table:style-name="ro1">
          <table:table-cell office:value-type="float" office:value="661">
            <text:p>661.000000</text:p>
          </table:table-cell>
          <table:table-cell office:value-type="float" office:value="0.021082">
            <text:p>0.021082</text:p>
          </table:table-cell>
          <table:table-cell office:value-type="float" office:value="0.014519">
            <text:p>0.014519</text:p>
          </table:table-cell>
          <table:table-cell office:value-type="float" office:value="0.002093">
            <text:p>0.002093</text:p>
          </table:table-cell>
          <table:table-cell office:value-type="float" office:value="0.323418">
            <text:p>0.323418</text:p>
          </table:table-cell>
          <table:table-cell office:value-type="float" office:value="0.395362">
            <text:p>0.395362</text:p>
          </table:table-cell>
        </table:table-row>
        <table:table-row table:style-name="ro1">
          <table:table-cell office:value-type="float" office:value="662">
            <text:p>662.000000</text:p>
          </table:table-cell>
          <table:table-cell office:value-type="float" office:value="0.01889">
            <text:p>0.018890</text:p>
          </table:table-cell>
          <table:table-cell office:value-type="float" office:value="0.014243">
            <text:p>0.014243</text:p>
          </table:table-cell>
          <table:table-cell office:value-type="float" office:value="0.002095">
            <text:p>0.002095</text:p>
          </table:table-cell>
          <table:table-cell office:value-type="float" office:value="0.316468">
            <text:p>0.316468</text:p>
          </table:table-cell>
          <table:table-cell office:value-type="float" office:value="0.389567">
            <text:p>0.389567</text:p>
          </table:table-cell>
        </table:table-row>
        <table:table-row table:style-name="ro1">
          <table:table-cell office:value-type="float" office:value="663">
            <text:p>663.000000</text:p>
          </table:table-cell>
          <table:table-cell office:value-type="float" office:value="0.016698">
            <text:p>0.016698</text:p>
          </table:table-cell>
          <table:table-cell office:value-type="float" office:value="0.013968">
            <text:p>0.013968</text:p>
          </table:table-cell>
          <table:table-cell office:value-type="float" office:value="0.002097">
            <text:p>0.002097</text:p>
          </table:table-cell>
          <table:table-cell office:value-type="float" office:value="0.309518">
            <text:p>0.309518</text:p>
          </table:table-cell>
          <table:table-cell office:value-type="float" office:value="0.383772">
            <text:p>0.383772</text:p>
          </table:table-cell>
        </table:table-row>
        <table:table-row table:style-name="ro1">
          <table:table-cell office:value-type="float" office:value="664">
            <text:p>664.000000</text:p>
          </table:table-cell>
          <table:table-cell office:value-type="float" office:value="0.013545">
            <text:p>0.013545</text:p>
          </table:table-cell>
          <table:table-cell office:value-type="float" office:value="0.013593">
            <text:p>0.013593</text:p>
          </table:table-cell>
          <table:table-cell office:value-type="float" office:value="0.001571">
            <text:p>0.001571</text:p>
          </table:table-cell>
          <table:table-cell office:value-type="float" office:value="0.29653">
            <text:p>0.296530</text:p>
          </table:table-cell>
          <table:table-cell office:value-type="float" office:value="0.372034">
            <text:p>0.372034</text:p>
          </table:table-cell>
        </table:table-row>
        <table:table-row table:style-name="ro1">
          <table:table-cell office:value-type="float" office:value="665">
            <text:p>665.000000</text:p>
          </table:table-cell>
          <table:table-cell office:value-type="float" office:value="0.0122">
            <text:p>0.012200</text:p>
          </table:table-cell>
          <table:table-cell office:value-type="float" office:value="0.013601">
            <text:p>0.013601</text:p>
          </table:table-cell>
          <table:table-cell office:value-type="float" office:value="0.001729">
            <text:p>0.001729</text:p>
          </table:table-cell>
          <table:table-cell office:value-type="float" office:value="0.289736">
            <text:p>0.289736</text:p>
          </table:table-cell>
          <table:table-cell office:value-type="float" office:value="0.366869">
            <text:p>0.366869</text:p>
          </table:table-cell>
        </table:table-row>
        <table:table-row table:style-name="ro1">
          <table:table-cell office:value-type="float" office:value="666">
            <text:p>666.000000</text:p>
          </table:table-cell>
          <table:table-cell office:value-type="float" office:value="0.010855">
            <text:p>0.010855</text:p>
          </table:table-cell>
          <table:table-cell office:value-type="float" office:value="0.013608">
            <text:p>0.013608</text:p>
          </table:table-cell>
          <table:table-cell office:value-type="float" office:value="0.001887">
            <text:p>0.001887</text:p>
          </table:table-cell>
          <table:table-cell office:value-type="float" office:value="0.282941">
            <text:p>0.282941</text:p>
          </table:table-cell>
          <table:table-cell office:value-type="float" office:value="0.361704">
            <text:p>0.361704</text:p>
          </table:table-cell>
        </table:table-row>
        <table:table-row table:style-name="ro1">
          <table:table-cell office:value-type="float" office:value="667">
            <text:p>667.000000</text:p>
          </table:table-cell>
          <table:table-cell office:value-type="float" office:value="0.009968">
            <text:p>0.009968</text:p>
          </table:table-cell>
          <table:table-cell office:value-type="float" office:value="0.013807">
            <text:p>0.013807</text:p>
          </table:table-cell>
          <table:table-cell office:value-type="float" office:value="0.001715">
            <text:p>0.001715</text:p>
          </table:table-cell>
          <table:table-cell office:value-type="float" office:value="0.276515">
            <text:p>0.276515</text:p>
          </table:table-cell>
          <table:table-cell office:value-type="float" office:value="0.356771">
            <text:p>0.356771</text:p>
          </table:table-cell>
        </table:table-row>
        <table:table-row table:style-name="ro1">
          <table:table-cell office:value-type="float" office:value="668">
            <text:p>668.000000</text:p>
          </table:table-cell>
          <table:table-cell office:value-type="float" office:value="0.009081">
            <text:p>0.009081</text:p>
          </table:table-cell>
          <table:table-cell office:value-type="float" office:value="0.014006">
            <text:p>0.014006</text:p>
          </table:table-cell>
          <table:table-cell office:value-type="float" office:value="0.001542">
            <text:p>0.001542</text:p>
          </table:table-cell>
          <table:table-cell office:value-type="float" office:value="0.270089">
            <text:p>0.270089</text:p>
          </table:table-cell>
          <table:table-cell office:value-type="float" office:value="0.351838">
            <text:p>0.351838</text:p>
          </table:table-cell>
        </table:table-row>
        <table:table-row table:style-name="ro1">
          <table:table-cell office:value-type="float" office:value="669">
            <text:p>669.000000</text:p>
          </table:table-cell>
          <table:table-cell office:value-type="float" office:value="0.007721">
            <text:p>0.007721</text:p>
          </table:table-cell>
          <table:table-cell office:value-type="float" office:value="0.014058">
            <text:p>0.014058</text:p>
          </table:table-cell>
          <table:table-cell office:value-type="float" office:value="0.001309">
            <text:p>0.001309</text:p>
          </table:table-cell>
          <table:table-cell office:value-type="float" office:value="0.257343">
            <text:p>0.257343</text:p>
          </table:table-cell>
          <table:table-cell office:value-type="float" office:value="0.341011">
            <text:p>0.341011</text:p>
          </table:table-cell>
        </table:table-row>
        <table:table-row table:style-name="ro1">
          <table:table-cell office:value-type="float" office:value="670">
            <text:p>670.000000</text:p>
          </table:table-cell>
          <table:table-cell office:value-type="float" office:value="0.007148">
            <text:p>0.007148</text:p>
          </table:table-cell>
          <table:table-cell office:value-type="float" office:value="0.014515">
            <text:p>0.014515</text:p>
          </table:table-cell>
          <table:table-cell office:value-type="float" office:value="0.001232">
            <text:p>0.001232</text:p>
          </table:table-cell>
          <table:table-cell office:value-type="float" office:value="0.251413">
            <text:p>0.251413</text:p>
          </table:table-cell>
          <table:table-cell office:value-type="float" office:value="0.3361">
            <text:p>0.336100</text:p>
          </table:table-cell>
        </table:table-row>
        <table:table-row table:style-name="ro1">
          <table:table-cell office:value-type="float" office:value="671">
            <text:p>671.000000</text:p>
          </table:table-cell>
          <table:table-cell office:value-type="float" office:value="0.006576">
            <text:p>0.006576</text:p>
          </table:table-cell>
          <table:table-cell office:value-type="float" office:value="0.014973">
            <text:p>0.014973</text:p>
          </table:table-cell>
          <table:table-cell office:value-type="float" office:value="0.001154">
            <text:p>0.001154</text:p>
          </table:table-cell>
          <table:table-cell office:value-type="float" office:value="0.245483">
            <text:p>0.245483</text:p>
          </table:table-cell>
          <table:table-cell office:value-type="float" office:value="0.33119">
            <text:p>0.331190</text:p>
          </table:table-cell>
        </table:table-row>
        <table:table-row table:style-name="ro1">
          <table:table-cell office:value-type="float" office:value="672">
            <text:p>672.000000</text:p>
          </table:table-cell>
          <table:table-cell office:value-type="float" office:value="0.005802">
            <text:p>0.005802</text:p>
          </table:table-cell>
          <table:table-cell office:value-type="float" office:value="0.014515">
            <text:p>0.014515</text:p>
          </table:table-cell>
          <table:table-cell office:value-type="float" office:value="0.001922">
            <text:p>0.001922</text:p>
          </table:table-cell>
          <table:table-cell office:value-type="float" office:value="0.234947">
            <text:p>0.234947</text:p>
          </table:table-cell>
          <table:table-cell office:value-type="float" office:value="0.320695">
            <text:p>0.320695</text:p>
          </table:table-cell>
        </table:table-row>
        <table:table-row table:style-name="ro1">
          <table:table-cell office:value-type="float" office:value="673">
            <text:p>673.000000</text:p>
          </table:table-cell>
          <table:table-cell office:value-type="float" office:value="0.005356">
            <text:p>0.005356</text:p>
          </table:table-cell>
          <table:table-cell office:value-type="float" office:value="0.014251">
            <text:p>0.014251</text:p>
          </table:table-cell>
          <table:table-cell office:value-type="float" office:value="0.002541">
            <text:p>0.002541</text:p>
          </table:table-cell>
          <table:table-cell office:value-type="float" office:value="0.230524">
            <text:p>0.230524</text:p>
          </table:table-cell>
          <table:table-cell office:value-type="float" office:value="0.316191">
            <text:p>0.316191</text:p>
          </table:table-cell>
        </table:table-row>
        <table:table-row table:style-name="ro1">
          <table:table-cell office:value-type="float" office:value="674">
            <text:p>674.000000</text:p>
          </table:table-cell>
          <table:table-cell office:value-type="float" office:value="0.00491">
            <text:p>0.004910</text:p>
          </table:table-cell>
          <table:table-cell office:value-type="float" office:value="0.013986">
            <text:p>0.013986</text:p>
          </table:table-cell>
          <table:table-cell office:value-type="float" office:value="0.003161">
            <text:p>0.003161</text:p>
          </table:table-cell>
          <table:table-cell office:value-type="float" office:value="0.226102">
            <text:p>0.226102</text:p>
          </table:table-cell>
          <table:table-cell office:value-type="float" office:value="0.311686">
            <text:p>0.311686</text:p>
          </table:table-cell>
        </table:table-row>
        <table:table-row table:style-name="ro1">
          <table:table-cell office:value-type="float" office:value="675">
            <text:p>675.000000</text:p>
          </table:table-cell>
          <table:table-cell office:value-type="float" office:value="0.004594">
            <text:p>0.004594</text:p>
          </table:table-cell>
          <table:table-cell office:value-type="float" office:value="0.013959">
            <text:p>0.013959</text:p>
          </table:table-cell>
          <table:table-cell office:value-type="float" office:value="0.002511">
            <text:p>0.002511</text:p>
          </table:table-cell>
          <table:table-cell office:value-type="float" office:value="0.220189">
            <text:p>0.220189</text:p>
          </table:table-cell>
          <table:table-cell office:value-type="float" office:value="0.306979">
            <text:p>0.306979</text:p>
          </table:table-cell>
        </table:table-row>
        <table:table-row table:style-name="ro1">
          <table:table-cell office:value-type="float" office:value="676">
            <text:p>676.000000</text:p>
          </table:table-cell>
          <table:table-cell office:value-type="float" office:value="0.004279">
            <text:p>0.004279</text:p>
          </table:table-cell>
          <table:table-cell office:value-type="float" office:value="0.013932">
            <text:p>0.013932</text:p>
          </table:table-cell>
          <table:table-cell office:value-type="float" office:value="0.001862">
            <text:p>0.001862</text:p>
          </table:table-cell>
          <table:table-cell office:value-type="float" office:value="0.214276">
            <text:p>0.214276</text:p>
          </table:table-cell>
          <table:table-cell office:value-type="float" office:value="0.302273">
            <text:p>0.302273</text:p>
          </table:table-cell>
        </table:table-row>
        <table:table-row table:style-name="ro1">
          <table:table-cell office:value-type="float" office:value="677">
            <text:p>677.000000</text:p>
          </table:table-cell>
          <table:table-cell office:value-type="float" office:value="0.003729">
            <text:p>0.003729</text:p>
          </table:table-cell>
          <table:table-cell office:value-type="float" office:value="0.0144">
            <text:p>0.014400</text:p>
          </table:table-cell>
          <table:table-cell office:value-type="float" office:value="0.001617">
            <text:p>0.001617</text:p>
          </table:table-cell>
          <table:table-cell office:value-type="float" office:value="0.204836">
            <text:p>0.204836</text:p>
          </table:table-cell>
          <table:table-cell office:value-type="float" office:value="0.293743">
            <text:p>0.293743</text:p>
          </table:table-cell>
        </table:table-row>
        <table:table-row table:style-name="ro1">
          <table:table-cell office:value-type="float" office:value="678">
            <text:p>678.000000</text:p>
          </table:table-cell>
          <table:table-cell office:value-type="float" office:value="0.003762">
            <text:p>0.003762</text:p>
          </table:table-cell>
          <table:table-cell office:value-type="float" office:value="0.01483">
            <text:p>0.014830</text:p>
          </table:table-cell>
          <table:table-cell office:value-type="float" office:value="0.001481">
            <text:p>0.001481</text:p>
          </table:table-cell>
          <table:table-cell office:value-type="float" office:value="0.199392">
            <text:p>0.199392</text:p>
          </table:table-cell>
          <table:table-cell office:value-type="float" office:value="0.289036">
            <text:p>0.289036</text:p>
          </table:table-cell>
        </table:table-row>
        <table:table-row table:style-name="ro1">
          <table:table-cell office:value-type="float" office:value="679">
            <text:p>679.000000</text:p>
          </table:table-cell>
          <table:table-cell office:value-type="float" office:value="0.003796">
            <text:p>0.003796</text:p>
          </table:table-cell>
          <table:table-cell office:value-type="float" office:value="0.01397">
            <text:p>0.013970</text:p>
          </table:table-cell>
          <table:table-cell office:value-type="float" office:value="0.001345">
            <text:p>0.001345</text:p>
          </table:table-cell>
          <table:table-cell office:value-type="float" office:value="0.193948">
            <text:p>0.193948</text:p>
          </table:table-cell>
          <table:table-cell office:value-type="float" office:value="0.284329">
            <text:p>0.284329</text:p>
          </table:table-cell>
        </table:table-row>
        <table:table-row table:style-name="ro1">
          <table:table-cell office:value-type="float" office:value="680">
            <text:p>680.000000</text:p>
          </table:table-cell>
          <table:table-cell office:value-type="float" office:value="0.003278">
            <text:p>0.003278</text:p>
          </table:table-cell>
          <table:table-cell office:value-type="float" office:value="0.014159">
            <text:p>0.014159</text:p>
          </table:table-cell>
          <table:table-cell office:value-type="float" office:value="0.001147">
            <text:p>0.001147</text:p>
          </table:table-cell>
          <table:table-cell office:value-type="float" office:value="0.185481">
            <text:p>0.185481</text:p>
          </table:table-cell>
          <table:table-cell office:value-type="float" office:value="0.275877">
            <text:p>0.275877</text:p>
          </table:table-cell>
        </table:table-row>
        <table:table-row table:style-name="ro1">
          <table:table-cell office:value-type="float" office:value="681">
            <text:p>681.000000</text:p>
          </table:table-cell>
          <table:table-cell office:value-type="float" office:value="0.003307">
            <text:p>0.003307</text:p>
          </table:table-cell>
          <table:table-cell office:value-type="float" office:value="0.014351">
            <text:p>0.014351</text:p>
          </table:table-cell>
          <table:table-cell office:value-type="float" office:value="0.001424">
            <text:p>0.001424</text:p>
          </table:table-cell>
          <table:table-cell office:value-type="float" office:value="0.181239">
            <text:p>0.181239</text:p>
          </table:table-cell>
          <table:table-cell office:value-type="float" office:value="0.271699">
            <text:p>0.271699</text:p>
          </table:table-cell>
        </table:table-row>
        <table:table-row table:style-name="ro1">
          <table:table-cell office:value-type="float" office:value="682">
            <text:p>682.000000</text:p>
          </table:table-cell>
          <table:table-cell office:value-type="float" office:value="0.003336">
            <text:p>0.003336</text:p>
          </table:table-cell>
          <table:table-cell office:value-type="float" office:value="0.014542">
            <text:p>0.014542</text:p>
          </table:table-cell>
          <table:table-cell office:value-type="float" office:value="0.001701">
            <text:p>0.001701</text:p>
          </table:table-cell>
          <table:table-cell office:value-type="float" office:value="0.176997">
            <text:p>0.176997</text:p>
          </table:table-cell>
          <table:table-cell office:value-type="float" office:value="0.267522">
            <text:p>0.267522</text:p>
          </table:table-cell>
        </table:table-row>
        <table:table-row table:style-name="ro1">
          <table:table-cell office:value-type="float" office:value="683">
            <text:p>683.000000</text:p>
          </table:table-cell>
          <table:table-cell office:value-type="float" office:value="0.003129">
            <text:p>0.003129</text:p>
          </table:table-cell>
          <table:table-cell office:value-type="float" office:value="0.014075">
            <text:p>0.014075</text:p>
          </table:table-cell>
          <table:table-cell office:value-type="float" office:value="0.001817">
            <text:p>0.001817</text:p>
          </table:table-cell>
          <table:table-cell office:value-type="float" office:value="0.173012">
            <text:p>0.173012</text:p>
          </table:table-cell>
          <table:table-cell office:value-type="float" office:value="0.263473">
            <text:p>0.263473</text:p>
          </table:table-cell>
        </table:table-row>
        <table:table-row table:style-name="ro1">
          <table:table-cell office:value-type="float" office:value="684">
            <text:p>684.000000</text:p>
          </table:table-cell>
          <table:table-cell office:value-type="float" office:value="0.002922">
            <text:p>0.002922</text:p>
          </table:table-cell>
          <table:table-cell office:value-type="float" office:value="0.013608">
            <text:p>0.013608</text:p>
          </table:table-cell>
          <table:table-cell office:value-type="float" office:value="0.001932">
            <text:p>0.001932</text:p>
          </table:table-cell>
          <table:table-cell office:value-type="float" office:value="0.169028">
            <text:p>0.169028</text:p>
          </table:table-cell>
          <table:table-cell office:value-type="float" office:value="0.259424">
            <text:p>0.259424</text:p>
          </table:table-cell>
        </table:table-row>
        <table:table-row table:style-name="ro1">
          <table:table-cell office:value-type="float" office:value="685">
            <text:p>685.000000</text:p>
          </table:table-cell>
          <table:table-cell office:value-type="float" office:value="0.002623">
            <text:p>0.002623</text:p>
          </table:table-cell>
          <table:table-cell office:value-type="float" office:value="0.012938">
            <text:p>0.012938</text:p>
          </table:table-cell>
          <table:table-cell office:value-type="float" office:value="0.001536">
            <text:p>0.001536</text:p>
          </table:table-cell>
          <table:table-cell office:value-type="float" office:value="0.160717">
            <text:p>0.160717</text:p>
          </table:table-cell>
          <table:table-cell office:value-type="float" office:value="0.250524">
            <text:p>0.250524</text:p>
          </table:table-cell>
        </table:table-row>
        <table:table-row table:style-name="ro1">
          <table:table-cell office:value-type="float" office:value="686">
            <text:p>686.000000</text:p>
          </table:table-cell>
          <table:table-cell office:value-type="float" office:value="0.002506">
            <text:p>0.002506</text:p>
          </table:table-cell>
          <table:table-cell office:value-type="float" office:value="0.012891">
            <text:p>0.012891</text:p>
          </table:table-cell>
          <table:table-cell office:value-type="float" office:value="0.00154">
            <text:p>0.001540</text:p>
          </table:table-cell>
          <table:table-cell office:value-type="float" office:value="0.157315">
            <text:p>0.157315</text:p>
          </table:table-cell>
          <table:table-cell office:value-type="float" office:value="0.24676">
            <text:p>0.246760</text:p>
          </table:table-cell>
        </table:table-row>
        <table:table-row table:style-name="ro1">
          <table:table-cell office:value-type="float" office:value="687">
            <text:p>687.000000</text:p>
          </table:table-cell>
          <table:table-cell office:value-type="float" office:value="0.002389">
            <text:p>0.002389</text:p>
          </table:table-cell>
          <table:table-cell office:value-type="float" office:value="0.012844">
            <text:p>0.012844</text:p>
          </table:table-cell>
          <table:table-cell office:value-type="float" office:value="0.001544">
            <text:p>0.001544</text:p>
          </table:table-cell>
          <table:table-cell office:value-type="float" office:value="0.153913">
            <text:p>0.153913</text:p>
          </table:table-cell>
          <table:table-cell office:value-type="float" office:value="0.242997">
            <text:p>0.242997</text:p>
          </table:table-cell>
        </table:table-row>
        <table:table-row table:style-name="ro1">
          <table:table-cell office:value-type="float" office:value="688">
            <text:p>688.000000</text:p>
          </table:table-cell>
          <table:table-cell office:value-type="float" office:value="0.002822">
            <text:p>0.002822</text:p>
          </table:table-cell>
          <table:table-cell office:value-type="float" office:value="0.013681">
            <text:p>0.013681</text:p>
          </table:table-cell>
          <table:table-cell office:value-type="float" office:value="0.001415">
            <text:p>0.001415</text:p>
          </table:table-cell>
          <table:table-cell office:value-type="float" office:value="0.146524">
            <text:p>0.146524</text:p>
          </table:table-cell>
          <table:table-cell office:value-type="float" office:value="0.235537">
            <text:p>0.235537</text:p>
          </table:table-cell>
        </table:table-row>
        <table:table-row table:style-name="ro1">
          <table:table-cell office:value-type="float" office:value="689">
            <text:p>689.000000</text:p>
          </table:table-cell>
          <table:table-cell office:value-type="float" office:value="0.002989">
            <text:p>0.002989</text:p>
          </table:table-cell>
          <table:table-cell office:value-type="float" office:value="0.013846">
            <text:p>0.013846</text:p>
          </table:table-cell>
          <table:table-cell office:value-type="float" office:value="0.001078">
            <text:p>0.001078</text:p>
          </table:table-cell>
          <table:table-cell office:value-type="float" office:value="0.142843">
            <text:p>0.142843</text:p>
          </table:table-cell>
          <table:table-cell office:value-type="float" office:value="0.232222">
            <text:p>0.232222</text:p>
          </table:table-cell>
        </table:table-row>
        <table:table-row table:style-name="ro1">
          <table:table-cell office:value-type="float" office:value="690">
            <text:p>690.000000</text:p>
          </table:table-cell>
          <table:table-cell office:value-type="float" office:value="0.002655">
            <text:p>0.002655</text:p>
          </table:table-cell>
          <table:table-cell office:value-type="float" office:value="0.014012">
            <text:p>0.014012</text:p>
          </table:table-cell>
          <table:table-cell office:value-type="float" office:value="0.000741">
            <text:p>0.000741</text:p>
          </table:table-cell>
          <table:table-cell office:value-type="float" office:value="0.139161">
            <text:p>0.139161</text:p>
          </table:table-cell>
          <table:table-cell office:value-type="float" office:value="0.228907">
            <text:p>0.228907</text:p>
          </table:table-cell>
        </table:table-row>
        <table:table-row table:style-name="ro1">
          <table:table-cell office:value-type="float" office:value="691">
            <text:p>691.000000</text:p>
          </table:table-cell>
          <table:table-cell office:value-type="float" office:value="0.002631">
            <text:p>0.002631</text:p>
          </table:table-cell>
          <table:table-cell office:value-type="float" office:value="0.013885">
            <text:p>0.013885</text:p>
          </table:table-cell>
          <table:table-cell office:value-type="float" office:value="0.00088">
            <text:p>0.000880</text:p>
          </table:table-cell>
          <table:table-cell office:value-type="float" office:value="0.136054">
            <text:p>0.136054</text:p>
          </table:table-cell>
          <table:table-cell office:value-type="float" office:value="0.22518">
            <text:p>0.225180</text:p>
          </table:table-cell>
        </table:table-row>
        <table:table-row table:style-name="ro1">
          <table:table-cell office:value-type="float" office:value="692">
            <text:p>692.000000</text:p>
          </table:table-cell>
          <table:table-cell office:value-type="float" office:value="0.002607">
            <text:p>0.002607</text:p>
          </table:table-cell>
          <table:table-cell office:value-type="float" office:value="0.013758">
            <text:p>0.013758</text:p>
          </table:table-cell>
          <table:table-cell office:value-type="float" office:value="0.001019">
            <text:p>0.001019</text:p>
          </table:table-cell>
          <table:table-cell office:value-type="float" office:value="0.132946">
            <text:p>0.132946</text:p>
          </table:table-cell>
          <table:table-cell office:value-type="float" office:value="0.221454">
            <text:p>0.221454</text:p>
          </table:table-cell>
        </table:table-row>
        <table:table-row table:style-name="ro1">
          <table:table-cell office:value-type="float" office:value="693">
            <text:p>693.000000</text:p>
          </table:table-cell>
          <table:table-cell office:value-type="float" office:value="0.002751">
            <text:p>0.002751</text:p>
          </table:table-cell>
          <table:table-cell office:value-type="float" office:value="0.014279">
            <text:p>0.014279</text:p>
          </table:table-cell>
          <table:table-cell office:value-type="float" office:value="0.001973">
            <text:p>0.001973</text:p>
          </table:table-cell>
          <table:table-cell office:value-type="float" office:value="0.1279">
            <text:p>0.127900</text:p>
          </table:table-cell>
          <table:table-cell office:value-type="float" office:value="0.214807">
            <text:p>0.214807</text:p>
          </table:table-cell>
        </table:table-row>
        <table:table-row table:style-name="ro1">
          <table:table-cell office:value-type="float" office:value="694">
            <text:p>694.000000</text:p>
          </table:table-cell>
          <table:table-cell office:value-type="float" office:value="0.00257">
            <text:p>0.002570</text:p>
          </table:table-cell>
          <table:table-cell office:value-type="float" office:value="0.014002">
            <text:p>0.014002</text:p>
          </table:table-cell>
          <table:table-cell office:value-type="float" office:value="0.002185">
            <text:p>0.002185</text:p>
          </table:table-cell>
          <table:table-cell office:value-type="float" office:value="0.124779">
            <text:p>0.124779</text:p>
          </table:table-cell>
          <table:table-cell office:value-type="float" office:value="0.211138">
            <text:p>0.211138</text:p>
          </table:table-cell>
        </table:table-row>
        <table:table-row table:style-name="ro1">
          <table:table-cell office:value-type="float" office:value="695">
            <text:p>695.000000</text:p>
          </table:table-cell>
          <table:table-cell office:value-type="float" office:value="0.002388">
            <text:p>0.002388</text:p>
          </table:table-cell>
          <table:table-cell office:value-type="float" office:value="0.013724">
            <text:p>0.013724</text:p>
          </table:table-cell>
          <table:table-cell office:value-type="float" office:value="0.001762">
            <text:p>0.001762</text:p>
          </table:table-cell>
          <table:table-cell office:value-type="float" office:value="0.121657">
            <text:p>0.121657</text:p>
          </table:table-cell>
          <table:table-cell office:value-type="float" office:value="0.207468">
            <text:p>0.207468</text:p>
          </table:table-cell>
        </table:table-row>
        <table:table-row table:style-name="ro1">
          <table:table-cell office:value-type="float" office:value="696">
            <text:p>696.000000</text:p>
          </table:table-cell>
          <table:table-cell office:value-type="float" office:value="0.002445">
            <text:p>0.002445</text:p>
          </table:table-cell>
          <table:table-cell office:value-type="float" office:value="0.013166">
            <text:p>0.013166</text:p>
          </table:table-cell>
          <table:table-cell office:value-type="float" office:value="0.00159">
            <text:p>0.001590</text:p>
          </table:table-cell>
          <table:table-cell office:value-type="float" office:value="0.116709">
            <text:p>0.116709</text:p>
          </table:table-cell>
          <table:table-cell office:value-type="float" office:value="0.202378">
            <text:p>0.202378</text:p>
          </table:table-cell>
        </table:table-row>
        <table:table-row table:style-name="ro1">
          <table:table-cell office:value-type="float" office:value="697">
            <text:p>697.000000</text:p>
          </table:table-cell>
          <table:table-cell office:value-type="float" office:value="0.002339">
            <text:p>0.002339</text:p>
          </table:table-cell>
          <table:table-cell office:value-type="float" office:value="0.013722">
            <text:p>0.013722</text:p>
          </table:table-cell>
          <table:table-cell office:value-type="float" office:value="0.001295">
            <text:p>0.001295</text:p>
          </table:table-cell>
          <table:table-cell office:value-type="float" office:value="0.113633">
            <text:p>0.113633</text:p>
          </table:table-cell>
          <table:table-cell office:value-type="float" office:value="0.198647">
            <text:p>0.198647</text:p>
          </table:table-cell>
        </table:table-row>
        <table:table-row table:style-name="ro1">
          <table:table-cell office:value-type="float" office:value="698">
            <text:p>698.000000</text:p>
          </table:table-cell>
          <table:table-cell office:value-type="float" office:value="0.002234">
            <text:p>0.002234</text:p>
          </table:table-cell>
          <table:table-cell office:value-type="float" office:value="0.014278">
            <text:p>0.014278</text:p>
          </table:table-cell>
          <table:table-cell office:value-type="float" office:value="0.001001">
            <text:p>0.001001</text:p>
          </table:table-cell>
          <table:table-cell office:value-type="float" office:value="0.110558">
            <text:p>0.110558</text:p>
          </table:table-cell>
          <table:table-cell office:value-type="float" office:value="0.194916">
            <text:p>0.194916</text:p>
          </table:table-cell>
        </table:table-row>
        <table:table-row table:style-name="ro1">
          <table:table-cell office:value-type="float" office:value="699">
            <text:p>699.000000</text:p>
          </table:table-cell>
          <table:table-cell office:value-type="float" office:value="0.002337">
            <text:p>0.002337</text:p>
          </table:table-cell>
          <table:table-cell office:value-type="float" office:value="0.014663">
            <text:p>0.014663</text:p>
          </table:table-cell>
          <table:table-cell office:value-type="float" office:value="0.001082">
            <text:p>0.001082</text:p>
          </table:table-cell>
          <table:table-cell office:value-type="float" office:value="0.107865">
            <text:p>0.107865</text:p>
          </table:table-cell>
          <table:table-cell office:value-type="float" office:value="0.191983">
            <text:p>0.191983</text:p>
          </table:table-cell>
        </table:table-row>
        <table:table-row table:style-name="ro1">
          <table:table-cell office:value-type="float" office:value="700">
            <text:p>700.000000</text:p>
          </table:table-cell>
          <table:table-cell office:value-type="float" office:value="0.00244">
            <text:p>0.002440</text:p>
          </table:table-cell>
          <table:table-cell office:value-type="float" office:value="0.015047">
            <text:p>0.015047</text:p>
          </table:table-cell>
          <table:table-cell office:value-type="float" office:value="0.001163">
            <text:p>0.001163</text:p>
          </table:table-cell>
          <table:table-cell office:value-type="float" office:value="0.105173">
            <text:p>0.105173</text:p>
          </table:table-cell>
          <table:table-cell office:value-type="float" office:value="0.189051">
            <text:p>0.189051</text:p>
          </table:table-cell>
        </table:table-row>
        <table:table-row table:style-name="ro1">
          <table:table-cell office:value-type="float" office:value="701">
            <text:p>701.000000</text:p>
          </table:table-cell>
          <table:table-cell office:value-type="float" office:value="0.002726">
            <text:p>0.002726</text:p>
          </table:table-cell>
          <table:table-cell office:value-type="float" office:value="0.014369">
            <text:p>0.014369</text:p>
          </table:table-cell>
          <table:table-cell office:value-type="float" office:value="0.001724">
            <text:p>0.001724</text:p>
          </table:table-cell>
          <table:table-cell office:value-type="float" office:value="0.101123">
            <text:p>0.101123</text:p>
          </table:table-cell>
          <table:table-cell office:value-type="float" office:value="0.183369">
            <text:p>0.183369</text:p>
          </table:table-cell>
        </table:table-row>
        <table:table-row table:style-name="ro1">
          <table:table-cell office:value-type="float" office:value="702">
            <text:p>702.000000</text:p>
          </table:table-cell>
          <table:table-cell office:value-type="float" office:value="0.002987">
            <text:p>0.002987</text:p>
          </table:table-cell>
          <table:table-cell office:value-type="float" office:value="0.01452">
            <text:p>0.014520</text:p>
          </table:table-cell>
          <table:table-cell office:value-type="float" office:value="0.002232">
            <text:p>0.002232</text:p>
          </table:table-cell>
          <table:table-cell office:value-type="float" office:value="0.098405">
            <text:p>0.098405</text:p>
          </table:table-cell>
          <table:table-cell office:value-type="float" office:value="0.17986">
            <text:p>0.179860</text:p>
          </table:table-cell>
        </table:table-row>
        <table:table-row table:style-name="ro1">
          <table:table-cell office:value-type="float" office:value="703">
            <text:p>703.000000</text:p>
          </table:table-cell>
          <table:table-cell office:value-type="float" office:value="0.002464">
            <text:p>0.002464</text:p>
          </table:table-cell>
          <table:table-cell office:value-type="float" office:value="0.014671">
            <text:p>0.014671</text:p>
          </table:table-cell>
          <table:table-cell office:value-type="float" office:value="0.001216">
            <text:p>0.001216</text:p>
          </table:table-cell>
          <table:table-cell office:value-type="float" office:value="0.095686">
            <text:p>0.095686</text:p>
          </table:table-cell>
          <table:table-cell office:value-type="float" office:value="0.176351">
            <text:p>0.176351</text:p>
          </table:table-cell>
        </table:table-row>
        <table:table-row table:style-name="ro1">
          <table:table-cell office:value-type="float" office:value="704">
            <text:p>704.000000</text:p>
          </table:table-cell>
          <table:table-cell office:value-type="float" office:value="0.002483">
            <text:p>0.002483</text:p>
          </table:table-cell>
          <table:table-cell office:value-type="float" office:value="0.014698">
            <text:p>0.014698</text:p>
          </table:table-cell>
          <table:table-cell office:value-type="float" office:value="0.002252">
            <text:p>0.002252</text:p>
          </table:table-cell>
          <table:table-cell office:value-type="float" office:value="0.092672">
            <text:p>0.092672</text:p>
          </table:table-cell>
          <table:table-cell office:value-type="float" office:value="0.171411">
            <text:p>0.171411</text:p>
          </table:table-cell>
        </table:table-row>
        <table:table-row table:style-name="ro1">
          <table:table-cell office:value-type="float" office:value="705">
            <text:p>705.000000</text:p>
          </table:table-cell>
          <table:table-cell office:value-type="float" office:value="0.002454">
            <text:p>0.002454</text:p>
          </table:table-cell>
          <table:table-cell office:value-type="float" office:value="0.014385">
            <text:p>0.014385</text:p>
          </table:table-cell>
          <table:table-cell office:value-type="float" office:value="0.002259">
            <text:p>0.002259</text:p>
          </table:table-cell>
          <table:table-cell office:value-type="float" office:value="0.090555">
            <text:p>0.090555</text:p>
          </table:table-cell>
          <table:table-cell office:value-type="float" office:value="0.168586">
            <text:p>0.168586</text:p>
          </table:table-cell>
        </table:table-row>
        <table:table-row table:style-name="ro1">
          <table:table-cell office:value-type="float" office:value="706">
            <text:p>706.000000</text:p>
          </table:table-cell>
          <table:table-cell office:value-type="float" office:value="0.002426">
            <text:p>0.002426</text:p>
          </table:table-cell>
          <table:table-cell office:value-type="float" office:value="0.014071">
            <text:p>0.014071</text:p>
          </table:table-cell>
          <table:table-cell office:value-type="float" office:value="0.002267">
            <text:p>0.002267</text:p>
          </table:table-cell>
          <table:table-cell office:value-type="float" office:value="0.088438">
            <text:p>0.088438</text:p>
          </table:table-cell>
          <table:table-cell office:value-type="float" office:value="0.165761">
            <text:p>0.165761</text:p>
          </table:table-cell>
        </table:table-row>
        <table:table-row table:style-name="ro1">
          <table:table-cell office:value-type="float" office:value="707">
            <text:p>707.000000</text:p>
          </table:table-cell>
          <table:table-cell office:value-type="float" office:value="0.002018">
            <text:p>0.002018</text:p>
          </table:table-cell>
          <table:table-cell office:value-type="float" office:value="0.014395">
            <text:p>0.014395</text:p>
          </table:table-cell>
          <table:table-cell office:value-type="float" office:value="0.001657">
            <text:p>0.001657</text:p>
          </table:table-cell>
          <table:table-cell office:value-type="float" office:value="0.084384">
            <text:p>0.084384</text:p>
          </table:table-cell>
          <table:table-cell office:value-type="float" office:value="0.160256">
            <text:p>0.160256</text:p>
          </table:table-cell>
        </table:table-row>
        <table:table-row table:style-name="ro1">
          <table:table-cell office:value-type="float" office:value="708">
            <text:p>708.000000</text:p>
          </table:table-cell>
          <table:table-cell office:value-type="float" office:value="0.002479">
            <text:p>0.002479</text:p>
          </table:table-cell>
          <table:table-cell office:value-type="float" office:value="0.014823">
            <text:p>0.014823</text:p>
          </table:table-cell>
          <table:table-cell office:value-type="float" office:value="0.001655">
            <text:p>0.001655</text:p>
          </table:table-cell>
          <table:table-cell office:value-type="float" office:value="0.082474">
            <text:p>0.082474</text:p>
          </table:table-cell>
          <table:table-cell office:value-type="float" office:value="0.158187">
            <text:p>0.158187</text:p>
          </table:table-cell>
        </table:table-row>
        <table:table-row table:style-name="ro1">
          <table:table-cell office:value-type="float" office:value="709">
            <text:p>709.000000</text:p>
          </table:table-cell>
          <table:table-cell office:value-type="float" office:value="0.00294">
            <text:p>0.002940</text:p>
          </table:table-cell>
          <table:table-cell office:value-type="float" office:value="0.01525">
            <text:p>0.015250</text:p>
          </table:table-cell>
          <table:table-cell office:value-type="float" office:value="0.001653">
            <text:p>0.001653</text:p>
          </table:table-cell>
          <table:table-cell office:value-type="float" office:value="0.080563">
            <text:p>0.080563</text:p>
          </table:table-cell>
          <table:table-cell office:value-type="float" office:value="0.156118">
            <text:p>0.156118</text:p>
          </table:table-cell>
        </table:table-row>
        <table:table-row table:style-name="ro1">
          <table:table-cell office:value-type="float" office:value="710">
            <text:p>710.000000</text:p>
          </table:table-cell>
          <table:table-cell office:value-type="float" office:value="0.003073">
            <text:p>0.003073</text:p>
          </table:table-cell>
          <table:table-cell office:value-type="float" office:value="0.015708">
            <text:p>0.015708</text:p>
          </table:table-cell>
          <table:table-cell office:value-type="float" office:value="0.000962">
            <text:p>0.000962</text:p>
          </table:table-cell>
          <table:table-cell office:value-type="float" office:value="0.075996">
            <text:p>0.075996</text:p>
          </table:table-cell>
          <table:table-cell office:value-type="float" office:value="0.150956">
            <text:p>0.150956</text:p>
          </table:table-cell>
        </table:table-row>
        <table:table-row table:style-name="ro1">
          <table:table-cell office:value-type="float" office:value="711">
            <text:p>711.000000</text:p>
          </table:table-cell>
          <table:table-cell office:value-type="float" office:value="0.003127">
            <text:p>0.003127</text:p>
          </table:table-cell>
          <table:table-cell office:value-type="float" office:value="0.015115">
            <text:p>0.015115</text:p>
          </table:table-cell>
          <table:table-cell office:value-type="float" office:value="0.001032">
            <text:p>0.001032</text:p>
          </table:table-cell>
          <table:table-cell office:value-type="float" office:value="0.075037">
            <text:p>0.075037</text:p>
          </table:table-cell>
          <table:table-cell office:value-type="float" office:value="0.148772">
            <text:p>0.148772</text:p>
          </table:table-cell>
        </table:table-row>
        <table:table-row table:style-name="ro1">
          <table:table-cell office:value-type="float" office:value="712">
            <text:p>712.000000</text:p>
          </table:table-cell>
          <table:table-cell office:value-type="float" office:value="0.003018">
            <text:p>0.003018</text:p>
          </table:table-cell>
          <table:table-cell office:value-type="float" office:value="0.014523">
            <text:p>0.014523</text:p>
          </table:table-cell>
          <table:table-cell office:value-type="float" office:value="0.001103">
            <text:p>0.001103</text:p>
          </table:table-cell>
          <table:table-cell office:value-type="float" office:value="0.074078">
            <text:p>0.074078</text:p>
          </table:table-cell>
          <table:table-cell office:value-type="float" office:value="0.146587">
            <text:p>0.146587</text:p>
          </table:table-cell>
        </table:table-row>
        <table:table-row table:style-name="ro1">
          <table:table-cell office:value-type="float" office:value="713">
            <text:p>713.000000</text:p>
          </table:table-cell>
          <table:table-cell office:value-type="float" office:value="0.002695">
            <text:p>0.002695</text:p>
          </table:table-cell>
          <table:table-cell office:value-type="float" office:value="0.014711">
            <text:p>0.014711</text:p>
          </table:table-cell>
          <table:table-cell office:value-type="float" office:value="0.002014">
            <text:p>0.002014</text:p>
          </table:table-cell>
          <table:table-cell office:value-type="float" office:value="0.072548">
            <text:p>0.072548</text:p>
          </table:table-cell>
          <table:table-cell office:value-type="float" office:value="0.143799">
            <text:p>0.143799</text:p>
          </table:table-cell>
        </table:table-row>
        <table:table-row table:style-name="ro1">
          <table:table-cell office:value-type="float" office:value="714">
            <text:p>714.000000</text:p>
          </table:table-cell>
          <table:table-cell office:value-type="float" office:value="0.002372">
            <text:p>0.002372</text:p>
          </table:table-cell>
          <table:table-cell office:value-type="float" office:value="0.0149">
            <text:p>0.014900</text:p>
          </table:table-cell>
          <table:table-cell office:value-type="float" office:value="0.002924">
            <text:p>0.002924</text:p>
          </table:table-cell>
          <table:table-cell office:value-type="float" office:value="0.071018">
            <text:p>0.071018</text:p>
          </table:table-cell>
          <table:table-cell office:value-type="float" office:value="0.141011">
            <text:p>0.141011</text:p>
          </table:table-cell>
        </table:table-row>
        <table:table-row table:style-name="ro1">
          <table:table-cell office:value-type="float" office:value="715">
            <text:p>715.000000</text:p>
          </table:table-cell>
          <table:table-cell office:value-type="float" office:value="0.002245">
            <text:p>0.002245</text:p>
          </table:table-cell>
          <table:table-cell office:value-type="float" office:value="0.013278">
            <text:p>0.013278</text:p>
          </table:table-cell>
          <table:table-cell office:value-type="float" office:value="0.001709">
            <text:p>0.001709</text:p>
          </table:table-cell>
          <table:table-cell office:value-type="float" office:value="0.067463">
            <text:p>0.067463</text:p>
          </table:table-cell>
          <table:table-cell office:value-type="float" office:value="0.136552">
            <text:p>0.136552</text:p>
          </table:table-cell>
        </table:table-row>
        <table:table-row table:style-name="ro1">
          <table:table-cell office:value-type="float" office:value="716">
            <text:p>716.000000</text:p>
          </table:table-cell>
          <table:table-cell office:value-type="float" office:value="0.002361">
            <text:p>0.002361</text:p>
          </table:table-cell>
          <table:table-cell office:value-type="float" office:value="0.013244">
            <text:p>0.013244</text:p>
          </table:table-cell>
          <table:table-cell office:value-type="float" office:value="0.001556">
            <text:p>0.001556</text:p>
          </table:table-cell>
          <table:table-cell office:value-type="float" office:value="0.06591">
            <text:p>0.065910</text:p>
          </table:table-cell>
          <table:table-cell office:value-type="float" office:value="0.1338">
            <text:p>0.133800</text:p>
          </table:table-cell>
        </table:table-row>
        <table:table-row table:style-name="ro1">
          <table:table-cell office:value-type="float" office:value="717">
            <text:p>717.000000</text:p>
          </table:table-cell>
          <table:table-cell office:value-type="float" office:value="0.002477">
            <text:p>0.002477</text:p>
          </table:table-cell>
          <table:table-cell office:value-type="float" office:value="0.013209">
            <text:p>0.013209</text:p>
          </table:table-cell>
          <table:table-cell office:value-type="float" office:value="0.001402">
            <text:p>0.001402</text:p>
          </table:table-cell>
          <table:table-cell office:value-type="float" office:value="0.064358">
            <text:p>0.064358</text:p>
          </table:table-cell>
          <table:table-cell office:value-type="float" office:value="0.131049">
            <text:p>0.131049</text:p>
          </table:table-cell>
        </table:table-row>
        <table:table-row table:style-name="ro1">
          <table:table-cell office:value-type="float" office:value="718">
            <text:p>718.000000</text:p>
          </table:table-cell>
          <table:table-cell office:value-type="float" office:value="0.002096">
            <text:p>0.002096</text:p>
          </table:table-cell>
          <table:table-cell office:value-type="float" office:value="0.014155">
            <text:p>0.014155</text:p>
          </table:table-cell>
          <table:table-cell office:value-type="float" office:value="0.000759">
            <text:p>0.000759</text:p>
          </table:table-cell>
          <table:table-cell office:value-type="float" office:value="0.060802">
            <text:p>0.060802</text:p>
          </table:table-cell>
          <table:table-cell office:value-type="float" office:value="0.128269">
            <text:p>0.128269</text:p>
          </table:table-cell>
        </table:table-row>
        <table:table-row table:style-name="ro1">
          <table:table-cell office:value-type="float" office:value="719">
            <text:p>719.000000</text:p>
          </table:table-cell>
          <table:table-cell office:value-type="float" office:value="0.002558">
            <text:p>0.002558</text:p>
          </table:table-cell>
          <table:table-cell office:value-type="float" office:value="0.014382">
            <text:p>0.014382</text:p>
          </table:table-cell>
          <table:table-cell office:value-type="float" office:value="0.000855">
            <text:p>0.000855</text:p>
          </table:table-cell>
          <table:table-cell office:value-type="float" office:value="0.059632">
            <text:p>0.059632</text:p>
          </table:table-cell>
          <table:table-cell office:value-type="float" office:value="0.126522">
            <text:p>0.126522</text:p>
          </table:table-cell>
        </table:table-row>
        <table:table-row table:style-name="ro1">
          <table:table-cell office:value-type="float" office:value="720">
            <text:p>720.000000</text:p>
          </table:table-cell>
          <table:table-cell office:value-type="float" office:value="0.003021">
            <text:p>0.003021</text:p>
          </table:table-cell>
          <table:table-cell office:value-type="float" office:value="0.014608">
            <text:p>0.014608</text:p>
          </table:table-cell>
          <table:table-cell office:value-type="float" office:value="0.000952">
            <text:p>0.000952</text:p>
          </table:table-cell>
          <table:table-cell office:value-type="float" office:value="0.058462">
            <text:p>0.058462</text:p>
          </table:table-cell>
          <table:table-cell office:value-type="float" office:value="0.124775">
            <text:p>0.124775</text:p>
          </table:table-cell>
        </table:table-row>
        <table:table-row table:style-name="ro1">
          <table:table-cell office:value-type="float" office:value="721">
            <text:p>721.000000</text:p>
          </table:table-cell>
          <table:table-cell office:value-type="float" office:value="0.002392">
            <text:p>0.002392</text:p>
          </table:table-cell>
          <table:table-cell office:value-type="float" office:value="0.014062">
            <text:p>0.014062</text:p>
          </table:table-cell>
          <table:table-cell office:value-type="float" office:value="0.001094">
            <text:p>0.001094</text:p>
          </table:table-cell>
          <table:table-cell office:value-type="float" office:value="0.056183">
            <text:p>0.056183</text:p>
          </table:table-cell>
          <table:table-cell office:value-type="float" office:value="0.120479">
            <text:p>0.120479</text:p>
          </table:table-cell>
        </table:table-row>
        <table:table-row table:style-name="ro1">
          <table:table-cell office:value-type="float" office:value="722">
            <text:p>722.000000</text:p>
          </table:table-cell>
          <table:table-cell office:value-type="float" office:value="0.002194">
            <text:p>0.002194</text:p>
          </table:table-cell>
          <table:table-cell office:value-type="float" office:value="0.013934">
            <text:p>0.013934</text:p>
          </table:table-cell>
          <table:table-cell office:value-type="float" office:value="0.00167">
            <text:p>0.001670</text:p>
          </table:table-cell>
          <table:table-cell office:value-type="float" office:value="0.05527">
            <text:p>0.055270</text:p>
          </table:table-cell>
          <table:table-cell office:value-type="float" office:value="0.118141">
            <text:p>0.118141</text:p>
          </table:table-cell>
        </table:table-row>
        <table:table-row table:style-name="ro1">
          <table:table-cell office:value-type="float" office:value="723">
            <text:p>723.000000</text:p>
          </table:table-cell>
          <table:table-cell office:value-type="float" office:value="0.001996">
            <text:p>0.001996</text:p>
          </table:table-cell>
          <table:table-cell office:value-type="float" office:value="0.013805">
            <text:p>0.013805</text:p>
          </table:table-cell>
          <table:table-cell office:value-type="float" office:value="0.002246">
            <text:p>0.002246</text:p>
          </table:table-cell>
          <table:table-cell office:value-type="float" office:value="0.054358">
            <text:p>0.054358</text:p>
          </table:table-cell>
          <table:table-cell office:value-type="float" office:value="0.115802">
            <text:p>0.115802</text:p>
          </table:table-cell>
        </table:table-row>
        <table:table-row table:style-name="ro1">
          <table:table-cell office:value-type="float" office:value="724">
            <text:p>724.000000</text:p>
          </table:table-cell>
          <table:table-cell office:value-type="float" office:value="0.002523">
            <text:p>0.002523</text:p>
          </table:table-cell>
          <table:table-cell office:value-type="float" office:value="0.014198">
            <text:p>0.014198</text:p>
          </table:table-cell>
          <table:table-cell office:value-type="float" office:value="0.002053">
            <text:p>0.002053</text:p>
          </table:table-cell>
          <table:table-cell office:value-type="float" office:value="0.053313">
            <text:p>0.053313</text:p>
          </table:table-cell>
          <table:table-cell office:value-type="float" office:value="0.113449">
            <text:p>0.113449</text:p>
          </table:table-cell>
        </table:table-row>
        <table:table-row table:style-name="ro1">
          <table:table-cell office:value-type="float" office:value="725">
            <text:p>725.000000</text:p>
          </table:table-cell>
          <table:table-cell office:value-type="float" office:value="0.002789">
            <text:p>0.002789</text:p>
          </table:table-cell>
          <table:table-cell office:value-type="float" office:value="0.014391">
            <text:p>0.014391</text:p>
          </table:table-cell>
          <table:table-cell office:value-type="float" office:value="0.001523">
            <text:p>0.001523</text:p>
          </table:table-cell>
          <table:table-cell office:value-type="float" office:value="0.051645">
            <text:p>0.051645</text:p>
          </table:table-cell>
          <table:table-cell office:value-type="float" office:value="0.111354">
            <text:p>0.111354</text:p>
          </table:table-cell>
        </table:table-row>
        <table:table-row table:style-name="ro1">
          <table:table-cell office:value-type="float" office:value="726">
            <text:p>726.000000</text:p>
          </table:table-cell>
          <table:table-cell office:value-type="float" office:value="0.002256">
            <text:p>0.002256</text:p>
          </table:table-cell>
          <table:table-cell office:value-type="float" office:value="0.014584">
            <text:p>0.014584</text:p>
          </table:table-cell>
          <table:table-cell office:value-type="float" office:value="0.000992">
            <text:p>0.000992</text:p>
          </table:table-cell>
          <table:table-cell office:value-type="float" office:value="0.049976">
            <text:p>0.049976</text:p>
          </table:table-cell>
          <table:table-cell office:value-type="float" office:value="0.109258">
            <text:p>0.109258</text:p>
          </table:table-cell>
        </table:table-row>
        <table:table-row table:style-name="ro1">
          <table:table-cell office:value-type="float" office:value="727">
            <text:p>727.000000</text:p>
          </table:table-cell>
          <table:table-cell office:value-type="float" office:value="0.002667">
            <text:p>0.002667</text:p>
          </table:table-cell>
          <table:table-cell office:value-type="float" office:value="0.014125">
            <text:p>0.014125</text:p>
          </table:table-cell>
          <table:table-cell office:value-type="float" office:value="0.00028">
            <text:p>0.000280</text:p>
          </table:table-cell>
          <table:table-cell office:value-type="float" office:value="0.048513">
            <text:p>0.048513</text:p>
          </table:table-cell>
          <table:table-cell office:value-type="float" office:value="0.106524">
            <text:p>0.106524</text:p>
          </table:table-cell>
        </table:table-row>
        <table:table-row table:style-name="ro1">
          <table:table-cell office:value-type="float" office:value="728">
            <text:p>728.000000</text:p>
          </table:table-cell>
          <table:table-cell office:value-type="float" office:value="0.002863">
            <text:p>0.002863</text:p>
          </table:table-cell>
          <table:table-cell office:value-type="float" office:value="0.014626">
            <text:p>0.014626</text:p>
          </table:table-cell>
          <table:table-cell office:value-type="float" office:value="0.00058">
            <text:p>0.000580</text:p>
          </table:table-cell>
          <table:table-cell office:value-type="float" office:value="0.047271">
            <text:p>0.047271</text:p>
          </table:table-cell>
          <table:table-cell office:value-type="float" office:value="0.105138">
            <text:p>0.105138</text:p>
          </table:table-cell>
        </table:table-row>
        <table:table-row table:style-name="ro1">
          <table:table-cell office:value-type="float" office:value="729">
            <text:p>729.000000</text:p>
          </table:table-cell>
          <table:table-cell office:value-type="float" office:value="0.003059">
            <text:p>0.003059</text:p>
          </table:table-cell>
          <table:table-cell office:value-type="float" office:value="0.015126">
            <text:p>0.015126</text:p>
          </table:table-cell>
          <table:table-cell office:value-type="float" office:value="0.00088">
            <text:p>0.000880</text:p>
          </table:table-cell>
          <table:table-cell office:value-type="float" office:value="0.046029">
            <text:p>0.046029</text:p>
          </table:table-cell>
          <table:table-cell office:value-type="float" office:value="0.103753">
            <text:p>0.103753</text:p>
          </table:table-cell>
        </table:table-row>
        <table:table-row table:style-name="ro1">
          <table:table-cell office:value-type="float" office:value="730">
            <text:p>730.000000</text:p>
          </table:table-cell>
          <table:table-cell office:value-type="float" office:value="0.003177">
            <text:p>0.003177</text:p>
          </table:table-cell>
          <table:table-cell office:value-type="float" office:value="0.01513">
            <text:p>0.015130</text:p>
          </table:table-cell>
          <table:table-cell office:value-type="float" office:value="0.00125">
            <text:p>0.001250</text:p>
          </table:table-cell>
          <table:table-cell office:value-type="float" office:value="0.045677">
            <text:p>0.045677</text:p>
          </table:table-cell>
          <table:table-cell office:value-type="float" office:value="0.102008">
            <text:p>0.102008</text:p>
          </table:table-cell>
        </table:table-row>
        <table:table-row table:style-name="ro1">
          <table:table-cell office:value-type="float" office:value="731">
            <text:p>731.000000</text:p>
          </table:table-cell>
          <table:table-cell office:value-type="float" office:value="0.002942">
            <text:p>0.002942</text:p>
          </table:table-cell>
          <table:table-cell office:value-type="float" office:value="0.015122">
            <text:p>0.015122</text:p>
          </table:table-cell>
          <table:table-cell office:value-type="float" office:value="0.001619">
            <text:p>0.001619</text:p>
          </table:table-cell>
          <table:table-cell office:value-type="float" office:value="0.045324">
            <text:p>0.045324</text:p>
          </table:table-cell>
          <table:table-cell office:value-type="float" office:value="0.100263">
            <text:p>0.100263</text:p>
          </table:table-cell>
        </table:table-row>
        <table:table-row table:style-name="ro1">
          <table:table-cell office:value-type="float" office:value="732">
            <text:p>732.000000</text:p>
          </table:table-cell>
          <table:table-cell office:value-type="float" office:value="0.002456">
            <text:p>0.002456</text:p>
          </table:table-cell>
          <table:table-cell office:value-type="float" office:value="0.0145">
            <text:p>0.014500</text:p>
          </table:table-cell>
          <table:table-cell office:value-type="float" office:value="0.000696">
            <text:p>0.000696</text:p>
          </table:table-cell>
          <table:table-cell office:value-type="float" office:value="0.043698">
            <text:p>0.043698</text:p>
          </table:table-cell>
          <table:table-cell office:value-type="float" office:value="0.097562">
            <text:p>0.097562</text:p>
          </table:table-cell>
        </table:table-row>
        <table:table-row table:style-name="ro1">
          <table:table-cell office:value-type="float" office:value="733">
            <text:p>733.000000</text:p>
          </table:table-cell>
          <table:table-cell office:value-type="float" office:value="0.002802">
            <text:p>0.002802</text:p>
          </table:table-cell>
          <table:table-cell office:value-type="float" office:value="0.014071">
            <text:p>0.014071</text:p>
          </table:table-cell>
          <table:table-cell office:value-type="float" office:value="0.001368">
            <text:p>0.001368</text:p>
          </table:table-cell>
          <table:table-cell office:value-type="float" office:value="0.042825">
            <text:p>0.042825</text:p>
          </table:table-cell>
          <table:table-cell office:value-type="float" office:value="0.09593">
            <text:p>0.095930</text:p>
          </table:table-cell>
        </table:table-row>
        <table:table-row table:style-name="ro1">
          <table:table-cell office:value-type="float" office:value="734">
            <text:p>734.000000</text:p>
          </table:table-cell>
          <table:table-cell office:value-type="float" office:value="0.003147">
            <text:p>0.003147</text:p>
          </table:table-cell>
          <table:table-cell office:value-type="float" office:value="0.013641">
            <text:p>0.013641</text:p>
          </table:table-cell>
          <table:table-cell office:value-type="float" office:value="0.00204">
            <text:p>0.002040</text:p>
          </table:table-cell>
          <table:table-cell office:value-type="float" office:value="0.041951">
            <text:p>0.041951</text:p>
          </table:table-cell>
          <table:table-cell office:value-type="float" office:value="0.094298">
            <text:p>0.094298</text:p>
          </table:table-cell>
        </table:table-row>
        <table:table-row table:style-name="ro1">
          <table:table-cell office:value-type="float" office:value="735">
            <text:p>735.000000</text:p>
          </table:table-cell>
          <table:table-cell office:value-type="float" office:value="0.002387">
            <text:p>0.002387</text:p>
          </table:table-cell>
          <table:table-cell office:value-type="float" office:value="0.014682">
            <text:p>0.014682</text:p>
          </table:table-cell>
          <table:table-cell office:value-type="float" office:value="0.000745">
            <text:p>0.000745</text:p>
          </table:table-cell>
          <table:table-cell office:value-type="float" office:value="0.040976">
            <text:p>0.040976</text:p>
          </table:table-cell>
          <table:table-cell office:value-type="float" office:value="0.091794">
            <text:p>0.091794</text:p>
          </table:table-cell>
        </table:table-row>
        <table:table-row table:style-name="ro1">
          <table:table-cell office:value-type="float" office:value="736">
            <text:p>736.000000</text:p>
          </table:table-cell>
          <table:table-cell office:value-type="float" office:value="0.002438">
            <text:p>0.002438</text:p>
          </table:table-cell>
          <table:table-cell office:value-type="float" office:value="0.015363">
            <text:p>0.015363</text:p>
          </table:table-cell>
          <table:table-cell office:value-type="float" office:value="0.000511">
            <text:p>0.000511</text:p>
          </table:table-cell>
          <table:table-cell office:value-type="float" office:value="0.03987">
            <text:p>0.039870</text:p>
          </table:table-cell>
          <table:table-cell office:value-type="float" office:value="0.090167">
            <text:p>0.090167</text:p>
          </table:table-cell>
        </table:table-row>
        <table:table-row table:style-name="ro1">
          <table:table-cell office:value-type="float" office:value="737">
            <text:p>737.000000</text:p>
          </table:table-cell>
          <table:table-cell office:value-type="float" office:value="0.002489">
            <text:p>0.002489</text:p>
          </table:table-cell>
          <table:table-cell office:value-type="float" office:value="0.014001">
            <text:p>0.014001</text:p>
          </table:table-cell>
          <table:table-cell office:value-type="float" office:value="0.000277">
            <text:p>0.000277</text:p>
          </table:table-cell>
          <table:table-cell office:value-type="float" office:value="0.038764">
            <text:p>0.038764</text:p>
          </table:table-cell>
          <table:table-cell office:value-type="float" office:value="0.088539">
            <text:p>0.088539</text:p>
          </table:table-cell>
        </table:table-row>
        <table:table-row table:style-name="ro1">
          <table:table-cell office:value-type="float" office:value="738">
            <text:p>738.000000</text:p>
          </table:table-cell>
          <table:table-cell office:value-type="float" office:value="0.003371">
            <text:p>0.003371</text:p>
          </table:table-cell>
          <table:table-cell office:value-type="float" office:value="0.01512">
            <text:p>0.015120</text:p>
          </table:table-cell>
          <table:table-cell office:value-type="float" office:value="0.000918">
            <text:p>0.000918</text:p>
          </table:table-cell>
          <table:table-cell office:value-type="float" office:value="0.038137">
            <text:p>0.038137</text:p>
          </table:table-cell>
          <table:table-cell office:value-type="float" office:value="0.087434">
            <text:p>0.087434</text:p>
          </table:table-cell>
        </table:table-row>
        <table:table-row table:style-name="ro1">
          <table:table-cell office:value-type="float" office:value="739">
            <text:p>739.000000</text:p>
          </table:table-cell>
          <table:table-cell office:value-type="float" office:value="0.003538">
            <text:p>0.003538</text:p>
          </table:table-cell>
          <table:table-cell office:value-type="float" office:value="0.015675">
            <text:p>0.015675</text:p>
          </table:table-cell>
          <table:table-cell office:value-type="float" office:value="0.00096">
            <text:p>0.000960</text:p>
          </table:table-cell>
          <table:table-cell office:value-type="float" office:value="0.038192">
            <text:p>0.038192</text:p>
          </table:table-cell>
          <table:table-cell office:value-type="float" office:value="0.086575">
            <text:p>0.086575</text:p>
          </table:table-cell>
        </table:table-row>
        <table:table-row table:style-name="ro1">
          <table:table-cell office:value-type="float" office:value="740">
            <text:p>740.000000</text:p>
          </table:table-cell>
          <table:table-cell office:value-type="float" office:value="0.003704">
            <text:p>0.003704</text:p>
          </table:table-cell>
          <table:table-cell office:value-type="float" office:value="0.016231">
            <text:p>0.016231</text:p>
          </table:table-cell>
          <table:table-cell office:value-type="float" office:value="0.000875">
            <text:p>0.000875</text:p>
          </table:table-cell>
          <table:table-cell office:value-type="float" office:value="0.038246">
            <text:p>0.038246</text:p>
          </table:table-cell>
          <table:table-cell office:value-type="float" office:value="0.085716">
            <text:p>0.085716</text:p>
          </table:table-cell>
        </table:table-row>
        <table:table-row table:style-name="ro1">
          <table:table-cell office:value-type="float" office:value="741">
            <text:p>741.000000</text:p>
          </table:table-cell>
          <table:table-cell office:value-type="float" office:value="0.004327">
            <text:p>0.004327</text:p>
          </table:table-cell>
          <table:table-cell office:value-type="float" office:value="0.016066">
            <text:p>0.016066</text:p>
          </table:table-cell>
          <table:table-cell office:value-type="float" office:value="0.001284">
            <text:p>0.001284</text:p>
          </table:table-cell>
          <table:table-cell office:value-type="float" office:value="0.0374">
            <text:p>0.037400</text:p>
          </table:table-cell>
          <table:table-cell office:value-type="float" office:value="0.084507">
            <text:p>0.084507</text:p>
          </table:table-cell>
        </table:table-row>
        <table:table-row table:style-name="ro1">
          <table:table-cell office:value-type="float" office:value="742">
            <text:p>742.000000</text:p>
          </table:table-cell>
          <table:table-cell office:value-type="float" office:value="0.004827">
            <text:p>0.004827</text:p>
          </table:table-cell>
          <table:table-cell office:value-type="float" office:value="0.01614">
            <text:p>0.016140</text:p>
          </table:table-cell>
          <table:table-cell office:value-type="float" office:value="0.001325">
            <text:p>0.001325</text:p>
          </table:table-cell>
          <table:table-cell office:value-type="float" office:value="0.037176">
            <text:p>0.037176</text:p>
          </table:table-cell>
          <table:table-cell office:value-type="float" office:value="0.082996">
            <text:p>0.082996</text:p>
          </table:table-cell>
        </table:table-row>
        <table:table-row table:style-name="ro1">
          <table:table-cell office:value-type="float" office:value="743">
            <text:p>743.000000</text:p>
          </table:table-cell>
          <table:table-cell office:value-type="float" office:value="0.003827">
            <text:p>0.003827</text:p>
          </table:table-cell>
          <table:table-cell office:value-type="float" office:value="0.016214">
            <text:p>0.016214</text:p>
          </table:table-cell>
          <table:table-cell office:value-type="float" office:value="0.001367">
            <text:p>0.001367</text:p>
          </table:table-cell>
          <table:table-cell office:value-type="float" office:value="0.036952">
            <text:p>0.036952</text:p>
          </table:table-cell>
          <table:table-cell office:value-type="float" office:value="0.081484">
            <text:p>0.081484</text:p>
          </table:table-cell>
        </table:table-row>
        <table:table-row table:style-name="ro1">
          <table:table-cell office:value-type="float" office:value="744">
            <text:p>744.000000</text:p>
          </table:table-cell>
          <table:table-cell office:value-type="float" office:value="0.004052">
            <text:p>0.004052</text:p>
          </table:table-cell>
          <table:table-cell office:value-type="float" office:value="0.014994">
            <text:p>0.014994</text:p>
          </table:table-cell>
          <table:table-cell office:value-type="float" office:value="0.002122">
            <text:p>0.002122</text:p>
          </table:table-cell>
          <table:table-cell office:value-type="float" office:value="0.037114">
            <text:p>0.037114</text:p>
          </table:table-cell>
          <table:table-cell office:value-type="float" office:value="0.081188">
            <text:p>0.081188</text:p>
          </table:table-cell>
        </table:table-row>
        <table:table-row table:style-name="ro1">
          <table:table-cell office:value-type="float" office:value="745">
            <text:p>745.000000</text:p>
          </table:table-cell>
          <table:table-cell office:value-type="float" office:value="0.003903">
            <text:p>0.003903</text:p>
          </table:table-cell>
          <table:table-cell office:value-type="float" office:value="0.015032">
            <text:p>0.015032</text:p>
          </table:table-cell>
          <table:table-cell office:value-type="float" office:value="0.001689">
            <text:p>0.001689</text:p>
          </table:table-cell>
          <table:table-cell office:value-type="float" office:value="0.03652">
            <text:p>0.036520</text:p>
          </table:table-cell>
          <table:table-cell office:value-type="float" office:value="0.080019">
            <text:p>0.080019</text:p>
          </table:table-cell>
        </table:table-row>
        <table:table-row table:style-name="ro1">
          <table:table-cell office:value-type="float" office:value="746">
            <text:p>746.000000</text:p>
          </table:table-cell>
          <table:table-cell office:value-type="float" office:value="0.003754">
            <text:p>0.003754</text:p>
          </table:table-cell>
          <table:table-cell office:value-type="float" office:value="0.015071">
            <text:p>0.015071</text:p>
          </table:table-cell>
          <table:table-cell office:value-type="float" office:value="0.001256">
            <text:p>0.001256</text:p>
          </table:table-cell>
          <table:table-cell office:value-type="float" office:value="0.035926">
            <text:p>0.035926</text:p>
          </table:table-cell>
          <table:table-cell office:value-type="float" office:value="0.078851">
            <text:p>0.078851</text:p>
          </table:table-cell>
        </table:table-row>
        <table:table-row table:style-name="ro1">
          <table:table-cell office:value-type="float" office:value="747">
            <text:p>747.000000</text:p>
          </table:table-cell>
          <table:table-cell office:value-type="float" office:value="0.004475">
            <text:p>0.004475</text:p>
          </table:table-cell>
          <table:table-cell office:value-type="float" office:value="0.016197">
            <text:p>0.016197</text:p>
          </table:table-cell>
          <table:table-cell office:value-type="float" office:value="0.000976">
            <text:p>0.000976</text:p>
          </table:table-cell>
          <table:table-cell office:value-type="float" office:value="0.035364">
            <text:p>0.035364</text:p>
          </table:table-cell>
          <table:table-cell office:value-type="float" office:value="0.07873">
            <text:p>0.078730</text:p>
          </table:table-cell>
        </table:table-row>
        <table:table-row table:style-name="ro1">
          <table:table-cell office:value-type="float" office:value="748">
            <text:p>748.000000</text:p>
          </table:table-cell>
          <table:table-cell office:value-type="float" office:value="0.004808">
            <text:p>0.004808</text:p>
          </table:table-cell>
          <table:table-cell office:value-type="float" office:value="0.016556">
            <text:p>0.016556</text:p>
          </table:table-cell>
          <table:table-cell office:value-type="float" office:value="0.000728">
            <text:p>0.000728</text:p>
          </table:table-cell>
          <table:table-cell office:value-type="float" office:value="0.034119">
            <text:p>0.034119</text:p>
          </table:table-cell>
          <table:table-cell office:value-type="float" office:value="0.077545">
            <text:p>0.077545</text:p>
          </table:table-cell>
        </table:table-row>
        <table:table-row table:style-name="ro1">
          <table:table-cell office:value-type="float" office:value="749">
            <text:p>749.000000</text:p>
          </table:table-cell>
          <table:table-cell office:value-type="float" office:value="0.004143">
            <text:p>0.004143</text:p>
          </table:table-cell>
          <table:table-cell office:value-type="float" office:value="0.016915">
            <text:p>0.016915</text:p>
          </table:table-cell>
          <table:table-cell office:value-type="float" office:value="0.00048">
            <text:p>0.000480</text:p>
          </table:table-cell>
          <table:table-cell office:value-type="float" office:value="0.032875">
            <text:p>0.032875</text:p>
          </table:table-cell>
          <table:table-cell office:value-type="float" office:value="0.076359">
            <text:p>0.076359</text:p>
          </table:table-cell>
        </table:table-row>
        <table:table-row table:style-name="ro1">
          <table:table-cell office:value-type="float" office:value="750">
            <text:p>750.000000</text:p>
          </table:table-cell>
          <table:table-cell office:value-type="float" office:value="0.004363">
            <text:p>0.004363</text:p>
          </table:table-cell>
          <table:table-cell office:value-type="float" office:value="0.016721">
            <text:p>0.016721</text:p>
          </table:table-cell>
          <table:table-cell office:value-type="float" office:value="0.00162">
            <text:p>0.001620</text:p>
          </table:table-cell>
          <table:table-cell office:value-type="float" office:value="0.03238">
            <text:p>0.032380</text:p>
          </table:table-cell>
          <table:table-cell office:value-type="float" office:value="0.074073">
            <text:p>0.074073</text:p>
          </table:table-cell>
        </table:table-row>
        <table:table-row table:style-name="ro1">
          <table:table-cell office:value-type="float" office:value="751">
            <text:p>751.000000</text:p>
          </table:table-cell>
          <table:table-cell office:value-type="float" office:value="0.00453">
            <text:p>0.004530</text:p>
          </table:table-cell>
          <table:table-cell office:value-type="float" office:value="0.016948">
            <text:p>0.016948</text:p>
          </table:table-cell>
          <table:table-cell office:value-type="float" office:value="0.001634">
            <text:p>0.001634</text:p>
          </table:table-cell>
          <table:table-cell office:value-type="float" office:value="0.032281">
            <text:p>0.032281</text:p>
          </table:table-cell>
          <table:table-cell office:value-type="float" office:value="0.07305">
            <text:p>0.073050</text:p>
          </table:table-cell>
        </table:table-row>
        <table:table-row table:style-name="ro1">
          <table:table-cell office:value-type="float" office:value="752">
            <text:p>752.000000</text:p>
          </table:table-cell>
          <table:table-cell office:value-type="float" office:value="0.004197">
            <text:p>0.004197</text:p>
          </table:table-cell>
          <table:table-cell office:value-type="float" office:value="0.017175">
            <text:p>0.017175</text:p>
          </table:table-cell>
          <table:table-cell office:value-type="float" office:value="0.001648">
            <text:p>0.001648</text:p>
          </table:table-cell>
          <table:table-cell office:value-type="float" office:value="0.032181">
            <text:p>0.032181</text:p>
          </table:table-cell>
          <table:table-cell office:value-type="float" office:value="0.072028">
            <text:p>0.072028</text:p>
          </table:table-cell>
        </table:table-row>
        <table:table-row table:style-name="ro1">
          <table:table-cell office:value-type="float" office:value="753">
            <text:p>753.000000</text:p>
          </table:table-cell>
          <table:table-cell office:value-type="float" office:value="0.003712">
            <text:p>0.003712</text:p>
          </table:table-cell>
          <table:table-cell office:value-type="float" office:value="0.015695">
            <text:p>0.015695</text:p>
          </table:table-cell>
          <table:table-cell office:value-type="float" office:value="0.002092">
            <text:p>0.002092</text:p>
          </table:table-cell>
          <table:table-cell office:value-type="float" office:value="0.032173">
            <text:p>0.032173</text:p>
          </table:table-cell>
          <table:table-cell office:value-type="float" office:value="0.069591">
            <text:p>0.069591</text:p>
          </table:table-cell>
        </table:table-row>
        <table:table-row table:style-name="ro1">
          <table:table-cell office:value-type="float" office:value="754">
            <text:p>754.000000</text:p>
          </table:table-cell>
          <table:table-cell office:value-type="float" office:value="0.003635">
            <text:p>0.003635</text:p>
          </table:table-cell>
          <table:table-cell office:value-type="float" office:value="0.015762">
            <text:p>0.015762</text:p>
          </table:table-cell>
          <table:table-cell office:value-type="float" office:value="0.00149">
            <text:p>0.001490</text:p>
          </table:table-cell>
          <table:table-cell office:value-type="float" office:value="0.030822">
            <text:p>0.030822</text:p>
          </table:table-cell>
          <table:table-cell office:value-type="float" office:value="0.067919">
            <text:p>0.067919</text:p>
          </table:table-cell>
        </table:table-row>
        <table:table-row table:style-name="ro1">
          <table:table-cell office:value-type="float" office:value="755">
            <text:p>755.000000</text:p>
          </table:table-cell>
          <table:table-cell office:value-type="float" office:value="0.003558">
            <text:p>0.003558</text:p>
          </table:table-cell>
          <table:table-cell office:value-type="float" office:value="0.015828">
            <text:p>0.015828</text:p>
          </table:table-cell>
          <table:table-cell office:value-type="float" office:value="0.000887">
            <text:p>0.000887</text:p>
          </table:table-cell>
          <table:table-cell office:value-type="float" office:value="0.029471">
            <text:p>0.029471</text:p>
          </table:table-cell>
          <table:table-cell office:value-type="float" office:value="0.066247">
            <text:p>0.066247</text:p>
          </table:table-cell>
        </table:table-row>
        <table:table-row table:style-name="ro1">
          <table:table-cell office:value-type="float" office:value="756">
            <text:p>756.000000</text:p>
          </table:table-cell>
          <table:table-cell office:value-type="float" office:value="0.003134">
            <text:p>0.003134</text:p>
          </table:table-cell>
          <table:table-cell office:value-type="float" office:value="0.01477">
            <text:p>0.014770</text:p>
          </table:table-cell>
          <table:table-cell office:value-type="float" office:value="0.000792">
            <text:p>0.000792</text:p>
          </table:table-cell>
          <table:table-cell office:value-type="float" office:value="0.027996">
            <text:p>0.027996</text:p>
          </table:table-cell>
          <table:table-cell office:value-type="float" office:value="0.064334">
            <text:p>0.064334</text:p>
          </table:table-cell>
        </table:table-row>
        <table:table-row table:style-name="ro1">
          <table:table-cell office:value-type="float" office:value="757">
            <text:p>757.000000</text:p>
          </table:table-cell>
          <table:table-cell office:value-type="float" office:value="0.003369">
            <text:p>0.003369</text:p>
          </table:table-cell>
          <table:table-cell office:value-type="float" office:value="0.014078">
            <text:p>0.014078</text:p>
          </table:table-cell>
          <table:table-cell office:value-type="float" office:value="0.000396">
            <text:p>0.000396</text:p>
          </table:table-cell>
          <table:table-cell office:value-type="float" office:value="0.026965">
            <text:p>0.026965</text:p>
          </table:table-cell>
          <table:table-cell office:value-type="float" office:value="0.063409">
            <text:p>0.063409</text:p>
          </table:table-cell>
        </table:table-row>
        <table:table-row table:style-name="ro1">
          <table:table-cell office:value-type="float" office:value="758">
            <text:p>758.000000</text:p>
          </table:table-cell>
          <table:table-cell office:value-type="float" office:value="0.003605">
            <text:p>0.003605</text:p>
          </table:table-cell>
          <table:table-cell office:value-type="float" office:value="0.013385">
            <text:p>0.013385</text:p>
          </table:table-cell>
          <table:table-cell office:value-type="float" office:value="0.000326">
            <text:p>0.000326</text:p>
          </table:table-cell>
          <table:table-cell office:value-type="float" office:value="0.025934">
            <text:p>0.025934</text:p>
          </table:table-cell>
          <table:table-cell office:value-type="float" office:value="0.062484">
            <text:p>0.062484</text:p>
          </table:table-cell>
        </table:table-row>
        <table:table-row table:style-name="ro1">
          <table:table-cell office:value-type="float" office:value="759">
            <text:p>759.000000</text:p>
          </table:table-cell>
          <table:table-cell office:value-type="float" office:value="0.003349">
            <text:p>0.003349</text:p>
          </table:table-cell>
          <table:table-cell office:value-type="float" office:value="0.015027">
            <text:p>0.015027</text:p>
          </table:table-cell>
          <table:table-cell office:value-type="float" office:value="0.000652">
            <text:p>0.000652</text:p>
          </table:table-cell>
          <table:table-cell office:value-type="float" office:value="0.027537">
            <text:p>0.027537</text:p>
          </table:table-cell>
          <table:table-cell office:value-type="float" office:value="0.062476">
            <text:p>0.062476</text:p>
          </table:table-cell>
        </table:table-row>
        <table:table-row table:style-name="ro1">
          <table:table-cell office:value-type="float" office:value="760">
            <text:p>760.000000</text:p>
          </table:table-cell>
          <table:table-cell table:number-columns-repeated="5" office:value-type="float" office:value="0">
            <text:p>0.0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11/21/2014</text:date>, <text:time>12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4S</meta:editing-duration>
    <meta:editing-cycles>3</meta:editing-cycles>
    <meta:generator>OpenOffice/4.1.1$Win32 OpenOffice.org_project/411m6$Build-9775</meta:generator>
    <dc:date>2014-11-21T12:19:32</dc:date>
    <dc:creator>Liam Moynihan</dc:creator>
    <meta:document-statistic meta:table-count="3" meta:cell-count="2406" meta:object-count="0"/>
    <meta:user-defined meta:name="Info 1"/>
    <meta:user-defined meta:name="Info 2"/>
    <meta:user-defined meta:name="Info 3"/>
    <meta:user-defined meta:name="Info 4"/>
  </office:meta>
</office:document-meta>
</file>